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I" table:style-name="ta1">
        <table:shapes>
          <draw:frame draw:z-index="0" draw:style-name="gr1" draw:text-style-name="P1" svg:width="6.2988in" svg:height="3.5429in" svg:x="7.1508in" svg:y="0.0394in">
            <draw:object draw:notify-on-update-of-ranges="MPI.H1:MPI.H3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68360664" calcext:value-type="float">
            <text:p>0.0683606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00034" calcext:value-type="float">
            <text:p>0.0020000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687801" calcext:value-type="float">
            <text:p>0.0066878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68361" calcext:value-type="float">
            <text:p>0.0031683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59143" calcext:value-type="float">
            <text:p>0.0023591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82129" calcext:value-type="float">
            <text:p>0.0024821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31295" calcext:value-type="float">
            <text:p>0.0025312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824823" calcext:value-type="float">
            <text:p>0.0068248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3504" calcext:value-type="float">
            <text:p>0.002235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7978" calcext:value-type="float">
            <text:p>0.001979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04774" calcext:value-type="float">
            <text:p>0.0019047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30186" calcext:value-type="float">
            <text:p>0.0026301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754652" calcext:value-type="float">
            <text:p>0.0077546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21413" calcext:value-type="float">
            <text:p>0.0021214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55433" calcext:value-type="float">
            <text:p>0.0022554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96498" calcext:value-type="float">
            <text:p>0.0022964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90134" calcext:value-type="float">
            <text:p>0.0021901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802212" calcext:value-type="float">
            <text:p>0.0078022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6054" calcext:value-type="float">
            <text:p>0.00236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04617" calcext:value-type="float">
            <text:p>0.0017046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87175" calcext:value-type="float">
            <text:p>0.0018871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03648" calcext:value-type="float">
            <text:p>0.0018036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542237" calcext:value-type="float">
            <text:p>0.0095422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80531" calcext:value-type="float">
            <text:p>0.0017805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35014" calcext:value-type="float">
            <text:p>0.0019350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70064" calcext:value-type="float">
            <text:p>0.0018700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153343" calcext:value-type="float">
            <text:p>0.0071533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47227" calcext:value-type="float">
            <text:p>0.0018472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11749" calcext:value-type="float">
            <text:p>0.0026117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24835" calcext:value-type="float">
            <text:p>0.0021248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4205" calcext:value-type="float">
            <text:p>0.001742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686088" calcext:value-type="float">
            <text:p>0.0086860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801654" calcext:value-type="float">
            <text:p>0.0078016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234513" calcext:value-type="float">
            <text:p>0.0082345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1594" calcext:value-type="float">
            <text:p>0.001815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13635" calcext:value-type="float">
            <text:p>0.0018136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062029" calcext:value-type="float">
            <text:p>0.0090620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27943" calcext:value-type="float">
            <text:p>0.0017279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46311" calcext:value-type="float">
            <text:p>0.0017463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55371" calcext:value-type="float">
            <text:p>0.0031553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957466" calcext:value-type="float">
            <text:p>0.0039574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15268" calcext:value-type="float">
            <text:p>0.0021152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039316" calcext:value-type="float">
            <text:p>0.0040393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39894" calcext:value-type="float">
            <text:p>0.0018398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784177" calcext:value-type="float">
            <text:p>0.0067841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5924" calcext:value-type="float">
            <text:p>0.001859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78148" calcext:value-type="float">
            <text:p>0.0016781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62102" calcext:value-type="float">
            <text:p>0.0018621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606684" calcext:value-type="float">
            <text:p>0.0046066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99737" calcext:value-type="float">
            <text:p>0.0017997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3799" calcext:value-type="float">
            <text:p>0.003237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104912" calcext:value-type="float">
            <text:p>0.0051049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753881" calcext:value-type="float">
            <text:p>0.017538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436661" calcext:value-type="float">
            <text:p>0.0064366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1594" calcext:value-type="float">
            <text:p>0.001815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135272" calcext:value-type="float">
            <text:p>0.0081352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40374" calcext:value-type="float">
            <text:p>0.0025403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17196" calcext:value-type="float">
            <text:p>0.0026171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957324" calcext:value-type="float">
            <text:p>0.0079573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72866" calcext:value-type="float">
            <text:p>0.0027728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39248" calcext:value-type="float">
            <text:p>0.0024392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09967" calcext:value-type="float">
            <text:p>0.0030099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208918" calcext:value-type="float">
            <text:p>0.0062089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969" calcext:value-type="float">
            <text:p>0.00209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08955" calcext:value-type="float">
            <text:p>0.0026089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635874" calcext:value-type="float">
            <text:p>0.0086358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41072" calcext:value-type="float">
            <text:p>0.0017410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47795" calcext:value-type="float">
            <text:p>0.0019477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634843" calcext:value-type="float">
            <text:p>0.0096348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73199" calcext:value-type="float">
            <text:p>0.0017731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29662" calcext:value-type="float">
            <text:p>0.0022296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623512" calcext:value-type="float">
            <text:p>0.0086235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94656" calcext:value-type="float">
            <text:p>0.0019946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7587" calcext:value-type="float">
            <text:p>0.001975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649439" calcext:value-type="float">
            <text:p>0.00964943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84722" calcext:value-type="float">
            <text:p>0.0017847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27742" calcext:value-type="float">
            <text:p>0.0018277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586029" calcext:value-type="float">
            <text:p>0.0055860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798181" calcext:value-type="float">
            <text:p>0.0047981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19649" calcext:value-type="float">
            <text:p>0.0019196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05638" calcext:value-type="float">
            <text:p>0.0030056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303427" calcext:value-type="float">
            <text:p>0.0073034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32045" calcext:value-type="float">
            <text:p>0.0031320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79788" calcext:value-type="float">
            <text:p>0.0028797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4487" calcext:value-type="float">
            <text:p>0.002844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042476" calcext:value-type="float">
            <text:p>0.0050424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134314" calcext:value-type="float">
            <text:p>0.0051343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24346" calcext:value-type="float">
            <text:p>0.0021243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27664" calcext:value-type="float">
            <text:p>0.0017276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011169" calcext:value-type="float">
            <text:p>0.0080111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64381" calcext:value-type="float">
            <text:p>0.0023643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67541" calcext:value-type="float">
            <text:p>0.0025675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35389" calcext:value-type="float">
            <text:p>0.0030353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51408" calcext:value-type="float">
            <text:p>0.0025514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76134" calcext:value-type="float">
            <text:p>0.006761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29401" calcext:value-type="float">
            <text:p>0.0024294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74725" calcext:value-type="float">
            <text:p>0.0032747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40531" calcext:value-type="float">
            <text:p>0.0027405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658538" calcext:value-type="float">
            <text:p>0.0066585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168239" calcext:value-type="float">
            <text:p>0.00416823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76149" calcext:value-type="float">
            <text:p>0.0019761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57833" calcext:value-type="float">
            <text:p>0.0025578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608374" calcext:value-type="float">
            <text:p>0.0096083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43491" calcext:value-type="float">
            <text:p>0.0022434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37746" calcext:value-type="float">
            <text:p>0.0028377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07899" calcext:value-type="float">
            <text:p>0.0025078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69758" calcext:value-type="float">
            <text:p>0.0031697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281008" calcext:value-type="float">
            <text:p>0.0072810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7332" calcext:value-type="float">
            <text:p>0.002373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70527" calcext:value-type="float">
            <text:p>0.0023705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700841" calcext:value-type="float">
            <text:p>0.0097008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87463" calcext:value-type="float">
            <text:p>0.0027874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8088" calcext:value-type="float">
            <text:p>0.001780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35459" calcext:value-type="float">
            <text:p>0.0022354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593049" calcext:value-type="float">
            <text:p>0.0035930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790429" calcext:value-type="float">
            <text:p>0.0047904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83019" calcext:value-type="float">
            <text:p>0.0022830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85019" calcext:value-type="float">
            <text:p>0.0019850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93424" calcext:value-type="float">
            <text:p>0.0030934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77852" calcext:value-type="float">
            <text:p>0.006778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41431" calcext:value-type="float">
            <text:p>0.0018414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6796" calcext:value-type="float">
            <text:p>0.001767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69156" calcext:value-type="float">
            <text:p>0.0026691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37419" calcext:value-type="float">
            <text:p>0.008374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52246" calcext:value-type="float">
            <text:p>0.0017522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39397" calcext:value-type="float">
            <text:p>0.0017393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97842" calcext:value-type="float">
            <text:p>0.0016978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77091" calcext:value-type="float">
            <text:p>0.0023770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28658" calcext:value-type="float">
            <text:p>0.0027286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338365" calcext:value-type="float">
            <text:p>0.0043383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17188" calcext:value-type="float">
            <text:p>0.0017171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62679" calcext:value-type="float">
            <text:p>0.0020626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57449" calcext:value-type="float">
            <text:p>0.0029574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421925" calcext:value-type="float">
            <text:p>0.0064219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41421" calcext:value-type="float">
            <text:p>0.0025414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35869" calcext:value-type="float">
            <text:p>0.0021358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47646" calcext:value-type="float">
            <text:p>0.0018476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92351" calcext:value-type="float">
            <text:p>0.0019923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321866" calcext:value-type="float">
            <text:p>0.0033218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67104" calcext:value-type="float">
            <text:p>0.0023671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86781" calcext:value-type="float">
            <text:p>0.0029867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68449" calcext:value-type="float">
            <text:p>0.0017684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3821" calcext:value-type="float">
            <text:p>0.001738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51783" calcext:value-type="float">
            <text:p>0.0020517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432434" calcext:value-type="float">
            <text:p>0.0084324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61405" calcext:value-type="float">
            <text:p>0.00186140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39728" calcext:value-type="float">
            <text:p>0.0023397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6343" calcext:value-type="float">
            <text:p>0.001863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03804" calcext:value-type="float">
            <text:p>0.0028038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806702" calcext:value-type="float">
            <text:p>0.0048067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7504" calcext:value-type="float">
            <text:p>0.002875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63648" calcext:value-type="float">
            <text:p>0.0019636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11601" calcext:value-type="float">
            <text:p>0.0017116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17275" calcext:value-type="float">
            <text:p>0.0019172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643646" calcext:value-type="float">
            <text:p>0.0056436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2047" calcext:value-type="float">
            <text:p>0.001720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64878" calcext:value-type="float">
            <text:p>0.0024648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66494" calcext:value-type="float">
            <text:p>0.0017664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36376" calcext:value-type="float">
            <text:p>0.0023363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211765" calcext:value-type="float">
            <text:p>0.0052117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51478" calcext:value-type="float">
            <text:p>0.0025514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36943" calcext:value-type="float">
            <text:p>0.0024369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39134" calcext:value-type="float">
            <text:p>0.0027391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483523" calcext:value-type="float">
            <text:p>0.0064835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64276" calcext:value-type="float">
            <text:p>0.0027642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64704" calcext:value-type="float">
            <text:p>0.0020647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22076" calcext:value-type="float">
            <text:p>0.0017220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05595" calcext:value-type="float">
            <text:p>0.0017055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859866" calcext:value-type="float">
            <text:p>0.0058598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4858" calcext:value-type="float">
            <text:p>0.002148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38593" calcext:value-type="float">
            <text:p>0.0021385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94769" calcext:value-type="float">
            <text:p>0.0016947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00365" calcext:value-type="float">
            <text:p>0.0026003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807487" calcext:value-type="float">
            <text:p>0.0058074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66197" calcext:value-type="float">
            <text:p>0.0023661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63115" calcext:value-type="float">
            <text:p>0.0022631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83298" calcext:value-type="float">
            <text:p>0.0022832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17982" calcext:value-type="float">
            <text:p>0.0028179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5942" calcext:value-type="float">
            <text:p>0.00559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43831" calcext:value-type="float">
            <text:p>0.0021438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21744" calcext:value-type="float">
            <text:p>0.0019217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48694" calcext:value-type="float">
            <text:p>0.0018486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75364" calcext:value-type="float">
            <text:p>0.0017753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15284" calcext:value-type="float">
            <text:p>0.00311528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608168" calcext:value-type="float">
            <text:p>0.0056081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72168" calcext:value-type="float">
            <text:p>0.0019721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03796" calcext:value-type="float">
            <text:p>0.0019037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5236" calcext:value-type="float">
            <text:p>0.002252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7462" calcext:value-type="float">
            <text:p>0.002874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121726" calcext:value-type="float">
            <text:p>0.0041217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88048" calcext:value-type="float">
            <text:p>0.0022880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14464" calcext:value-type="float">
            <text:p>0.0025144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04564" calcext:value-type="float">
            <text:p>0.0027045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308508" calcext:value-type="float">
            <text:p>0.0063085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94454" calcext:value-type="float">
            <text:p>0.0028944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19571" calcext:value-type="float">
            <text:p>0.0018195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5456" calcext:value-type="float">
            <text:p>0.001854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1249" calcext:value-type="float">
            <text:p>0.002312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09997" calcext:value-type="float">
            <text:p>0.006099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58253" calcext:value-type="float">
            <text:p>0.0017582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91723" calcext:value-type="float">
            <text:p>0.0019917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2013" calcext:value-type="float">
            <text:p>0.001820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396032" calcext:value-type="float">
            <text:p>0.0073960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47515" calcext:value-type="float">
            <text:p>0.0027475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73338" calcext:value-type="float">
            <text:p>0.0017733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50012" calcext:value-type="float">
            <text:p>0.0017500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750674" calcext:value-type="float">
            <text:p>0.0037506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552054" calcext:value-type="float">
            <text:p>0.003552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56358" calcext:value-type="float">
            <text:p>0.0024563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50536" calcext:value-type="float">
            <text:p>0.0021505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43334" calcext:value-type="float">
            <text:p>0.0020433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359193" calcext:value-type="float">
            <text:p>0.0053591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58147" calcext:value-type="float">
            <text:p>0.0029581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36663" calcext:value-type="float">
            <text:p>0.0032366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52525" calcext:value-type="float">
            <text:p>0.0025525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677344" calcext:value-type="float">
            <text:p>0.0036773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489056" calcext:value-type="float">
            <text:p>0.0074890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0638" calcext:value-type="float">
            <text:p>0.002706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579989" calcext:value-type="float">
            <text:p>0.0035799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91434" calcext:value-type="float">
            <text:p>0.0026914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267549" calcext:value-type="float">
            <text:p>0.0042675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325148" calcext:value-type="float">
            <text:p>0.0033251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89593" calcext:value-type="float">
            <text:p>0.0023895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69227" calcext:value-type="float">
            <text:p>0.0018692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323961" calcext:value-type="float">
            <text:p>0.0033239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109398" calcext:value-type="float">
            <text:p>0.0061093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43691" calcext:value-type="float">
            <text:p>0.0029436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44555" calcext:value-type="float">
            <text:p>0.0032445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7744" calcext:value-type="float">
            <text:p>0.003177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057126" calcext:value-type="float">
            <text:p>0.0040571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18689" calcext:value-type="float">
            <text:p>0.0021186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03543" calcext:value-type="float">
            <text:p>0.0022035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993223" calcext:value-type="float">
            <text:p>0.0039932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879769" calcext:value-type="float">
            <text:p>0.0058797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15145" calcext:value-type="float">
            <text:p>0.0023151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26092" calcext:value-type="float">
            <text:p>0.0021260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20767" calcext:value-type="float">
            <text:p>0.0019207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22487" calcext:value-type="float">
            <text:p>0.0024224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979918" calcext:value-type="float">
            <text:p>0.0059799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15765" calcext:value-type="float">
            <text:p>0.0022157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68554" calcext:value-type="float">
            <text:p>0.0021685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581944" calcext:value-type="float">
            <text:p>0.0035819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489478" calcext:value-type="float">
            <text:p>0.0034894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11163" calcext:value-type="float">
            <text:p>0.00311116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28340379" calcext:value-type="float">
            <text:p>0.0283403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42469" calcext:value-type="float">
            <text:p>0.0025424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22270439" calcext:value-type="float">
            <text:p>0.02227043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47428" calcext:value-type="float">
            <text:p>0.0025474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26671" calcext:value-type="float">
            <text:p>0.008266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846493" calcext:value-type="float">
            <text:p>0.0038464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5207955" calcext:value-type="float">
            <text:p>0.0152079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0130698" calcext:value-type="float">
            <text:p>0.0101306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76917" calcext:value-type="float">
            <text:p>0.0027769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58619" calcext:value-type="float">
            <text:p>0.0019586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513345" calcext:value-type="float">
            <text:p>0.0065133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33146" calcext:value-type="float">
            <text:p>0.0029331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824562" calcext:value-type="float">
            <text:p>0.0078245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36978" calcext:value-type="float">
            <text:p>0.0028369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38331" calcext:value-type="float">
            <text:p>0.0031383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03937" calcext:value-type="float">
            <text:p>0.003039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989032" calcext:value-type="float">
            <text:p>0.0079890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73967" calcext:value-type="float">
            <text:p>0.0025739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930771" calcext:value-type="float">
            <text:p>0.0029307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872945" calcext:value-type="float">
            <text:p>0.0028729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705348" calcext:value-type="float">
            <text:p>0.0077053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7399069" calcext:value-type="float">
            <text:p>0.0173990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020671" calcext:value-type="float">
            <text:p>0.0040206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62041" calcext:value-type="float">
            <text:p>0.0019620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084065" calcext:value-type="float">
            <text:p>0.0070840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25779" calcext:value-type="float">
            <text:p>0.0017257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56167" calcext:value-type="float">
            <text:p>0.0018561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09995" calcext:value-type="float">
            <text:p>0.0017099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22382" calcext:value-type="float">
            <text:p>0.0020223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648047" calcext:value-type="float">
            <text:p>0.0056480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94561" calcext:value-type="float">
            <text:p>0.0016945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97843" calcext:value-type="float">
            <text:p>0.0016978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92553" calcext:value-type="float">
            <text:p>0.0018925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841602" calcext:value-type="float">
            <text:p>0.0078416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67752" calcext:value-type="float">
            <text:p>0.0017677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98332" calcext:value-type="float">
            <text:p>0.0016983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05603" calcext:value-type="float">
            <text:p>0.0018056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175956" calcext:value-type="float">
            <text:p>0.0061759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76909" calcext:value-type="float">
            <text:p>0.0018769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78306" calcext:value-type="float">
            <text:p>0.0018783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68161" calcext:value-type="float">
            <text:p>0.0016681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602475" calcext:value-type="float">
            <text:p>0.0076024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58114" calcext:value-type="float">
            <text:p>0.00175811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14045" calcext:value-type="float">
            <text:p>0.00171404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65586" calcext:value-type="float">
            <text:p>0.0017655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460617" calcext:value-type="float">
            <text:p>0.0064606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31496" calcext:value-type="float">
            <text:p>0.0024314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74464" calcext:value-type="float">
            <text:p>0.0026744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67446" calcext:value-type="float">
            <text:p>0.0022674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40715" calcext:value-type="float">
            <text:p>0.0016407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341472" calcext:value-type="float">
            <text:p>0.0063414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72998" calcext:value-type="float">
            <text:p>0.0026729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18297" calcext:value-type="float">
            <text:p>0.0024182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62085" calcext:value-type="float">
            <text:p>0.0024620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95277" calcext:value-type="float">
            <text:p>0.0018952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13936" calcext:value-type="float">
            <text:p>0.00613936</text:p>
          </table:table-cell>
        </table:table-row>
      </table:table>
      <table:table table:name="MPI_VECTORIZED" table:style-name="ta1">
        <table:shapes>
          <draw:frame draw:z-index="0" draw:style-name="gr1" draw:text-style-name="P1" svg:width="6.2988in" svg:height="3.5429in" svg:x="7.1508in" svg:y="0.0394in">
            <draw:object draw:notify-on-update-of-ranges="MPI_VECTORIZED.H1:MPI_VECTORIZED.H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88237554" calcext:value-type="float">
            <text:p>0.0882375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698156" calcext:value-type="float">
            <text:p>0.0046981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892617" calcext:value-type="float">
            <text:p>0.0058926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738496" calcext:value-type="float">
            <text:p>0.00873849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434234" calcext:value-type="float">
            <text:p>0.0044342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73179" calcext:value-type="float">
            <text:p>0.0013731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0978869" calcext:value-type="float">
            <text:p>0.0109788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147501" calcext:value-type="float">
            <text:p>0.0051475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33671" calcext:value-type="float">
            <text:p>0.0008336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81201" calcext:value-type="float">
            <text:p>0.0012812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19843" calcext:value-type="float">
            <text:p>0.0008198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611402" calcext:value-type="float">
            <text:p>0.0066114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307069" calcext:value-type="float">
            <text:p>0.0023070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67024" calcext:value-type="float">
            <text:p>0.0012670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415083" calcext:value-type="float">
            <text:p>0.0064150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580071" calcext:value-type="float">
            <text:p>0.0025800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89153" calcext:value-type="float">
            <text:p>0.0011891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12012" calcext:value-type="float">
            <text:p>0.0007120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45903" calcext:value-type="float">
            <text:p>0.0009459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23604" calcext:value-type="float">
            <text:p>0.0007236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95907" calcext:value-type="float">
            <text:p>0.0009959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99101" calcext:value-type="float">
            <text:p>0.0007991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89742" calcext:value-type="float">
            <text:p>0.0007897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36954" calcext:value-type="float">
            <text:p>0.0008369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58394" calcext:value-type="float">
            <text:p>0.0008583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724779" calcext:value-type="float">
            <text:p>0.0077247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96643" calcext:value-type="float">
            <text:p>0.0027966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83646" calcext:value-type="float">
            <text:p>0.0012836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69798" calcext:value-type="float">
            <text:p>0.0010697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64779" calcext:value-type="float">
            <text:p>0.00116477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02583" calcext:value-type="float">
            <text:p>0.0007025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2098" calcext:value-type="float">
            <text:p>0.001020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95389" calcext:value-type="float">
            <text:p>0.0006953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260209" calcext:value-type="float">
            <text:p>0.0072602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57475" calcext:value-type="float">
            <text:p>0.004574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194824" calcext:value-type="float">
            <text:p>0.0041948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6592408" calcext:value-type="float">
            <text:p>0.0165924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41253" calcext:value-type="float">
            <text:p>0.0012412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922522" calcext:value-type="float">
            <text:p>0.0089225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255389" calcext:value-type="float">
            <text:p>0.0022553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24211" calcext:value-type="float">
            <text:p>0.0019242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52766" calcext:value-type="float">
            <text:p>0.0011527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51927" calcext:value-type="float">
            <text:p>0.0018519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9547026" calcext:value-type="float">
            <text:p>0.0095470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84502" calcext:value-type="float">
            <text:p>0.0021845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48417" calcext:value-type="float">
            <text:p>0.0009484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52061" calcext:value-type="float">
            <text:p>0.001520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47059" calcext:value-type="float">
            <text:p>0.00204705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732951" calcext:value-type="float">
            <text:p>0.0077329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43754" calcext:value-type="float">
            <text:p>0.0032437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78976" calcext:value-type="float">
            <text:p>0.0013789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53206" calcext:value-type="float">
            <text:p>0.0013532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04735" calcext:value-type="float">
            <text:p>0.0027047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139052" calcext:value-type="float">
            <text:p>0.0051390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600495" calcext:value-type="float">
            <text:p>0.0086004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80492" calcext:value-type="float">
            <text:p>0.00188049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89591" calcext:value-type="float">
            <text:p>0.0020895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0106648" calcext:value-type="float">
            <text:p>0.0101066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01773" calcext:value-type="float">
            <text:p>0.0017017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52598" calcext:value-type="float">
            <text:p>0.0008525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36744" calcext:value-type="float">
            <text:p>0.0008367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54264" calcext:value-type="float">
            <text:p>0.0007542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48677" calcext:value-type="float">
            <text:p>0.0007486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27895" calcext:value-type="float">
            <text:p>0.0010278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645262" calcext:value-type="float">
            <text:p>0.0086452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870435" calcext:value-type="float">
            <text:p>0.0018704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96336" calcext:value-type="float">
            <text:p>0.0010963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34589" calcext:value-type="float">
            <text:p>0.0009345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04428" calcext:value-type="float">
            <text:p>0.00100442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61626" calcext:value-type="float">
            <text:p>0.0010616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11272" calcext:value-type="float">
            <text:p>0.0010112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81311" calcext:value-type="float">
            <text:p>0.0009813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1610916" calcext:value-type="float">
            <text:p>0.0116109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25041074" calcext:value-type="float">
            <text:p>0.0250410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19424" calcext:value-type="float">
            <text:p>0.0008194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482941" calcext:value-type="float">
            <text:p>0.0054829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8221547" calcext:value-type="float">
            <text:p>0.0082215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06194" calcext:value-type="float">
            <text:p>0.0012061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37412" calcext:value-type="float">
            <text:p>0.0012374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74853" calcext:value-type="float">
            <text:p>0.0027748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97202" calcext:value-type="float">
            <text:p>0.0027972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00108" calcext:value-type="float">
            <text:p>0.0011001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30517" calcext:value-type="float">
            <text:p>0.0014305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72441" calcext:value-type="float">
            <text:p>0.0009724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02723" calcext:value-type="float">
            <text:p>0.0007027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71075" calcext:value-type="float">
            <text:p>0.0012710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82149" calcext:value-type="float">
            <text:p>0.0009821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62424" calcext:value-type="float">
            <text:p>0.0013624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12360989" calcext:value-type="float">
            <text:p>0.0123609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50203" calcext:value-type="float">
            <text:p>0.0013502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08788" calcext:value-type="float">
            <text:p>0.0013087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639058" calcext:value-type="float">
            <text:p>0.0016390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36325" calcext:value-type="float">
            <text:p>0.0008363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50313" calcext:value-type="float">
            <text:p>0.00105031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34948" calcext:value-type="float">
            <text:p>0.0010349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95578" calcext:value-type="float">
            <text:p>0.0011955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73499" calcext:value-type="float">
            <text:p>0.0010734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84783" calcext:value-type="float">
            <text:p>0.0014847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38327" calcext:value-type="float">
            <text:p>0.0027383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86449" calcext:value-type="float">
            <text:p>0.0013864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65557" calcext:value-type="float">
            <text:p>0.0012655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00177" calcext:value-type="float">
            <text:p>0.0011001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88525" calcext:value-type="float">
            <text:p>0.0011885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46491" calcext:value-type="float">
            <text:p>0.00124649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545138" calcext:value-type="float">
            <text:p>0.0045451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15762" calcext:value-type="float">
            <text:p>0.0012157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52768" calcext:value-type="float">
            <text:p>0.00045276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5235" calcext:value-type="float">
            <text:p>0.0005452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0494" calcext:value-type="float">
            <text:p>0.0004804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715601" calcext:value-type="float">
            <text:p>0.00171560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36236" calcext:value-type="float">
            <text:p>0.0006362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9985" calcext:value-type="float">
            <text:p>0.0005499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7827" calcext:value-type="float">
            <text:p>0.0004878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570266" calcext:value-type="float">
            <text:p>0.0015702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807008" calcext:value-type="float">
            <text:p>0.0038070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93733" calcext:value-type="float">
            <text:p>0.0008937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63183" calcext:value-type="float">
            <text:p>0.0012631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27935" calcext:value-type="float">
            <text:p>0.0007279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576062" calcext:value-type="float">
            <text:p>0.0015760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9509" calcext:value-type="float">
            <text:p>0.000495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81731" calcext:value-type="float">
            <text:p>0.0009817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34389" calcext:value-type="float">
            <text:p>0.0010343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9115" calcext:value-type="float">
            <text:p>0.0005191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78689" calcext:value-type="float">
            <text:p>0.0005786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0822" calcext:value-type="float">
            <text:p>0.0005508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43077" calcext:value-type="float">
            <text:p>0.0027430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28164" calcext:value-type="float">
            <text:p>0.0009281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13049" calcext:value-type="float">
            <text:p>0.0006130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46471" calcext:value-type="float">
            <text:p>0.0010464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7644" calcext:value-type="float">
            <text:p>0.0004676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2952" calcext:value-type="float">
            <text:p>0.0004729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70216" calcext:value-type="float">
            <text:p>0.0010702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74956" calcext:value-type="float">
            <text:p>0.0009749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1611" calcext:value-type="float">
            <text:p>0.0004816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21" calcext:value-type="float">
            <text:p>0.00048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32574" calcext:value-type="float">
            <text:p>0.0010325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716398" calcext:value-type="float">
            <text:p>0.0027163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49954" calcext:value-type="float">
            <text:p>0.0009499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9936" calcext:value-type="float">
            <text:p>0.0004799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1707" calcext:value-type="float">
            <text:p>0.0004617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77142" calcext:value-type="float">
            <text:p>0.0004771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914922" calcext:value-type="float">
            <text:p>0.0019149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8848" calcext:value-type="float">
            <text:p>0.0005088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41683" calcext:value-type="float">
            <text:p>0.00064168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95999" calcext:value-type="float">
            <text:p>0.0004959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1987" calcext:value-type="float">
            <text:p>0.00046198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53166" calcext:value-type="float">
            <text:p>0.0009531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712153" calcext:value-type="float">
            <text:p>0.0057121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8177" calcext:value-type="float">
            <text:p>0.001381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1922" calcext:value-type="float">
            <text:p>0.0005119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478" calcext:value-type="float">
            <text:p>0.000464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1288" calcext:value-type="float">
            <text:p>0.0004612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02532" calcext:value-type="float">
            <text:p>0.0009025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33362" calcext:value-type="float">
            <text:p>0.0005333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07222" calcext:value-type="float">
            <text:p>0.00100722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64948" calcext:value-type="float">
            <text:p>0.0014649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15612" calcext:value-type="float">
            <text:p>0.006156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411242" calcext:value-type="float">
            <text:p>0.0014112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8836" calcext:value-type="float">
            <text:p>0.0005188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71704" calcext:value-type="float">
            <text:p>0.0005717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7339" calcext:value-type="float">
            <text:p>0.0006733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7649" calcext:value-type="float">
            <text:p>0.0005176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4174" calcext:value-type="float">
            <text:p>0.00055417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27126" calcext:value-type="float">
            <text:p>0.0010271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686786" calcext:value-type="float">
            <text:p>0.0026867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5621921" calcext:value-type="float">
            <text:p>0.0056219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58803" calcext:value-type="float">
            <text:p>0.00075880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1172" calcext:value-type="float">
            <text:p>0.0005511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43689" calcext:value-type="float">
            <text:p>0.0004436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23236" calcext:value-type="float">
            <text:p>0.0005232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53546" calcext:value-type="float">
            <text:p>0.0005535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47409" calcext:value-type="float">
            <text:p>0.00134740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8227" calcext:value-type="float">
            <text:p>0.000782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457715" calcext:value-type="float">
            <text:p>0.0074577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88934" calcext:value-type="float">
            <text:p>0.0010889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05225" calcext:value-type="float">
            <text:p>0.0013052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5515" calcext:value-type="float">
            <text:p>0.00054551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1881" calcext:value-type="float">
            <text:p>0.0003818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22946" calcext:value-type="float">
            <text:p>0.0004229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6434" calcext:value-type="float">
            <text:p>0.0003764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6446" calcext:value-type="float">
            <text:p>0.000764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24261" calcext:value-type="float">
            <text:p>0.007242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45264" calcext:value-type="float">
            <text:p>0.0008452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7735" calcext:value-type="float">
            <text:p>0.0003977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2453" calcext:value-type="float">
            <text:p>0.0003724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5049" calcext:value-type="float">
            <text:p>0.0003650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4827" calcext:value-type="float">
            <text:p>0.00037482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7761" calcext:value-type="float">
            <text:p>0.00037776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6237" calcext:value-type="float">
            <text:p>0.0003662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8249" calcext:value-type="float">
            <text:p>0.00037824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204897" calcext:value-type="float">
            <text:p>0.0072048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06044" calcext:value-type="float">
            <text:p>0.00110604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0624" calcext:value-type="float">
            <text:p>0.0003806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77012" calcext:value-type="float">
            <text:p>0.0005770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009736" calcext:value-type="float">
            <text:p>0.0010097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364" calcext:value-type="float">
            <text:p>0.000373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2117" calcext:value-type="float">
            <text:p>0.00036211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6669" calcext:value-type="float">
            <text:p>0.0003566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2126" calcext:value-type="float">
            <text:p>0.0004621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373236" calcext:value-type="float">
            <text:p>0.00337323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405711" calcext:value-type="float">
            <text:p>0.00340571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72721" calcext:value-type="float">
            <text:p>0.0009727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30858" calcext:value-type="float">
            <text:p>0.00063085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98931" calcext:value-type="float">
            <text:p>0.0004989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4034" calcext:value-type="float">
            <text:p>0.0003940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3443" calcext:value-type="float">
            <text:p>0.00036344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2732" calcext:value-type="float">
            <text:p>0.0003727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3653" calcext:value-type="float">
            <text:p>0.0003636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37054" calcext:value-type="float">
            <text:p>0.0004370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502788" calcext:value-type="float">
            <text:p>0.0035027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14635" calcext:value-type="float">
            <text:p>0.00041463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9742" calcext:value-type="float">
            <text:p>0.00035974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15553" calcext:value-type="float">
            <text:p>0.0005155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80224" calcext:value-type="float">
            <text:p>0.00058022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85772" calcext:value-type="float">
            <text:p>0.0008857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2523" calcext:value-type="float">
            <text:p>0.000925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4352" calcext:value-type="float">
            <text:p>0.0003643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7019" calcext:value-type="float">
            <text:p>0.00035701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3862" calcext:value-type="float">
            <text:p>0.00036386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9494" calcext:value-type="float">
            <text:p>0.0003894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5177" calcext:value-type="float">
            <text:p>0.0003751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206" calcext:value-type="float">
            <text:p>0.000352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528629" calcext:value-type="float">
            <text:p>0.0035286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699246" calcext:value-type="float">
            <text:p>0.00369924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46702" calcext:value-type="float">
            <text:p>0.00054670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9729" calcext:value-type="float">
            <text:p>0.00036972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9899" calcext:value-type="float">
            <text:p>0.00039989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8651" calcext:value-type="float">
            <text:p>0.00033865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8765" calcext:value-type="float">
            <text:p>0.0003587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3526" calcext:value-type="float">
            <text:p>0.0003535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8973" calcext:value-type="float">
            <text:p>0.0003589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92406" calcext:value-type="float">
            <text:p>0.0008924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10571" calcext:value-type="float">
            <text:p>0.004105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290616" calcext:value-type="float">
            <text:p>0.00329061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79525" calcext:value-type="float">
            <text:p>0.0012795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2497" calcext:value-type="float">
            <text:p>0.00039249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24882" calcext:value-type="float">
            <text:p>0.0009248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89923" calcext:value-type="float">
            <text:p>0.0004899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9389" calcext:value-type="float">
            <text:p>0.0004693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1907" calcext:value-type="float">
            <text:p>0.0003619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4421" calcext:value-type="float">
            <text:p>0.0003644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120557" calcext:value-type="float">
            <text:p>0.0031205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3429526" calcext:value-type="float">
            <text:p>0.00342952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94971" calcext:value-type="float">
            <text:p>0.00069497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98293" calcext:value-type="float">
            <text:p>0.0003982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632" calcext:value-type="float">
            <text:p>0.000356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130447" calcext:value-type="float">
            <text:p>0.0021304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7831" calcext:value-type="float">
            <text:p>0.00037783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4518" calcext:value-type="float">
            <text:p>0.00050451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427655" calcext:value-type="float">
            <text:p>0.00642765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381" calcext:value-type="float">
            <text:p>0.001138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94253" calcext:value-type="float">
            <text:p>0.00049425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3138" calcext:value-type="float">
            <text:p>0.0003831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48708" calcext:value-type="float">
            <text:p>0.00034870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9423" calcext:value-type="float">
            <text:p>0.00038942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037" calcext:value-type="float">
            <text:p>0.000360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5538" calcext:value-type="float">
            <text:p>0.00036553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958264" calcext:value-type="float">
            <text:p>0.00095826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00667" calcext:value-type="float">
            <text:p>0.0011006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7159082" calcext:value-type="float">
            <text:p>0.00715908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32375" calcext:value-type="float">
            <text:p>0.00043237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8878" calcext:value-type="float">
            <text:p>0.00037887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804" calcext:value-type="float">
            <text:p>0.0003780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05776" calcext:value-type="float">
            <text:p>0.0005057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8834" calcext:value-type="float">
            <text:p>0.00035883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0567" calcext:value-type="float">
            <text:p>0.00037056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08769" calcext:value-type="float">
            <text:p>0.00040876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073876" calcext:value-type="float">
            <text:p>0.00207387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4864933" calcext:value-type="float">
            <text:p>0.0048649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80095" calcext:value-type="float">
            <text:p>0.00068009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04648" calcext:value-type="float">
            <text:p>0.00040464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5888" calcext:value-type="float">
            <text:p>0.00036588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3247" calcext:value-type="float">
            <text:p>0.00035324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185" calcext:value-type="float">
            <text:p>0.0003518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3666" calcext:value-type="float">
            <text:p>0.00035366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065" calcext:value-type="float">
            <text:p>0.0003606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681073" calcext:value-type="float">
            <text:p>0.00068107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80454" calcext:value-type="float">
            <text:p>0.00078045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618706" calcext:value-type="float">
            <text:p>0.0061870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700977" calcext:value-type="float">
            <text:p>0.00070097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87189" calcext:value-type="float">
            <text:p>0.000387189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9532" calcext:value-type="float">
            <text:p>0.00035953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6433" calcext:value-type="float">
            <text:p>0.0003764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05486" calcext:value-type="float">
            <text:p>0.0004054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02593" calcext:value-type="float">
            <text:p>0.00080259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533433" calcext:value-type="float">
            <text:p>0.000533433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2186" calcext:value-type="float">
            <text:p>0.00036218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39907" calcext:value-type="float">
            <text:p>0.00033990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196556" calcext:value-type="float">
            <text:p>0.001196556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200257" calcext:value-type="float">
            <text:p>0.00120025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2463021" calcext:value-type="float">
            <text:p>0.00246302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64012" calcext:value-type="float">
            <text:p>0.00046401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872572" calcext:value-type="float">
            <text:p>0.00087257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442152" calcext:value-type="float">
            <text:p>0.000442152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4841" calcext:value-type="float">
            <text:p>0.000364841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5625" calcext:value-type="float">
            <text:p>0.00035625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1698" calcext:value-type="float">
            <text:p>0.000361698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70637" calcext:value-type="float">
            <text:p>0.000370637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0363094" calcext:value-type="float">
            <text:p>0.000363094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Approx</text:p>
          </table:table-cell>
          <table:table-cell office:value-type="float" office:value="3.14159417152405" calcext:value-type="float">
            <text:p>3.14159417152405</text:p>
          </table:table-cell>
          <table:table-cell office:value-type="string" calcext:value-type="string">
            <text:p>Error</text:p>
          </table:table-cell>
          <table:table-cell office:value-type="float" office:value="0.00000151793426539371" calcext:value-type="float">
            <text:p>1.51793426539371E-06</text:p>
          </table:table-cell>
          <table:table-cell office:value-type="string" calcext:value-type="string">
            <text:p>ElapsedTime</text:p>
          </table:table-cell>
          <table:table-cell office:value-type="float" office:value="0.001399439" calcext:value-type="float">
            <text:p>0.001399439</text:p>
          </table:table-cell>
        </table:table-row>
      </table:table>
      <table:table table:name="VECTORIZED" table:style-name="ta1">
        <table:shapes>
          <draw:frame draw:z-index="0" draw:style-name="gr1" draw:text-style-name="P1" svg:width="6.2988in" svg:height="3.5429in" svg:x="7.1508in" svg:y="0.0394in">
            <draw:object draw:notify-on-update-of-ranges="VECTORIZED.H1:VECTORIZED.H3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839997" calcext:value-type="float">
            <text:p>0.0028399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805776" calcext:value-type="float">
            <text:p>0.0028057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766876" calcext:value-type="float">
            <text:p>0.0027668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656949" calcext:value-type="float">
            <text:p>0.00265694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29295" calcext:value-type="float">
            <text:p>0.002292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842512" calcext:value-type="float">
            <text:p>0.0028425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309711" calcext:value-type="float">
            <text:p>0.0023097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570839" calcext:value-type="float">
            <text:p>0.00257083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880225" calcext:value-type="float">
            <text:p>0.0028802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532287" calcext:value-type="float">
            <text:p>0.0025322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638163" calcext:value-type="float">
            <text:p>0.0026381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3063412" calcext:value-type="float">
            <text:p>0.0030634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465941" calcext:value-type="float">
            <text:p>0.0024659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301331" calcext:value-type="float">
            <text:p>0.0023013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605199" calcext:value-type="float">
            <text:p>0.00260519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321863" calcext:value-type="float">
            <text:p>0.0023218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2359576" calcext:value-type="float">
            <text:p>0.0023595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973576" calcext:value-type="float">
            <text:p>0.0019735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2022" calcext:value-type="float">
            <text:p>0.0010220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0415" calcext:value-type="float">
            <text:p>0.0010204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248" calcext:value-type="float">
            <text:p>0.0011062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1867" calcext:value-type="float">
            <text:p>0.0010186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8517" calcext:value-type="float">
            <text:p>0.00102851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7526" calcext:value-type="float">
            <text:p>0.00103752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1158" calcext:value-type="float">
            <text:p>0.0010411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1324" calcext:value-type="float">
            <text:p>0.0010213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1673" calcext:value-type="float">
            <text:p>0.00102167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16854" calcext:value-type="float">
            <text:p>0.00101685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2324" calcext:value-type="float">
            <text:p>0.0011123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1856" calcext:value-type="float">
            <text:p>0.0010418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1368" calcext:value-type="float">
            <text:p>0.00104136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4536" calcext:value-type="float">
            <text:p>0.00102453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1228" calcext:value-type="float">
            <text:p>0.00104122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6422" calcext:value-type="float">
            <text:p>0.0010264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3558" calcext:value-type="float">
            <text:p>0.0010235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5558" calcext:value-type="float">
            <text:p>0.0010455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0756" calcext:value-type="float">
            <text:p>0.0010807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395" calcext:value-type="float">
            <text:p>0.0010463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6452" calcext:value-type="float">
            <text:p>0.00105645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3563" calcext:value-type="float">
            <text:p>0.0010735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9634" calcext:value-type="float">
            <text:p>0.00102963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307" calcext:value-type="float">
            <text:p>0.0010230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0822" calcext:value-type="float">
            <text:p>0.0010308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4008" calcext:value-type="float">
            <text:p>0.00105400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1603" calcext:value-type="float">
            <text:p>0.0010216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1672" calcext:value-type="float">
            <text:p>0.0010216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0752" calcext:value-type="float">
            <text:p>0.00103075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9347" calcext:value-type="float">
            <text:p>0.00108934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6915" calcext:value-type="float">
            <text:p>0.0010769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9778" calcext:value-type="float">
            <text:p>0.00107977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1468" calcext:value-type="float">
            <text:p>0.00107146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7815" calcext:value-type="float">
            <text:p>0.0011378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3615" calcext:value-type="float">
            <text:p>0.0010336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7819" calcext:value-type="float">
            <text:p>0.0010278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0325" calcext:value-type="float">
            <text:p>0.0010903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303" calcext:value-type="float">
            <text:p>0.001053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2205" calcext:value-type="float">
            <text:p>0.0010422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2986" calcext:value-type="float">
            <text:p>0.0010329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2158" calcext:value-type="float">
            <text:p>0.0011321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294" calcext:value-type="float">
            <text:p>0.001122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4986" calcext:value-type="float">
            <text:p>0.0010549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0891" calcext:value-type="float">
            <text:p>0.0010308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0712" calcext:value-type="float">
            <text:p>0.0010607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4257" calcext:value-type="float">
            <text:p>0.00102425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3349" calcext:value-type="float">
            <text:p>0.00102334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4942" calcext:value-type="float">
            <text:p>0.0010349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437" calcext:value-type="float">
            <text:p>0.0010443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396" calcext:value-type="float">
            <text:p>0.0010463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4641" calcext:value-type="float">
            <text:p>0.0011046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695" calcext:value-type="float">
            <text:p>0.0011116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105" calcext:value-type="float">
            <text:p>0.0011031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0294" calcext:value-type="float">
            <text:p>0.0010602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5501" calcext:value-type="float">
            <text:p>0.00103550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2585" calcext:value-type="float">
            <text:p>0.0010725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7461" calcext:value-type="float">
            <text:p>0.00108746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1211" calcext:value-type="float">
            <text:p>0.0011612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5606" calcext:value-type="float">
            <text:p>0.00111560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1817" calcext:value-type="float">
            <text:p>0.00107181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9901" calcext:value-type="float">
            <text:p>0.00103990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9285" calcext:value-type="float">
            <text:p>0.0010292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7932" calcext:value-type="float">
            <text:p>0.0010479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3558" calcext:value-type="float">
            <text:p>0.0010235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1088" calcext:value-type="float">
            <text:p>0.0010410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6859" calcext:value-type="float">
            <text:p>0.0010668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0481" calcext:value-type="float">
            <text:p>0.00113048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8649" calcext:value-type="float">
            <text:p>0.00108864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1188" calcext:value-type="float">
            <text:p>0.0010711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8827" calcext:value-type="float">
            <text:p>0.00105882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0272" calcext:value-type="float">
            <text:p>0.0011302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0202" calcext:value-type="float">
            <text:p>0.0011302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7308" calcext:value-type="float">
            <text:p>0.00109730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795" calcext:value-type="float">
            <text:p>0.001087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7399" calcext:value-type="float">
            <text:p>0.00102739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6841" calcext:value-type="float">
            <text:p>0.0010268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032" calcext:value-type="float">
            <text:p>0.001040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602" calcext:value-type="float">
            <text:p>0.001066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8713" calcext:value-type="float">
            <text:p>0.0010387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0752" calcext:value-type="float">
            <text:p>0.00103075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8549" calcext:value-type="float">
            <text:p>0.00121854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7766" calcext:value-type="float">
            <text:p>0.00106776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1943" calcext:value-type="float">
            <text:p>0.00108194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5955" calcext:value-type="float">
            <text:p>0.00111595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2643" calcext:value-type="float">
            <text:p>0.00108264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3113" calcext:value-type="float">
            <text:p>0.001043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691" calcext:value-type="float">
            <text:p>0.0010269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27819" calcext:value-type="float">
            <text:p>0.0010278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835" calcext:value-type="float">
            <text:p>0.00111183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2122" calcext:value-type="float">
            <text:p>0.0010521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2572" calcext:value-type="float">
            <text:p>0.0010825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1144" calcext:value-type="float">
            <text:p>0.00105114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5475" calcext:value-type="float">
            <text:p>0.00105547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0809" calcext:value-type="float">
            <text:p>0.00104080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5488" calcext:value-type="float">
            <text:p>0.0010454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2743" calcext:value-type="float">
            <text:p>0.00111274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0687" calcext:value-type="float">
            <text:p>0.0010806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5418" calcext:value-type="float">
            <text:p>0.00104541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6859" calcext:value-type="float">
            <text:p>0.0010668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8255" calcext:value-type="float">
            <text:p>0.00106825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0726" calcext:value-type="float">
            <text:p>0.00105072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9202" calcext:value-type="float">
            <text:p>0.0010392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395" calcext:value-type="float">
            <text:p>0.0010463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454" calcext:value-type="float">
            <text:p>0.0010745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9085" calcext:value-type="float">
            <text:p>0.0011290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9652" calcext:value-type="float">
            <text:p>0.00106965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5989" calcext:value-type="float">
            <text:p>0.0010359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0389" calcext:value-type="float">
            <text:p>0.00104038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18" calcext:value-type="float">
            <text:p>0.001031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4313" calcext:value-type="float">
            <text:p>0.0010343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5964" calcext:value-type="float">
            <text:p>0.00105596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3829" calcext:value-type="float">
            <text:p>0.00108382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4497" calcext:value-type="float">
            <text:p>0.0010544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5697" calcext:value-type="float">
            <text:p>0.0010456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7492" calcext:value-type="float">
            <text:p>0.0011174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7792" calcext:value-type="float">
            <text:p>0.0010477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2066" calcext:value-type="float">
            <text:p>0.00104206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396" calcext:value-type="float">
            <text:p>0.0010463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5488" calcext:value-type="float">
            <text:p>0.0010454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0814" calcext:value-type="float">
            <text:p>0.0010908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6051" calcext:value-type="float">
            <text:p>0.00109605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2542" calcext:value-type="float">
            <text:p>0.0010525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814" calcext:value-type="float">
            <text:p>0.0010468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3476" calcext:value-type="float">
            <text:p>0.0010334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173" calcext:value-type="float">
            <text:p>0.0010317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4231" calcext:value-type="float">
            <text:p>0.0010442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4497" calcext:value-type="float">
            <text:p>0.0010544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2585" calcext:value-type="float">
            <text:p>0.0010725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063" calcext:value-type="float">
            <text:p>0.001070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8317" calcext:value-type="float">
            <text:p>0.00112831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5964" calcext:value-type="float">
            <text:p>0.00105596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6479" calcext:value-type="float">
            <text:p>0.00103647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8923" calcext:value-type="float">
            <text:p>0.0010389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5073" calcext:value-type="float">
            <text:p>0.00109507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2686" calcext:value-type="float">
            <text:p>0.0011026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2547" calcext:value-type="float">
            <text:p>0.00110254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815" calcext:value-type="float">
            <text:p>0.0010468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0948" calcext:value-type="float">
            <text:p>0.0010409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1869" calcext:value-type="float">
            <text:p>0.00103186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8783" calcext:value-type="float">
            <text:p>0.0010387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4986" calcext:value-type="float">
            <text:p>0.0010549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2122" calcext:value-type="float">
            <text:p>0.0010521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7981" calcext:value-type="float">
            <text:p>0.00111798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8858" calcext:value-type="float">
            <text:p>0.0010888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5492" calcext:value-type="float">
            <text:p>0.0010954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4541" calcext:value-type="float">
            <text:p>0.0010745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359" calcext:value-type="float">
            <text:p>0.0010535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5462" calcext:value-type="float">
            <text:p>0.00106546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2765" calcext:value-type="float">
            <text:p>0.00120276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9233" calcext:value-type="float">
            <text:p>0.0010692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2122" calcext:value-type="float">
            <text:p>0.0010521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2039" calcext:value-type="float">
            <text:p>0.00106203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5082" calcext:value-type="float">
            <text:p>0.00103508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6898" calcext:value-type="float">
            <text:p>0.00103689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3393" calcext:value-type="float">
            <text:p>0.0010433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1272" calcext:value-type="float">
            <text:p>0.0010612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032" calcext:value-type="float">
            <text:p>0.001040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0119" calcext:value-type="float">
            <text:p>0.0011401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9002" calcext:value-type="float">
            <text:p>0.00113900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4048" calcext:value-type="float">
            <text:p>0.0011840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6501" calcext:value-type="float">
            <text:p>0.00112650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6444" calcext:value-type="float">
            <text:p>0.00111644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80705" calcext:value-type="float">
            <text:p>0.00128070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6768" calcext:value-type="float">
            <text:p>0.00113676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6628" calcext:value-type="float">
            <text:p>0.00113662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3376" calcext:value-type="float">
            <text:p>0.0011633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532195" calcext:value-type="float">
            <text:p>0.0015321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6741" calcext:value-type="float">
            <text:p>0.00115674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4113" calcext:value-type="float">
            <text:p>0.0011341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5536" calcext:value-type="float">
            <text:p>0.00111553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7793" calcext:value-type="float">
            <text:p>0.0012077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5969" calcext:value-type="float">
            <text:p>0.00110596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2896" calcext:value-type="float">
            <text:p>0.00110289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1556" calcext:value-type="float">
            <text:p>0.0011115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86012" calcext:value-type="float">
            <text:p>0.0012860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8094" calcext:value-type="float">
            <text:p>0.0011380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9133" calcext:value-type="float">
            <text:p>0.00119913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1944" calcext:value-type="float">
            <text:p>0.00124194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4393" calcext:value-type="float">
            <text:p>0.0011343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5266" calcext:value-type="float">
            <text:p>0.00121526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3083" calcext:value-type="float">
            <text:p>0.00117308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4048" calcext:value-type="float">
            <text:p>0.0011840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2415" calcext:value-type="float">
            <text:p>0.0012024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4786" calcext:value-type="float">
            <text:p>0.00115478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0338" calcext:value-type="float">
            <text:p>0.00108033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895" calcext:value-type="float">
            <text:p>0.001178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5951" calcext:value-type="float">
            <text:p>0.00122595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19815" calcext:value-type="float">
            <text:p>0.0013198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11225" calcext:value-type="float">
            <text:p>0.0013112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5667" calcext:value-type="float">
            <text:p>0.00117566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47043" calcext:value-type="float">
            <text:p>0.00124704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35519" calcext:value-type="float">
            <text:p>0.0012355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8129" calcext:value-type="float">
            <text:p>0.00121812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7584" calcext:value-type="float">
            <text:p>0.0012075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88797" calcext:value-type="float">
            <text:p>0.0011887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3114" calcext:value-type="float">
            <text:p>0.0012031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597" calcext:value-type="float">
            <text:p>0.0011065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9373" calcext:value-type="float">
            <text:p>0.00106937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616" calcext:value-type="float">
            <text:p>0.0010661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5524" calcext:value-type="float">
            <text:p>0.0011255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8775" calcext:value-type="float">
            <text:p>0.00109877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76235" calcext:value-type="float">
            <text:p>0.00127623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54995" calcext:value-type="float">
            <text:p>0.0011549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2603" calcext:value-type="float">
            <text:p>0.0011126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9111" calcext:value-type="float">
            <text:p>0.00110911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7156" calcext:value-type="float">
            <text:p>0.0011071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7265" calcext:value-type="float">
            <text:p>0.00107726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2179" calcext:value-type="float">
            <text:p>0.00106217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038" calcext:value-type="float">
            <text:p>0.00110603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795" calcext:value-type="float">
            <text:p>0.001087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3436" calcext:value-type="float">
            <text:p>0.00106343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1678" calcext:value-type="float">
            <text:p>0.00107167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2812" calcext:value-type="float">
            <text:p>0.0011128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8893" calcext:value-type="float">
            <text:p>0.00116889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22032" calcext:value-type="float">
            <text:p>0.00112203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95292" calcext:value-type="float">
            <text:p>0.00119529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4039" calcext:value-type="float">
            <text:p>0.001403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1342" calcext:value-type="float">
            <text:p>0.0012213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3306" calcext:value-type="float">
            <text:p>0.00116330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8142" calcext:value-type="float">
            <text:p>0.00120814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7763" calcext:value-type="float">
            <text:p>0.0011777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1063" calcext:value-type="float">
            <text:p>0.0012210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61151" calcext:value-type="float">
            <text:p>0.00126115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3115" calcext:value-type="float">
            <text:p>0.00120311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6475" calcext:value-type="float">
            <text:p>0.00114647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9613" calcext:value-type="float">
            <text:p>0.00109961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595" calcext:value-type="float">
            <text:p>0.001065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3157" calcext:value-type="float">
            <text:p>0.00106315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4471" calcext:value-type="float">
            <text:p>0.00107447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9303" calcext:value-type="float">
            <text:p>0.0010693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857" calcext:value-type="float">
            <text:p>0.0011485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1329" calcext:value-type="float">
            <text:p>0.00107132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7836" calcext:value-type="float">
            <text:p>0.00106783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2598" calcext:value-type="float">
            <text:p>0.00106259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2703" calcext:value-type="float">
            <text:p>0.0011427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8112" calcext:value-type="float">
            <text:p>0.00117811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54725" calcext:value-type="float">
            <text:p>0.00125472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2158" calcext:value-type="float">
            <text:p>0.0011321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458" calcext:value-type="float">
            <text:p>0.001204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0888" calcext:value-type="float">
            <text:p>0.00114088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7422" calcext:value-type="float">
            <text:p>0.00111742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9172" calcext:value-type="float">
            <text:p>0.0011691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350195" calcext:value-type="float">
            <text:p>0.00135019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93974" calcext:value-type="float">
            <text:p>0.00129397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13101" calcext:value-type="float">
            <text:p>0.00121310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1272" calcext:value-type="float">
            <text:p>0.0010612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4414" calcext:value-type="float">
            <text:p>0.0010644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86414" calcext:value-type="float">
            <text:p>0.0010864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585" calcext:value-type="float">
            <text:p>0.00103585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8762" calcext:value-type="float">
            <text:p>0.00110876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06606" calcext:value-type="float">
            <text:p>0.00120660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9372" calcext:value-type="float">
            <text:p>0.001069372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6758" calcext:value-type="float">
            <text:p>0.00103675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256" calcext:value-type="float">
            <text:p>0.00104625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5531" calcext:value-type="float">
            <text:p>0.0010655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8923" calcext:value-type="float">
            <text:p>0.0010389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6339" calcext:value-type="float">
            <text:p>0.00103633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8339" calcext:value-type="float">
            <text:p>0.00105833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6597" calcext:value-type="float">
            <text:p>0.00110659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03314" calcext:value-type="float">
            <text:p>0.00110331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41516" calcext:value-type="float">
            <text:p>0.00114151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10787" calcext:value-type="float">
            <text:p>0.00111078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52123" calcext:value-type="float">
            <text:p>0.00105212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3118" calcext:value-type="float">
            <text:p>0.0011311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8531" calcext:value-type="float">
            <text:p>0.0011785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637" calcext:value-type="float">
            <text:p>0.0010663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38364" calcext:value-type="float">
            <text:p>0.00103836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3184" calcext:value-type="float">
            <text:p>0.00104318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1717" calcext:value-type="float">
            <text:p>0.00104171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5976" calcext:value-type="float">
            <text:p>0.001045976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7863" calcext:value-type="float">
            <text:p>0.00104786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0319" calcext:value-type="float">
            <text:p>0.001040319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2748" calcext:value-type="float">
            <text:p>0.001162748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99403" calcext:value-type="float">
            <text:p>0.001099403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76994" calcext:value-type="float">
            <text:p>0.00117699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9931" calcext:value-type="float">
            <text:p>0.001069931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7544" calcext:value-type="float">
            <text:p>0.00107754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71957" calcext:value-type="float">
            <text:p>0.00107195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228047" calcext:value-type="float">
            <text:p>0.00122804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160024" calcext:value-type="float">
            <text:p>0.001160024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6637" calcext:value-type="float">
            <text:p>0.00106637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640000" calcext:value-type="float">
            <text:p>640000</text:p>
          </table:table-cell>
          <table:table-cell office:value-type="string" calcext:value-type="string">
            <text:p>PiApprox</text:p>
          </table:table-cell>
          <table:table-cell office:value-type="float" office:value="3.14139890670776" calcext:value-type="float">
            <text:p>3.14139890670776</text:p>
          </table:table-cell>
          <table:table-cell office:value-type="string" calcext:value-type="string">
            <text:p>Error</text:p>
          </table:table-cell>
          <table:table-cell office:value-type="float" office:value="0.000193746876902878" calcext:value-type="float">
            <text:p>0.000193746876902878</text:p>
          </table:table-cell>
          <table:table-cell office:value-type="string" calcext:value-type="string">
            <text:p>ElapsedTime</text:p>
          </table:table-cell>
          <table:table-cell office:value-type="float" office:value="0.001046465" calcext:value-type="float">
            <text:p>0.001046465</text:p>
          </table:table-cell>
        </table:table-row>
      </table:table>
      <table:table table:name="CHUNK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2">
          <table:table-cell table:style-name="ce2" office:value-type="string" calcext:value-type="string">
            <text:p>Trial</text:p>
          </table:table-cell>
          <table:table-cell table:style-name="ce1" office:value-type="string" calcext:value-type="string">
            <text:p>MPI Elapsed Time</text:p>
          </table:table-cell>
          <table:table-cell table:style-name="ce1" office:value-type="string" calcext:value-type="string">
            <text:p>MPI VECTORIZED Elapsed Time</text:p>
          </table:table-cell>
          <table:table-cell table:style-name="ce1" office:value-type="string" calcext:value-type="string">
            <text:p>VECTORIZED Elapsed Time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8360664" calcext:value-type="float">
            <text:p>0.068360664</text:p>
          </table:table-cell>
          <table:table-cell office:value-type="float" office:value="0.088237554" calcext:value-type="float">
            <text:p>0.088237554</text:p>
          </table:table-cell>
          <table:table-cell office:value-type="float" office:value="0.002839997" calcext:value-type="float">
            <text:p>0.00283999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00034" calcext:value-type="float">
            <text:p>0.002000034</text:p>
          </table:table-cell>
          <table:table-cell office:value-type="float" office:value="0.004698156" calcext:value-type="float">
            <text:p>0.004698156</text:p>
          </table:table-cell>
          <table:table-cell office:value-type="float" office:value="0.002805776" calcext:value-type="float">
            <text:p>0.00280577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687801" calcext:value-type="float">
            <text:p>0.006687801</text:p>
          </table:table-cell>
          <table:table-cell office:value-type="float" office:value="0.005892617" calcext:value-type="float">
            <text:p>0.005892617</text:p>
          </table:table-cell>
          <table:table-cell office:value-type="float" office:value="0.002766876" calcext:value-type="float">
            <text:p>0.00276687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168361" calcext:value-type="float">
            <text:p>0.003168361</text:p>
          </table:table-cell>
          <table:table-cell office:value-type="float" office:value="0.008738496" calcext:value-type="float">
            <text:p>0.008738496</text:p>
          </table:table-cell>
          <table:table-cell office:value-type="float" office:value="0.002656949" calcext:value-type="float">
            <text:p>0.00265694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359143" calcext:value-type="float">
            <text:p>0.002359143</text:p>
          </table:table-cell>
          <table:table-cell office:value-type="float" office:value="0.004434234" calcext:value-type="float">
            <text:p>0.004434234</text:p>
          </table:table-cell>
          <table:table-cell office:value-type="float" office:value="0.00229295" calcext:value-type="float">
            <text:p>0.0022929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482129" calcext:value-type="float">
            <text:p>0.002482129</text:p>
          </table:table-cell>
          <table:table-cell office:value-type="float" office:value="0.001373179" calcext:value-type="float">
            <text:p>0.001373179</text:p>
          </table:table-cell>
          <table:table-cell office:value-type="float" office:value="0.002842512" calcext:value-type="float">
            <text:p>0.00284251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531295" calcext:value-type="float">
            <text:p>0.002531295</text:p>
          </table:table-cell>
          <table:table-cell office:value-type="float" office:value="0.010978869" calcext:value-type="float">
            <text:p>0.010978869</text:p>
          </table:table-cell>
          <table:table-cell office:value-type="float" office:value="0.002309711" calcext:value-type="float">
            <text:p>0.00230971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824823" calcext:value-type="float">
            <text:p>0.006824823</text:p>
          </table:table-cell>
          <table:table-cell office:value-type="float" office:value="0.005147501" calcext:value-type="float">
            <text:p>0.005147501</text:p>
          </table:table-cell>
          <table:table-cell office:value-type="float" office:value="0.002570839" calcext:value-type="float">
            <text:p>0.00257083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23504" calcext:value-type="float">
            <text:p>0.00223504</text:p>
          </table:table-cell>
          <table:table-cell office:value-type="float" office:value="0.000833671" calcext:value-type="float">
            <text:p>0.000833671</text:p>
          </table:table-cell>
          <table:table-cell office:value-type="float" office:value="0.002880225" calcext:value-type="float">
            <text:p>0.00288022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97978" calcext:value-type="float">
            <text:p>0.00197978</text:p>
          </table:table-cell>
          <table:table-cell office:value-type="float" office:value="0.001281201" calcext:value-type="float">
            <text:p>0.001281201</text:p>
          </table:table-cell>
          <table:table-cell office:value-type="float" office:value="0.002532287" calcext:value-type="float">
            <text:p>0.00253228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904774" calcext:value-type="float">
            <text:p>0.001904774</text:p>
          </table:table-cell>
          <table:table-cell office:value-type="float" office:value="0.000819843" calcext:value-type="float">
            <text:p>0.000819843</text:p>
          </table:table-cell>
          <table:table-cell office:value-type="float" office:value="0.002638163" calcext:value-type="float">
            <text:p>0.00263816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630186" calcext:value-type="float">
            <text:p>0.002630186</text:p>
          </table:table-cell>
          <table:table-cell office:value-type="float" office:value="0.006611402" calcext:value-type="float">
            <text:p>0.006611402</text:p>
          </table:table-cell>
          <table:table-cell office:value-type="float" office:value="0.003063412" calcext:value-type="float">
            <text:p>0.00306341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754652" calcext:value-type="float">
            <text:p>0.007754652</text:p>
          </table:table-cell>
          <table:table-cell office:value-type="float" office:value="0.002307069" calcext:value-type="float">
            <text:p>0.002307069</text:p>
          </table:table-cell>
          <table:table-cell office:value-type="float" office:value="0.002465941" calcext:value-type="float">
            <text:p>0.00246594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121413" calcext:value-type="float">
            <text:p>0.002121413</text:p>
          </table:table-cell>
          <table:table-cell office:value-type="float" office:value="0.001267024" calcext:value-type="float">
            <text:p>0.001267024</text:p>
          </table:table-cell>
          <table:table-cell office:value-type="float" office:value="0.002301331" calcext:value-type="float">
            <text:p>0.00230133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255433" calcext:value-type="float">
            <text:p>0.002255433</text:p>
          </table:table-cell>
          <table:table-cell office:value-type="float" office:value="0.006415083" calcext:value-type="float">
            <text:p>0.006415083</text:p>
          </table:table-cell>
          <table:table-cell office:value-type="float" office:value="0.002605199" calcext:value-type="float">
            <text:p>0.002605199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296498" calcext:value-type="float">
            <text:p>0.002296498</text:p>
          </table:table-cell>
          <table:table-cell office:value-type="float" office:value="0.002580071" calcext:value-type="float">
            <text:p>0.002580071</text:p>
          </table:table-cell>
          <table:table-cell office:value-type="float" office:value="0.002321863" calcext:value-type="float">
            <text:p>0.00232186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190134" calcext:value-type="float">
            <text:p>0.002190134</text:p>
          </table:table-cell>
          <table:table-cell office:value-type="float" office:value="0.001189153" calcext:value-type="float">
            <text:p>0.001189153</text:p>
          </table:table-cell>
          <table:table-cell office:value-type="float" office:value="0.002359576" calcext:value-type="float">
            <text:p>0.00235957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7802212" calcext:value-type="float">
            <text:p>0.007802212</text:p>
          </table:table-cell>
          <table:table-cell office:value-type="float" office:value="0.000712012" calcext:value-type="float">
            <text:p>0.000712012</text:p>
          </table:table-cell>
          <table:table-cell office:value-type="float" office:value="0.001973576" calcext:value-type="float">
            <text:p>0.00197357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36054" calcext:value-type="float">
            <text:p>0.00236054</text:p>
          </table:table-cell>
          <table:table-cell office:value-type="float" office:value="0.000945903" calcext:value-type="float">
            <text:p>0.000945903</text:p>
          </table:table-cell>
          <table:table-cell office:value-type="float" office:value="0.001022022" calcext:value-type="float">
            <text:p>0.00102202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704617" calcext:value-type="float">
            <text:p>0.001704617</text:p>
          </table:table-cell>
          <table:table-cell office:value-type="float" office:value="0.000723604" calcext:value-type="float">
            <text:p>0.000723604</text:p>
          </table:table-cell>
          <table:table-cell office:value-type="float" office:value="0.001020415" calcext:value-type="float">
            <text:p>0.0010204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87175" calcext:value-type="float">
            <text:p>0.001887175</text:p>
          </table:table-cell>
          <table:table-cell office:value-type="float" office:value="0.000995907" calcext:value-type="float">
            <text:p>0.000995907</text:p>
          </table:table-cell>
          <table:table-cell office:value-type="float" office:value="0.001106248" calcext:value-type="float">
            <text:p>0.00110624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803648" calcext:value-type="float">
            <text:p>0.001803648</text:p>
          </table:table-cell>
          <table:table-cell office:value-type="float" office:value="0.000799101" calcext:value-type="float">
            <text:p>0.000799101</text:p>
          </table:table-cell>
          <table:table-cell office:value-type="float" office:value="0.00101867" calcext:value-type="float">
            <text:p>0.0010186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9542237" calcext:value-type="float">
            <text:p>0.009542237</text:p>
          </table:table-cell>
          <table:table-cell office:value-type="float" office:value="0.000789742" calcext:value-type="float">
            <text:p>0.000789742</text:p>
          </table:table-cell>
          <table:table-cell office:value-type="float" office:value="0.001028517" calcext:value-type="float">
            <text:p>0.00102851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780531" calcext:value-type="float">
            <text:p>0.001780531</text:p>
          </table:table-cell>
          <table:table-cell office:value-type="float" office:value="0.000836954" calcext:value-type="float">
            <text:p>0.000836954</text:p>
          </table:table-cell>
          <table:table-cell office:value-type="float" office:value="0.001037526" calcext:value-type="float">
            <text:p>0.001037526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935014" calcext:value-type="float">
            <text:p>0.001935014</text:p>
          </table:table-cell>
          <table:table-cell office:value-type="float" office:value="0.000858394" calcext:value-type="float">
            <text:p>0.000858394</text:p>
          </table:table-cell>
          <table:table-cell office:value-type="float" office:value="0.001041158" calcext:value-type="float">
            <text:p>0.00104115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870064" calcext:value-type="float">
            <text:p>0.001870064</text:p>
          </table:table-cell>
          <table:table-cell office:value-type="float" office:value="0.007724779" calcext:value-type="float">
            <text:p>0.007724779</text:p>
          </table:table-cell>
          <table:table-cell office:value-type="float" office:value="0.001021324" calcext:value-type="float">
            <text:p>0.00102132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153343" calcext:value-type="float">
            <text:p>0.007153343</text:p>
          </table:table-cell>
          <table:table-cell office:value-type="float" office:value="0.002796643" calcext:value-type="float">
            <text:p>0.002796643</text:p>
          </table:table-cell>
          <table:table-cell office:value-type="float" office:value="0.001021673" calcext:value-type="float">
            <text:p>0.001021673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847227" calcext:value-type="float">
            <text:p>0.001847227</text:p>
          </table:table-cell>
          <table:table-cell office:value-type="float" office:value="0.001283646" calcext:value-type="float">
            <text:p>0.001283646</text:p>
          </table:table-cell>
          <table:table-cell office:value-type="float" office:value="0.001016854" calcext:value-type="float">
            <text:p>0.001016854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611749" calcext:value-type="float">
            <text:p>0.002611749</text:p>
          </table:table-cell>
          <table:table-cell office:value-type="float" office:value="0.001069798" calcext:value-type="float">
            <text:p>0.001069798</text:p>
          </table:table-cell>
          <table:table-cell office:value-type="float" office:value="0.001112324" calcext:value-type="float">
            <text:p>0.00111232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124835" calcext:value-type="float">
            <text:p>0.002124835</text:p>
          </table:table-cell>
          <table:table-cell office:value-type="float" office:value="0.001164779" calcext:value-type="float">
            <text:p>0.001164779</text:p>
          </table:table-cell>
          <table:table-cell office:value-type="float" office:value="0.001041856" calcext:value-type="float">
            <text:p>0.001041856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74205" calcext:value-type="float">
            <text:p>0.00174205</text:p>
          </table:table-cell>
          <table:table-cell office:value-type="float" office:value="0.000702583" calcext:value-type="float">
            <text:p>0.000702583</text:p>
          </table:table-cell>
          <table:table-cell office:value-type="float" office:value="0.001041368" calcext:value-type="float">
            <text:p>0.001041368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8686088" calcext:value-type="float">
            <text:p>0.008686088</text:p>
          </table:table-cell>
          <table:table-cell office:value-type="float" office:value="0.00102098" calcext:value-type="float">
            <text:p>0.00102098</text:p>
          </table:table-cell>
          <table:table-cell office:value-type="float" office:value="0.001024536" calcext:value-type="float">
            <text:p>0.00102453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801654" calcext:value-type="float">
            <text:p>0.007801654</text:p>
          </table:table-cell>
          <table:table-cell office:value-type="float" office:value="0.000695389" calcext:value-type="float">
            <text:p>0.000695389</text:p>
          </table:table-cell>
          <table:table-cell office:value-type="float" office:value="0.001041228" calcext:value-type="float">
            <text:p>0.001041228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234513" calcext:value-type="float">
            <text:p>0.008234513</text:p>
          </table:table-cell>
          <table:table-cell office:value-type="float" office:value="0.007260209" calcext:value-type="float">
            <text:p>0.007260209</text:p>
          </table:table-cell>
          <table:table-cell office:value-type="float" office:value="0.001026422" calcext:value-type="float">
            <text:p>0.001026422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81594" calcext:value-type="float">
            <text:p>0.00181594</text:p>
          </table:table-cell>
          <table:table-cell office:value-type="float" office:value="0.00457475" calcext:value-type="float">
            <text:p>0.00457475</text:p>
          </table:table-cell>
          <table:table-cell office:value-type="float" office:value="0.001023558" calcext:value-type="float">
            <text:p>0.001023558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813635" calcext:value-type="float">
            <text:p>0.001813635</text:p>
          </table:table-cell>
          <table:table-cell office:value-type="float" office:value="0.004194824" calcext:value-type="float">
            <text:p>0.004194824</text:p>
          </table:table-cell>
          <table:table-cell office:value-type="float" office:value="0.001045558" calcext:value-type="float">
            <text:p>0.001045558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9062029" calcext:value-type="float">
            <text:p>0.009062029</text:p>
          </table:table-cell>
          <table:table-cell office:value-type="float" office:value="0.016592408" calcext:value-type="float">
            <text:p>0.016592408</text:p>
          </table:table-cell>
          <table:table-cell office:value-type="float" office:value="0.001080756" calcext:value-type="float">
            <text:p>0.001080756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727943" calcext:value-type="float">
            <text:p>0.001727943</text:p>
          </table:table-cell>
          <table:table-cell office:value-type="float" office:value="0.001241253" calcext:value-type="float">
            <text:p>0.001241253</text:p>
          </table:table-cell>
          <table:table-cell office:value-type="float" office:value="0.001046395" calcext:value-type="float">
            <text:p>0.001046395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746311" calcext:value-type="float">
            <text:p>0.001746311</text:p>
          </table:table-cell>
          <table:table-cell office:value-type="float" office:value="0.008922522" calcext:value-type="float">
            <text:p>0.008922522</text:p>
          </table:table-cell>
          <table:table-cell office:value-type="float" office:value="0.001056452" calcext:value-type="float">
            <text:p>0.001056452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155371" calcext:value-type="float">
            <text:p>0.003155371</text:p>
          </table:table-cell>
          <table:table-cell office:value-type="float" office:value="0.002255389" calcext:value-type="float">
            <text:p>0.002255389</text:p>
          </table:table-cell>
          <table:table-cell office:value-type="float" office:value="0.001073563" calcext:value-type="float">
            <text:p>0.001073563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957466" calcext:value-type="float">
            <text:p>0.003957466</text:p>
          </table:table-cell>
          <table:table-cell office:value-type="float" office:value="0.001924211" calcext:value-type="float">
            <text:p>0.001924211</text:p>
          </table:table-cell>
          <table:table-cell office:value-type="float" office:value="0.001029634" calcext:value-type="float">
            <text:p>0.001029634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115268" calcext:value-type="float">
            <text:p>0.002115268</text:p>
          </table:table-cell>
          <table:table-cell office:value-type="float" office:value="0.001152766" calcext:value-type="float">
            <text:p>0.001152766</text:p>
          </table:table-cell>
          <table:table-cell office:value-type="float" office:value="0.00102307" calcext:value-type="float">
            <text:p>0.00102307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039316" calcext:value-type="float">
            <text:p>0.004039316</text:p>
          </table:table-cell>
          <table:table-cell office:value-type="float" office:value="0.001851927" calcext:value-type="float">
            <text:p>0.001851927</text:p>
          </table:table-cell>
          <table:table-cell office:value-type="float" office:value="0.001030822" calcext:value-type="float">
            <text:p>0.001030822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839894" calcext:value-type="float">
            <text:p>0.001839894</text:p>
          </table:table-cell>
          <table:table-cell office:value-type="float" office:value="0.009547026" calcext:value-type="float">
            <text:p>0.009547026</text:p>
          </table:table-cell>
          <table:table-cell office:value-type="float" office:value="0.001054008" calcext:value-type="float">
            <text:p>0.001054008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784177" calcext:value-type="float">
            <text:p>0.006784177</text:p>
          </table:table-cell>
          <table:table-cell office:value-type="float" office:value="0.002184502" calcext:value-type="float">
            <text:p>0.002184502</text:p>
          </table:table-cell>
          <table:table-cell office:value-type="float" office:value="0.001021603" calcext:value-type="float">
            <text:p>0.001021603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85924" calcext:value-type="float">
            <text:p>0.00185924</text:p>
          </table:table-cell>
          <table:table-cell office:value-type="float" office:value="0.000948417" calcext:value-type="float">
            <text:p>0.000948417</text:p>
          </table:table-cell>
          <table:table-cell office:value-type="float" office:value="0.001021672" calcext:value-type="float">
            <text:p>0.001021672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678148" calcext:value-type="float">
            <text:p>0.001678148</text:p>
          </table:table-cell>
          <table:table-cell office:value-type="float" office:value="0.00152061" calcext:value-type="float">
            <text:p>0.00152061</text:p>
          </table:table-cell>
          <table:table-cell office:value-type="float" office:value="0.001030752" calcext:value-type="float">
            <text:p>0.00103075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862102" calcext:value-type="float">
            <text:p>0.001862102</text:p>
          </table:table-cell>
          <table:table-cell office:value-type="float" office:value="0.002047059" calcext:value-type="float">
            <text:p>0.002047059</text:p>
          </table:table-cell>
          <table:table-cell office:value-type="float" office:value="0.001089347" calcext:value-type="float">
            <text:p>0.001089347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606684" calcext:value-type="float">
            <text:p>0.004606684</text:p>
          </table:table-cell>
          <table:table-cell office:value-type="float" office:value="0.007732951" calcext:value-type="float">
            <text:p>0.007732951</text:p>
          </table:table-cell>
          <table:table-cell office:value-type="float" office:value="0.001076915" calcext:value-type="float">
            <text:p>0.00107691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799737" calcext:value-type="float">
            <text:p>0.001799737</text:p>
          </table:table-cell>
          <table:table-cell office:value-type="float" office:value="0.003243754" calcext:value-type="float">
            <text:p>0.003243754</text:p>
          </table:table-cell>
          <table:table-cell office:value-type="float" office:value="0.001079778" calcext:value-type="float">
            <text:p>0.001079778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23799" calcext:value-type="float">
            <text:p>0.00323799</text:p>
          </table:table-cell>
          <table:table-cell office:value-type="float" office:value="0.001378976" calcext:value-type="float">
            <text:p>0.001378976</text:p>
          </table:table-cell>
          <table:table-cell office:value-type="float" office:value="0.001071468" calcext:value-type="float">
            <text:p>0.001071468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5104912" calcext:value-type="float">
            <text:p>0.005104912</text:p>
          </table:table-cell>
          <table:table-cell office:value-type="float" office:value="0.001353206" calcext:value-type="float">
            <text:p>0.001353206</text:p>
          </table:table-cell>
          <table:table-cell office:value-type="float" office:value="0.001137815" calcext:value-type="float">
            <text:p>0.00113781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753881" calcext:value-type="float">
            <text:p>0.01753881</text:p>
          </table:table-cell>
          <table:table-cell office:value-type="float" office:value="0.002704735" calcext:value-type="float">
            <text:p>0.002704735</text:p>
          </table:table-cell>
          <table:table-cell office:value-type="float" office:value="0.001033615" calcext:value-type="float">
            <text:p>0.001033615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6436661" calcext:value-type="float">
            <text:p>0.006436661</text:p>
          </table:table-cell>
          <table:table-cell office:value-type="float" office:value="0.005139052" calcext:value-type="float">
            <text:p>0.005139052</text:p>
          </table:table-cell>
          <table:table-cell office:value-type="float" office:value="0.001027819" calcext:value-type="float">
            <text:p>0.001027819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81594" calcext:value-type="float">
            <text:p>0.00181594</text:p>
          </table:table-cell>
          <table:table-cell office:value-type="float" office:value="0.008600495" calcext:value-type="float">
            <text:p>0.008600495</text:p>
          </table:table-cell>
          <table:table-cell office:value-type="float" office:value="0.001090325" calcext:value-type="float">
            <text:p>0.001090325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8135272" calcext:value-type="float">
            <text:p>0.008135272</text:p>
          </table:table-cell>
          <table:table-cell office:value-type="float" office:value="0.001880492" calcext:value-type="float">
            <text:p>0.001880492</text:p>
          </table:table-cell>
          <table:table-cell office:value-type="float" office:value="0.00105303" calcext:value-type="float">
            <text:p>0.00105303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540374" calcext:value-type="float">
            <text:p>0.002540374</text:p>
          </table:table-cell>
          <table:table-cell office:value-type="float" office:value="0.002089591" calcext:value-type="float">
            <text:p>0.002089591</text:p>
          </table:table-cell>
          <table:table-cell office:value-type="float" office:value="0.001042205" calcext:value-type="float">
            <text:p>0.001042205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617196" calcext:value-type="float">
            <text:p>0.002617196</text:p>
          </table:table-cell>
          <table:table-cell office:value-type="float" office:value="0.010106648" calcext:value-type="float">
            <text:p>0.010106648</text:p>
          </table:table-cell>
          <table:table-cell office:value-type="float" office:value="0.001032986" calcext:value-type="float">
            <text:p>0.001032986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7957324" calcext:value-type="float">
            <text:p>0.007957324</text:p>
          </table:table-cell>
          <table:table-cell office:value-type="float" office:value="0.001701773" calcext:value-type="float">
            <text:p>0.001701773</text:p>
          </table:table-cell>
          <table:table-cell office:value-type="float" office:value="0.001132158" calcext:value-type="float">
            <text:p>0.001132158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772866" calcext:value-type="float">
            <text:p>0.002772866</text:p>
          </table:table-cell>
          <table:table-cell office:value-type="float" office:value="0.000852598" calcext:value-type="float">
            <text:p>0.000852598</text:p>
          </table:table-cell>
          <table:table-cell office:value-type="float" office:value="0.00112294" calcext:value-type="float">
            <text:p>0.00112294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439248" calcext:value-type="float">
            <text:p>0.002439248</text:p>
          </table:table-cell>
          <table:table-cell office:value-type="float" office:value="0.000836744" calcext:value-type="float">
            <text:p>0.000836744</text:p>
          </table:table-cell>
          <table:table-cell office:value-type="float" office:value="0.001054986" calcext:value-type="float">
            <text:p>0.001054986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009967" calcext:value-type="float">
            <text:p>0.003009967</text:p>
          </table:table-cell>
          <table:table-cell office:value-type="float" office:value="0.000754264" calcext:value-type="float">
            <text:p>0.000754264</text:p>
          </table:table-cell>
          <table:table-cell office:value-type="float" office:value="0.001030891" calcext:value-type="float">
            <text:p>0.00103089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208918" calcext:value-type="float">
            <text:p>0.006208918</text:p>
          </table:table-cell>
          <table:table-cell office:value-type="float" office:value="0.000748677" calcext:value-type="float">
            <text:p>0.000748677</text:p>
          </table:table-cell>
          <table:table-cell office:value-type="float" office:value="0.001060712" calcext:value-type="float">
            <text:p>0.00106071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0969" calcext:value-type="float">
            <text:p>0.0020969</text:p>
          </table:table-cell>
          <table:table-cell office:value-type="float" office:value="0.001027895" calcext:value-type="float">
            <text:p>0.001027895</text:p>
          </table:table-cell>
          <table:table-cell office:value-type="float" office:value="0.001024257" calcext:value-type="float">
            <text:p>0.00102425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608955" calcext:value-type="float">
            <text:p>0.002608955</text:p>
          </table:table-cell>
          <table:table-cell office:value-type="float" office:value="0.008645262" calcext:value-type="float">
            <text:p>0.008645262</text:p>
          </table:table-cell>
          <table:table-cell office:value-type="float" office:value="0.001023349" calcext:value-type="float">
            <text:p>0.001023349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8635874" calcext:value-type="float">
            <text:p>0.008635874</text:p>
          </table:table-cell>
          <table:table-cell office:value-type="float" office:value="0.001870435" calcext:value-type="float">
            <text:p>0.001870435</text:p>
          </table:table-cell>
          <table:table-cell office:value-type="float" office:value="0.001034942" calcext:value-type="float">
            <text:p>0.0010349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741072" calcext:value-type="float">
            <text:p>0.001741072</text:p>
          </table:table-cell>
          <table:table-cell office:value-type="float" office:value="0.001096336" calcext:value-type="float">
            <text:p>0.001096336</text:p>
          </table:table-cell>
          <table:table-cell office:value-type="float" office:value="0.00104437" calcext:value-type="float">
            <text:p>0.00104437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947795" calcext:value-type="float">
            <text:p>0.001947795</text:p>
          </table:table-cell>
          <table:table-cell office:value-type="float" office:value="0.000934589" calcext:value-type="float">
            <text:p>0.000934589</text:p>
          </table:table-cell>
          <table:table-cell office:value-type="float" office:value="0.001046396" calcext:value-type="float">
            <text:p>0.001046396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9634843" calcext:value-type="float">
            <text:p>0.009634843</text:p>
          </table:table-cell>
          <table:table-cell office:value-type="float" office:value="0.001004428" calcext:value-type="float">
            <text:p>0.001004428</text:p>
          </table:table-cell>
          <table:table-cell office:value-type="float" office:value="0.001104641" calcext:value-type="float">
            <text:p>0.001104641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773199" calcext:value-type="float">
            <text:p>0.001773199</text:p>
          </table:table-cell>
          <table:table-cell office:value-type="float" office:value="0.001061626" calcext:value-type="float">
            <text:p>0.001061626</text:p>
          </table:table-cell>
          <table:table-cell office:value-type="float" office:value="0.001111695" calcext:value-type="float">
            <text:p>0.001111695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229662" calcext:value-type="float">
            <text:p>0.002229662</text:p>
          </table:table-cell>
          <table:table-cell office:value-type="float" office:value="0.001011272" calcext:value-type="float">
            <text:p>0.001011272</text:p>
          </table:table-cell>
          <table:table-cell office:value-type="float" office:value="0.001103105" calcext:value-type="float">
            <text:p>0.001103105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8623512" calcext:value-type="float">
            <text:p>0.008623512</text:p>
          </table:table-cell>
          <table:table-cell office:value-type="float" office:value="0.000981311" calcext:value-type="float">
            <text:p>0.000981311</text:p>
          </table:table-cell>
          <table:table-cell office:value-type="float" office:value="0.001060294" calcext:value-type="float">
            <text:p>0.001060294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994656" calcext:value-type="float">
            <text:p>0.001994656</text:p>
          </table:table-cell>
          <table:table-cell office:value-type="float" office:value="0.011610916" calcext:value-type="float">
            <text:p>0.011610916</text:p>
          </table:table-cell>
          <table:table-cell office:value-type="float" office:value="0.001035501" calcext:value-type="float">
            <text:p>0.001035501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97587" calcext:value-type="float">
            <text:p>0.00197587</text:p>
          </table:table-cell>
          <table:table-cell office:value-type="float" office:value="0.025041074" calcext:value-type="float">
            <text:p>0.025041074</text:p>
          </table:table-cell>
          <table:table-cell office:value-type="float" office:value="0.001072585" calcext:value-type="float">
            <text:p>0.001072585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9649439" calcext:value-type="float">
            <text:p>0.009649439</text:p>
          </table:table-cell>
          <table:table-cell office:value-type="float" office:value="0.000819424" calcext:value-type="float">
            <text:p>0.000819424</text:p>
          </table:table-cell>
          <table:table-cell office:value-type="float" office:value="0.001087461" calcext:value-type="float">
            <text:p>0.001087461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784722" calcext:value-type="float">
            <text:p>0.001784722</text:p>
          </table:table-cell>
          <table:table-cell office:value-type="float" office:value="0.005482941" calcext:value-type="float">
            <text:p>0.005482941</text:p>
          </table:table-cell>
          <table:table-cell office:value-type="float" office:value="0.001161211" calcext:value-type="float">
            <text:p>0.001161211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827742" calcext:value-type="float">
            <text:p>0.001827742</text:p>
          </table:table-cell>
          <table:table-cell office:value-type="float" office:value="0.008221547" calcext:value-type="float">
            <text:p>0.008221547</text:p>
          </table:table-cell>
          <table:table-cell office:value-type="float" office:value="0.001115606" calcext:value-type="float">
            <text:p>0.001115606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586029" calcext:value-type="float">
            <text:p>0.005586029</text:p>
          </table:table-cell>
          <table:table-cell office:value-type="float" office:value="0.001206194" calcext:value-type="float">
            <text:p>0.001206194</text:p>
          </table:table-cell>
          <table:table-cell office:value-type="float" office:value="0.001071817" calcext:value-type="float">
            <text:p>0.001071817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4798181" calcext:value-type="float">
            <text:p>0.004798181</text:p>
          </table:table-cell>
          <table:table-cell office:value-type="float" office:value="0.001237412" calcext:value-type="float">
            <text:p>0.001237412</text:p>
          </table:table-cell>
          <table:table-cell office:value-type="float" office:value="0.001039901" calcext:value-type="float">
            <text:p>0.001039901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919649" calcext:value-type="float">
            <text:p>0.001919649</text:p>
          </table:table-cell>
          <table:table-cell office:value-type="float" office:value="0.002774853" calcext:value-type="float">
            <text:p>0.002774853</text:p>
          </table:table-cell>
          <table:table-cell office:value-type="float" office:value="0.001029285" calcext:value-type="float">
            <text:p>0.001029285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005638" calcext:value-type="float">
            <text:p>0.003005638</text:p>
          </table:table-cell>
          <table:table-cell office:value-type="float" office:value="0.002797202" calcext:value-type="float">
            <text:p>0.002797202</text:p>
          </table:table-cell>
          <table:table-cell office:value-type="float" office:value="0.001047932" calcext:value-type="float">
            <text:p>0.001047932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7303427" calcext:value-type="float">
            <text:p>0.007303427</text:p>
          </table:table-cell>
          <table:table-cell office:value-type="float" office:value="0.001100108" calcext:value-type="float">
            <text:p>0.001100108</text:p>
          </table:table-cell>
          <table:table-cell office:value-type="float" office:value="0.001023558" calcext:value-type="float">
            <text:p>0.001023558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132045" calcext:value-type="float">
            <text:p>0.003132045</text:p>
          </table:table-cell>
          <table:table-cell office:value-type="float" office:value="0.001430517" calcext:value-type="float">
            <text:p>0.001430517</text:p>
          </table:table-cell>
          <table:table-cell office:value-type="float" office:value="0.001041088" calcext:value-type="float">
            <text:p>0.001041088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879788" calcext:value-type="float">
            <text:p>0.002879788</text:p>
          </table:table-cell>
          <table:table-cell office:value-type="float" office:value="0.000972441" calcext:value-type="float">
            <text:p>0.000972441</text:p>
          </table:table-cell>
          <table:table-cell office:value-type="float" office:value="0.001066859" calcext:value-type="float">
            <text:p>0.001066859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84487" calcext:value-type="float">
            <text:p>0.00284487</text:p>
          </table:table-cell>
          <table:table-cell office:value-type="float" office:value="0.000702723" calcext:value-type="float">
            <text:p>0.000702723</text:p>
          </table:table-cell>
          <table:table-cell office:value-type="float" office:value="0.001130481" calcext:value-type="float">
            <text:p>0.001130481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042476" calcext:value-type="float">
            <text:p>0.005042476</text:p>
          </table:table-cell>
          <table:table-cell office:value-type="float" office:value="0.001271075" calcext:value-type="float">
            <text:p>0.001271075</text:p>
          </table:table-cell>
          <table:table-cell office:value-type="float" office:value="0.001088649" calcext:value-type="float">
            <text:p>0.001088649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134314" calcext:value-type="float">
            <text:p>0.005134314</text:p>
          </table:table-cell>
          <table:table-cell office:value-type="float" office:value="0.000982149" calcext:value-type="float">
            <text:p>0.000982149</text:p>
          </table:table-cell>
          <table:table-cell office:value-type="float" office:value="0.001071188" calcext:value-type="float">
            <text:p>0.00107118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124346" calcext:value-type="float">
            <text:p>0.002124346</text:p>
          </table:table-cell>
          <table:table-cell office:value-type="float" office:value="0.001362424" calcext:value-type="float">
            <text:p>0.001362424</text:p>
          </table:table-cell>
          <table:table-cell office:value-type="float" office:value="0.001058827" calcext:value-type="float">
            <text:p>0.001058827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727664" calcext:value-type="float">
            <text:p>0.001727664</text:p>
          </table:table-cell>
          <table:table-cell office:value-type="float" office:value="0.012360989" calcext:value-type="float">
            <text:p>0.012360989</text:p>
          </table:table-cell>
          <table:table-cell office:value-type="float" office:value="0.001130272" calcext:value-type="float">
            <text:p>0.001130272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011169" calcext:value-type="float">
            <text:p>0.008011169</text:p>
          </table:table-cell>
          <table:table-cell office:value-type="float" office:value="0.001350203" calcext:value-type="float">
            <text:p>0.001350203</text:p>
          </table:table-cell>
          <table:table-cell office:value-type="float" office:value="0.001130202" calcext:value-type="float">
            <text:p>0.001130202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364381" calcext:value-type="float">
            <text:p>0.002364381</text:p>
          </table:table-cell>
          <table:table-cell office:value-type="float" office:value="0.001308788" calcext:value-type="float">
            <text:p>0.001308788</text:p>
          </table:table-cell>
          <table:table-cell office:value-type="float" office:value="0.001097308" calcext:value-type="float">
            <text:p>0.001097308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567541" calcext:value-type="float">
            <text:p>0.002567541</text:p>
          </table:table-cell>
          <table:table-cell office:value-type="float" office:value="0.001639058" calcext:value-type="float">
            <text:p>0.001639058</text:p>
          </table:table-cell>
          <table:table-cell office:value-type="float" office:value="0.00108795" calcext:value-type="float">
            <text:p>0.0010879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3035389" calcext:value-type="float">
            <text:p>0.003035389</text:p>
          </table:table-cell>
          <table:table-cell office:value-type="float" office:value="0.000836325" calcext:value-type="float">
            <text:p>0.000836325</text:p>
          </table:table-cell>
          <table:table-cell office:value-type="float" office:value="0.001027399" calcext:value-type="float">
            <text:p>0.001027399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551408" calcext:value-type="float">
            <text:p>0.002551408</text:p>
          </table:table-cell>
          <table:table-cell office:value-type="float" office:value="0.001050313" calcext:value-type="float">
            <text:p>0.001050313</text:p>
          </table:table-cell>
          <table:table-cell office:value-type="float" office:value="0.001026841" calcext:value-type="float">
            <text:p>0.001026841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676134" calcext:value-type="float">
            <text:p>0.00676134</text:p>
          </table:table-cell>
          <table:table-cell office:value-type="float" office:value="0.001034948" calcext:value-type="float">
            <text:p>0.001034948</text:p>
          </table:table-cell>
          <table:table-cell office:value-type="float" office:value="0.00104032" calcext:value-type="float">
            <text:p>0.00104032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429401" calcext:value-type="float">
            <text:p>0.002429401</text:p>
          </table:table-cell>
          <table:table-cell office:value-type="float" office:value="0.001195578" calcext:value-type="float">
            <text:p>0.001195578</text:p>
          </table:table-cell>
          <table:table-cell office:value-type="float" office:value="0.00106602" calcext:value-type="float">
            <text:p>0.00106602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3274725" calcext:value-type="float">
            <text:p>0.003274725</text:p>
          </table:table-cell>
          <table:table-cell office:value-type="float" office:value="0.001073499" calcext:value-type="float">
            <text:p>0.001073499</text:p>
          </table:table-cell>
          <table:table-cell office:value-type="float" office:value="0.001038713" calcext:value-type="float">
            <text:p>0.001038713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740531" calcext:value-type="float">
            <text:p>0.002740531</text:p>
          </table:table-cell>
          <table:table-cell office:value-type="float" office:value="0.001484783" calcext:value-type="float">
            <text:p>0.001484783</text:p>
          </table:table-cell>
          <table:table-cell office:value-type="float" office:value="0.001030752" calcext:value-type="float">
            <text:p>0.001030752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6658538" calcext:value-type="float">
            <text:p>0.006658538</text:p>
          </table:table-cell>
          <table:table-cell office:value-type="float" office:value="0.002738327" calcext:value-type="float">
            <text:p>0.002738327</text:p>
          </table:table-cell>
          <table:table-cell office:value-type="float" office:value="0.001218549" calcext:value-type="float">
            <text:p>0.001218549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4168239" calcext:value-type="float">
            <text:p>0.004168239</text:p>
          </table:table-cell>
          <table:table-cell office:value-type="float" office:value="0.001386449" calcext:value-type="float">
            <text:p>0.001386449</text:p>
          </table:table-cell>
          <table:table-cell office:value-type="float" office:value="0.001067766" calcext:value-type="float">
            <text:p>0.00106776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976149" calcext:value-type="float">
            <text:p>0.001976149</text:p>
          </table:table-cell>
          <table:table-cell office:value-type="float" office:value="0.001265557" calcext:value-type="float">
            <text:p>0.001265557</text:p>
          </table:table-cell>
          <table:table-cell office:value-type="float" office:value="0.001081943" calcext:value-type="float">
            <text:p>0.00108194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557833" calcext:value-type="float">
            <text:p>0.002557833</text:p>
          </table:table-cell>
          <table:table-cell office:value-type="float" office:value="0.001100177" calcext:value-type="float">
            <text:p>0.001100177</text:p>
          </table:table-cell>
          <table:table-cell office:value-type="float" office:value="0.001115955" calcext:value-type="float">
            <text:p>0.00111595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9608374" calcext:value-type="float">
            <text:p>0.009608374</text:p>
          </table:table-cell>
          <table:table-cell office:value-type="float" office:value="0.001188525" calcext:value-type="float">
            <text:p>0.001188525</text:p>
          </table:table-cell>
          <table:table-cell office:value-type="float" office:value="0.001082643" calcext:value-type="float">
            <text:p>0.001082643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243491" calcext:value-type="float">
            <text:p>0.002243491</text:p>
          </table:table-cell>
          <table:table-cell office:value-type="float" office:value="0.001246491" calcext:value-type="float">
            <text:p>0.001246491</text:p>
          </table:table-cell>
          <table:table-cell office:value-type="float" office:value="0.001043113" calcext:value-type="float">
            <text:p>0.001043113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837746" calcext:value-type="float">
            <text:p>0.002837746</text:p>
          </table:table-cell>
          <table:table-cell office:value-type="float" office:value="0.004545138" calcext:value-type="float">
            <text:p>0.004545138</text:p>
          </table:table-cell>
          <table:table-cell office:value-type="float" office:value="0.00102691" calcext:value-type="float">
            <text:p>0.00102691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507899" calcext:value-type="float">
            <text:p>0.002507899</text:p>
          </table:table-cell>
          <table:table-cell office:value-type="float" office:value="0.001215762" calcext:value-type="float">
            <text:p>0.001215762</text:p>
          </table:table-cell>
          <table:table-cell office:value-type="float" office:value="0.001027819" calcext:value-type="float">
            <text:p>0.001027819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3169758" calcext:value-type="float">
            <text:p>0.003169758</text:p>
          </table:table-cell>
          <table:table-cell office:value-type="float" office:value="0.000452768" calcext:value-type="float">
            <text:p>0.000452768</text:p>
          </table:table-cell>
          <table:table-cell office:value-type="float" office:value="0.001111835" calcext:value-type="float">
            <text:p>0.001111835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7281008" calcext:value-type="float">
            <text:p>0.007281008</text:p>
          </table:table-cell>
          <table:table-cell office:value-type="float" office:value="0.000545235" calcext:value-type="float">
            <text:p>0.000545235</text:p>
          </table:table-cell>
          <table:table-cell office:value-type="float" office:value="0.001052122" calcext:value-type="float">
            <text:p>0.001052122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37332" calcext:value-type="float">
            <text:p>0.00237332</text:p>
          </table:table-cell>
          <table:table-cell office:value-type="float" office:value="0.000480494" calcext:value-type="float">
            <text:p>0.000480494</text:p>
          </table:table-cell>
          <table:table-cell office:value-type="float" office:value="0.001082572" calcext:value-type="float">
            <text:p>0.001082572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370527" calcext:value-type="float">
            <text:p>0.002370527</text:p>
          </table:table-cell>
          <table:table-cell office:value-type="float" office:value="0.001715601" calcext:value-type="float">
            <text:p>0.001715601</text:p>
          </table:table-cell>
          <table:table-cell office:value-type="float" office:value="0.001051144" calcext:value-type="float">
            <text:p>0.001051144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9700841" calcext:value-type="float">
            <text:p>0.009700841</text:p>
          </table:table-cell>
          <table:table-cell office:value-type="float" office:value="0.000636236" calcext:value-type="float">
            <text:p>0.000636236</text:p>
          </table:table-cell>
          <table:table-cell office:value-type="float" office:value="0.001055475" calcext:value-type="float">
            <text:p>0.001055475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787463" calcext:value-type="float">
            <text:p>0.002787463</text:p>
          </table:table-cell>
          <table:table-cell office:value-type="float" office:value="0.000549985" calcext:value-type="float">
            <text:p>0.000549985</text:p>
          </table:table-cell>
          <table:table-cell office:value-type="float" office:value="0.001040809" calcext:value-type="float">
            <text:p>0.001040809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78088" calcext:value-type="float">
            <text:p>0.00178088</text:p>
          </table:table-cell>
          <table:table-cell office:value-type="float" office:value="0.000487827" calcext:value-type="float">
            <text:p>0.000487827</text:p>
          </table:table-cell>
          <table:table-cell office:value-type="float" office:value="0.001045488" calcext:value-type="float">
            <text:p>0.00104548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2235459" calcext:value-type="float">
            <text:p>0.002235459</text:p>
          </table:table-cell>
          <table:table-cell office:value-type="float" office:value="0.001570266" calcext:value-type="float">
            <text:p>0.001570266</text:p>
          </table:table-cell>
          <table:table-cell office:value-type="float" office:value="0.001112743" calcext:value-type="float">
            <text:p>0.001112743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3593049" calcext:value-type="float">
            <text:p>0.003593049</text:p>
          </table:table-cell>
          <table:table-cell office:value-type="float" office:value="0.003807008" calcext:value-type="float">
            <text:p>0.003807008</text:p>
          </table:table-cell>
          <table:table-cell office:value-type="float" office:value="0.001080687" calcext:value-type="float">
            <text:p>0.001080687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4790429" calcext:value-type="float">
            <text:p>0.004790429</text:p>
          </table:table-cell>
          <table:table-cell office:value-type="float" office:value="0.000893733" calcext:value-type="float">
            <text:p>0.000893733</text:p>
          </table:table-cell>
          <table:table-cell office:value-type="float" office:value="0.001045418" calcext:value-type="float">
            <text:p>0.001045418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2283019" calcext:value-type="float">
            <text:p>0.002283019</text:p>
          </table:table-cell>
          <table:table-cell office:value-type="float" office:value="0.001263183" calcext:value-type="float">
            <text:p>0.001263183</text:p>
          </table:table-cell>
          <table:table-cell office:value-type="float" office:value="0.001066859" calcext:value-type="float">
            <text:p>0.001066859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985019" calcext:value-type="float">
            <text:p>0.001985019</text:p>
          </table:table-cell>
          <table:table-cell office:value-type="float" office:value="0.000727935" calcext:value-type="float">
            <text:p>0.000727935</text:p>
          </table:table-cell>
          <table:table-cell office:value-type="float" office:value="0.001068255" calcext:value-type="float">
            <text:p>0.001068255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3093424" calcext:value-type="float">
            <text:p>0.003093424</text:p>
          </table:table-cell>
          <table:table-cell office:value-type="float" office:value="0.001576062" calcext:value-type="float">
            <text:p>0.001576062</text:p>
          </table:table-cell>
          <table:table-cell office:value-type="float" office:value="0.001050726" calcext:value-type="float">
            <text:p>0.001050726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677852" calcext:value-type="float">
            <text:p>0.00677852</text:p>
          </table:table-cell>
          <table:table-cell office:value-type="float" office:value="0.00049509" calcext:value-type="float">
            <text:p>0.00049509</text:p>
          </table:table-cell>
          <table:table-cell office:value-type="float" office:value="0.001039202" calcext:value-type="float">
            <text:p>0.001039202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841431" calcext:value-type="float">
            <text:p>0.001841431</text:p>
          </table:table-cell>
          <table:table-cell office:value-type="float" office:value="0.000981731" calcext:value-type="float">
            <text:p>0.000981731</text:p>
          </table:table-cell>
          <table:table-cell office:value-type="float" office:value="0.001046395" calcext:value-type="float">
            <text:p>0.001046395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76796" calcext:value-type="float">
            <text:p>0.00176796</text:p>
          </table:table-cell>
          <table:table-cell office:value-type="float" office:value="0.001034389" calcext:value-type="float">
            <text:p>0.001034389</text:p>
          </table:table-cell>
          <table:table-cell office:value-type="float" office:value="0.00107454" calcext:value-type="float">
            <text:p>0.00107454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669156" calcext:value-type="float">
            <text:p>0.002669156</text:p>
          </table:table-cell>
          <table:table-cell office:value-type="float" office:value="0.000519115" calcext:value-type="float">
            <text:p>0.000519115</text:p>
          </table:table-cell>
          <table:table-cell office:value-type="float" office:value="0.001129085" calcext:value-type="float">
            <text:p>0.00112908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837419" calcext:value-type="float">
            <text:p>0.00837419</text:p>
          </table:table-cell>
          <table:table-cell office:value-type="float" office:value="0.000578689" calcext:value-type="float">
            <text:p>0.000578689</text:p>
          </table:table-cell>
          <table:table-cell office:value-type="float" office:value="0.001069652" calcext:value-type="float">
            <text:p>0.00106965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1752246" calcext:value-type="float">
            <text:p>0.001752246</text:p>
          </table:table-cell>
          <table:table-cell office:value-type="float" office:value="0.000550822" calcext:value-type="float">
            <text:p>0.000550822</text:p>
          </table:table-cell>
          <table:table-cell office:value-type="float" office:value="0.001035989" calcext:value-type="float">
            <text:p>0.001035989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1739397" calcext:value-type="float">
            <text:p>0.001739397</text:p>
          </table:table-cell>
          <table:table-cell office:value-type="float" office:value="0.002743077" calcext:value-type="float">
            <text:p>0.002743077</text:p>
          </table:table-cell>
          <table:table-cell office:value-type="float" office:value="0.001040389" calcext:value-type="float">
            <text:p>0.001040389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1697842" calcext:value-type="float">
            <text:p>0.001697842</text:p>
          </table:table-cell>
          <table:table-cell office:value-type="float" office:value="0.000928164" calcext:value-type="float">
            <text:p>0.000928164</text:p>
          </table:table-cell>
          <table:table-cell office:value-type="float" office:value="0.0010318" calcext:value-type="float">
            <text:p>0.0010318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2377091" calcext:value-type="float">
            <text:p>0.002377091</text:p>
          </table:table-cell>
          <table:table-cell office:value-type="float" office:value="0.000613049" calcext:value-type="float">
            <text:p>0.000613049</text:p>
          </table:table-cell>
          <table:table-cell office:value-type="float" office:value="0.001034313" calcext:value-type="float">
            <text:p>0.001034313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728658" calcext:value-type="float">
            <text:p>0.002728658</text:p>
          </table:table-cell>
          <table:table-cell office:value-type="float" office:value="0.001046471" calcext:value-type="float">
            <text:p>0.001046471</text:p>
          </table:table-cell>
          <table:table-cell office:value-type="float" office:value="0.001055964" calcext:value-type="float">
            <text:p>0.001055964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4338365" calcext:value-type="float">
            <text:p>0.004338365</text:p>
          </table:table-cell>
          <table:table-cell office:value-type="float" office:value="0.000467644" calcext:value-type="float">
            <text:p>0.000467644</text:p>
          </table:table-cell>
          <table:table-cell office:value-type="float" office:value="0.001083829" calcext:value-type="float">
            <text:p>0.001083829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717188" calcext:value-type="float">
            <text:p>0.001717188</text:p>
          </table:table-cell>
          <table:table-cell office:value-type="float" office:value="0.000472952" calcext:value-type="float">
            <text:p>0.000472952</text:p>
          </table:table-cell>
          <table:table-cell office:value-type="float" office:value="0.001054497" calcext:value-type="float">
            <text:p>0.001054497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2062679" calcext:value-type="float">
            <text:p>0.002062679</text:p>
          </table:table-cell>
          <table:table-cell office:value-type="float" office:value="0.001070216" calcext:value-type="float">
            <text:p>0.001070216</text:p>
          </table:table-cell>
          <table:table-cell office:value-type="float" office:value="0.001045697" calcext:value-type="float">
            <text:p>0.001045697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2957449" calcext:value-type="float">
            <text:p>0.002957449</text:p>
          </table:table-cell>
          <table:table-cell office:value-type="float" office:value="0.000974956" calcext:value-type="float">
            <text:p>0.000974956</text:p>
          </table:table-cell>
          <table:table-cell office:value-type="float" office:value="0.001117492" calcext:value-type="float">
            <text:p>0.001117492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6421925" calcext:value-type="float">
            <text:p>0.006421925</text:p>
          </table:table-cell>
          <table:table-cell office:value-type="float" office:value="0.000481611" calcext:value-type="float">
            <text:p>0.000481611</text:p>
          </table:table-cell>
          <table:table-cell office:value-type="float" office:value="0.001047792" calcext:value-type="float">
            <text:p>0.001047792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2541421" calcext:value-type="float">
            <text:p>0.002541421</text:p>
          </table:table-cell>
          <table:table-cell office:value-type="float" office:value="0.0004821" calcext:value-type="float">
            <text:p>0.0004821</text:p>
          </table:table-cell>
          <table:table-cell office:value-type="float" office:value="0.001042066" calcext:value-type="float">
            <text:p>0.001042066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2135869" calcext:value-type="float">
            <text:p>0.002135869</text:p>
          </table:table-cell>
          <table:table-cell office:value-type="float" office:value="0.001032574" calcext:value-type="float">
            <text:p>0.001032574</text:p>
          </table:table-cell>
          <table:table-cell office:value-type="float" office:value="0.001046396" calcext:value-type="float">
            <text:p>0.001046396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847646" calcext:value-type="float">
            <text:p>0.001847646</text:p>
          </table:table-cell>
          <table:table-cell office:value-type="float" office:value="0.002716398" calcext:value-type="float">
            <text:p>0.002716398</text:p>
          </table:table-cell>
          <table:table-cell office:value-type="float" office:value="0.001045488" calcext:value-type="float">
            <text:p>0.001045488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992351" calcext:value-type="float">
            <text:p>0.001992351</text:p>
          </table:table-cell>
          <table:table-cell office:value-type="float" office:value="0.000949954" calcext:value-type="float">
            <text:p>0.000949954</text:p>
          </table:table-cell>
          <table:table-cell office:value-type="float" office:value="0.001090814" calcext:value-type="float">
            <text:p>0.00109081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3321866" calcext:value-type="float">
            <text:p>0.003321866</text:p>
          </table:table-cell>
          <table:table-cell office:value-type="float" office:value="0.000479936" calcext:value-type="float">
            <text:p>0.000479936</text:p>
          </table:table-cell>
          <table:table-cell office:value-type="float" office:value="0.001096051" calcext:value-type="float">
            <text:p>0.00109605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2367104" calcext:value-type="float">
            <text:p>0.002367104</text:p>
          </table:table-cell>
          <table:table-cell office:value-type="float" office:value="0.000461707" calcext:value-type="float">
            <text:p>0.000461707</text:p>
          </table:table-cell>
          <table:table-cell office:value-type="float" office:value="0.001052542" calcext:value-type="float">
            <text:p>0.001052542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2986781" calcext:value-type="float">
            <text:p>0.002986781</text:p>
          </table:table-cell>
          <table:table-cell office:value-type="float" office:value="0.000477142" calcext:value-type="float">
            <text:p>0.000477142</text:p>
          </table:table-cell>
          <table:table-cell office:value-type="float" office:value="0.001046814" calcext:value-type="float">
            <text:p>0.001046814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768449" calcext:value-type="float">
            <text:p>0.001768449</text:p>
          </table:table-cell>
          <table:table-cell office:value-type="float" office:value="0.001914922" calcext:value-type="float">
            <text:p>0.001914922</text:p>
          </table:table-cell>
          <table:table-cell office:value-type="float" office:value="0.001033476" calcext:value-type="float">
            <text:p>0.001033476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73821" calcext:value-type="float">
            <text:p>0.00173821</text:p>
          </table:table-cell>
          <table:table-cell office:value-type="float" office:value="0.000508848" calcext:value-type="float">
            <text:p>0.000508848</text:p>
          </table:table-cell>
          <table:table-cell office:value-type="float" office:value="0.00103173" calcext:value-type="float">
            <text:p>0.00103173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2051783" calcext:value-type="float">
            <text:p>0.002051783</text:p>
          </table:table-cell>
          <table:table-cell office:value-type="float" office:value="0.000641683" calcext:value-type="float">
            <text:p>0.000641683</text:p>
          </table:table-cell>
          <table:table-cell office:value-type="float" office:value="0.001044231" calcext:value-type="float">
            <text:p>0.001044231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8432434" calcext:value-type="float">
            <text:p>0.008432434</text:p>
          </table:table-cell>
          <table:table-cell office:value-type="float" office:value="0.000495999" calcext:value-type="float">
            <text:p>0.000495999</text:p>
          </table:table-cell>
          <table:table-cell office:value-type="float" office:value="0.001054497" calcext:value-type="float">
            <text:p>0.001054497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861405" calcext:value-type="float">
            <text:p>0.001861405</text:p>
          </table:table-cell>
          <table:table-cell office:value-type="float" office:value="0.000461987" calcext:value-type="float">
            <text:p>0.000461987</text:p>
          </table:table-cell>
          <table:table-cell office:value-type="float" office:value="0.001072585" calcext:value-type="float">
            <text:p>0.001072585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2339728" calcext:value-type="float">
            <text:p>0.002339728</text:p>
          </table:table-cell>
          <table:table-cell office:value-type="float" office:value="0.000953166" calcext:value-type="float">
            <text:p>0.000953166</text:p>
          </table:table-cell>
          <table:table-cell office:value-type="float" office:value="0.00107063" calcext:value-type="float">
            <text:p>0.00107063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86343" calcext:value-type="float">
            <text:p>0.00186343</text:p>
          </table:table-cell>
          <table:table-cell office:value-type="float" office:value="0.005712153" calcext:value-type="float">
            <text:p>0.005712153</text:p>
          </table:table-cell>
          <table:table-cell office:value-type="float" office:value="0.001128317" calcext:value-type="float">
            <text:p>0.00112831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2803804" calcext:value-type="float">
            <text:p>0.002803804</text:p>
          </table:table-cell>
          <table:table-cell office:value-type="float" office:value="0.00138177" calcext:value-type="float">
            <text:p>0.00138177</text:p>
          </table:table-cell>
          <table:table-cell office:value-type="float" office:value="0.001055964" calcext:value-type="float">
            <text:p>0.00105596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4806702" calcext:value-type="float">
            <text:p>0.004806702</text:p>
          </table:table-cell>
          <table:table-cell office:value-type="float" office:value="0.000511922" calcext:value-type="float">
            <text:p>0.000511922</text:p>
          </table:table-cell>
          <table:table-cell office:value-type="float" office:value="0.001036479" calcext:value-type="float">
            <text:p>0.001036479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87504" calcext:value-type="float">
            <text:p>0.00287504</text:p>
          </table:table-cell>
          <table:table-cell office:value-type="float" office:value="0.00046478" calcext:value-type="float">
            <text:p>0.00046478</text:p>
          </table:table-cell>
          <table:table-cell office:value-type="float" office:value="0.001038923" calcext:value-type="float">
            <text:p>0.001038923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963648" calcext:value-type="float">
            <text:p>0.001963648</text:p>
          </table:table-cell>
          <table:table-cell office:value-type="float" office:value="0.000461288" calcext:value-type="float">
            <text:p>0.000461288</text:p>
          </table:table-cell>
          <table:table-cell office:value-type="float" office:value="0.001095073" calcext:value-type="float">
            <text:p>0.00109507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711601" calcext:value-type="float">
            <text:p>0.001711601</text:p>
          </table:table-cell>
          <table:table-cell office:value-type="float" office:value="0.000902532" calcext:value-type="float">
            <text:p>0.000902532</text:p>
          </table:table-cell>
          <table:table-cell office:value-type="float" office:value="0.001102686" calcext:value-type="float">
            <text:p>0.001102686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1917275" calcext:value-type="float">
            <text:p>0.001917275</text:p>
          </table:table-cell>
          <table:table-cell office:value-type="float" office:value="0.000533362" calcext:value-type="float">
            <text:p>0.000533362</text:p>
          </table:table-cell>
          <table:table-cell office:value-type="float" office:value="0.001102547" calcext:value-type="float">
            <text:p>0.001102547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5643646" calcext:value-type="float">
            <text:p>0.005643646</text:p>
          </table:table-cell>
          <table:table-cell office:value-type="float" office:value="0.001007222" calcext:value-type="float">
            <text:p>0.001007222</text:p>
          </table:table-cell>
          <table:table-cell office:value-type="float" office:value="0.001046815" calcext:value-type="float">
            <text:p>0.00104681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72047" calcext:value-type="float">
            <text:p>0.00172047</text:p>
          </table:table-cell>
          <table:table-cell office:value-type="float" office:value="0.001464948" calcext:value-type="float">
            <text:p>0.001464948</text:p>
          </table:table-cell>
          <table:table-cell office:value-type="float" office:value="0.001040948" calcext:value-type="float">
            <text:p>0.001040948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2464878" calcext:value-type="float">
            <text:p>0.002464878</text:p>
          </table:table-cell>
          <table:table-cell office:value-type="float" office:value="0.00615612" calcext:value-type="float">
            <text:p>0.00615612</text:p>
          </table:table-cell>
          <table:table-cell office:value-type="float" office:value="0.001031869" calcext:value-type="float">
            <text:p>0.001031869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766494" calcext:value-type="float">
            <text:p>0.001766494</text:p>
          </table:table-cell>
          <table:table-cell office:value-type="float" office:value="0.001411242" calcext:value-type="float">
            <text:p>0.001411242</text:p>
          </table:table-cell>
          <table:table-cell office:value-type="float" office:value="0.001038783" calcext:value-type="float">
            <text:p>0.001038783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2336376" calcext:value-type="float">
            <text:p>0.002336376</text:p>
          </table:table-cell>
          <table:table-cell office:value-type="float" office:value="0.000518836" calcext:value-type="float">
            <text:p>0.000518836</text:p>
          </table:table-cell>
          <table:table-cell office:value-type="float" office:value="0.001054986" calcext:value-type="float">
            <text:p>0.0010549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5211765" calcext:value-type="float">
            <text:p>0.005211765</text:p>
          </table:table-cell>
          <table:table-cell office:value-type="float" office:value="0.000571704" calcext:value-type="float">
            <text:p>0.000571704</text:p>
          </table:table-cell>
          <table:table-cell office:value-type="float" office:value="0.001052122" calcext:value-type="float">
            <text:p>0.001052122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551478" calcext:value-type="float">
            <text:p>0.002551478</text:p>
          </table:table-cell>
          <table:table-cell office:value-type="float" office:value="0.00067339" calcext:value-type="float">
            <text:p>0.00067339</text:p>
          </table:table-cell>
          <table:table-cell office:value-type="float" office:value="0.001117981" calcext:value-type="float">
            <text:p>0.001117981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2436943" calcext:value-type="float">
            <text:p>0.002436943</text:p>
          </table:table-cell>
          <table:table-cell office:value-type="float" office:value="0.000517649" calcext:value-type="float">
            <text:p>0.000517649</text:p>
          </table:table-cell>
          <table:table-cell office:value-type="float" office:value="0.001088858" calcext:value-type="float">
            <text:p>0.001088858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2739134" calcext:value-type="float">
            <text:p>0.002739134</text:p>
          </table:table-cell>
          <table:table-cell office:value-type="float" office:value="0.000554174" calcext:value-type="float">
            <text:p>0.000554174</text:p>
          </table:table-cell>
          <table:table-cell office:value-type="float" office:value="0.001095492" calcext:value-type="float">
            <text:p>0.001095492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6483523" calcext:value-type="float">
            <text:p>0.006483523</text:p>
          </table:table-cell>
          <table:table-cell office:value-type="float" office:value="0.001027126" calcext:value-type="float">
            <text:p>0.001027126</text:p>
          </table:table-cell>
          <table:table-cell office:value-type="float" office:value="0.001074541" calcext:value-type="float">
            <text:p>0.001074541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2764276" calcext:value-type="float">
            <text:p>0.002764276</text:p>
          </table:table-cell>
          <table:table-cell office:value-type="float" office:value="0.002686786" calcext:value-type="float">
            <text:p>0.002686786</text:p>
          </table:table-cell>
          <table:table-cell office:value-type="float" office:value="0.00105359" calcext:value-type="float">
            <text:p>0.00105359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2064704" calcext:value-type="float">
            <text:p>0.002064704</text:p>
          </table:table-cell>
          <table:table-cell office:value-type="float" office:value="0.005621921" calcext:value-type="float">
            <text:p>0.005621921</text:p>
          </table:table-cell>
          <table:table-cell office:value-type="float" office:value="0.001065462" calcext:value-type="float">
            <text:p>0.001065462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1722076" calcext:value-type="float">
            <text:p>0.001722076</text:p>
          </table:table-cell>
          <table:table-cell office:value-type="float" office:value="0.000758803" calcext:value-type="float">
            <text:p>0.000758803</text:p>
          </table:table-cell>
          <table:table-cell office:value-type="float" office:value="0.001202765" calcext:value-type="float">
            <text:p>0.001202765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1705595" calcext:value-type="float">
            <text:p>0.001705595</text:p>
          </table:table-cell>
          <table:table-cell office:value-type="float" office:value="0.000551172" calcext:value-type="float">
            <text:p>0.000551172</text:p>
          </table:table-cell>
          <table:table-cell office:value-type="float" office:value="0.001069233" calcext:value-type="float">
            <text:p>0.001069233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5859866" calcext:value-type="float">
            <text:p>0.005859866</text:p>
          </table:table-cell>
          <table:table-cell office:value-type="float" office:value="0.000443689" calcext:value-type="float">
            <text:p>0.000443689</text:p>
          </table:table-cell>
          <table:table-cell office:value-type="float" office:value="0.001052122" calcext:value-type="float">
            <text:p>0.001052122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214858" calcext:value-type="float">
            <text:p>0.00214858</text:p>
          </table:table-cell>
          <table:table-cell office:value-type="float" office:value="0.000523236" calcext:value-type="float">
            <text:p>0.000523236</text:p>
          </table:table-cell>
          <table:table-cell office:value-type="float" office:value="0.001062039" calcext:value-type="float">
            <text:p>0.001062039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138593" calcext:value-type="float">
            <text:p>0.002138593</text:p>
          </table:table-cell>
          <table:table-cell office:value-type="float" office:value="0.000553546" calcext:value-type="float">
            <text:p>0.000553546</text:p>
          </table:table-cell>
          <table:table-cell office:value-type="float" office:value="0.001035082" calcext:value-type="float">
            <text:p>0.001035082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1694769" calcext:value-type="float">
            <text:p>0.001694769</text:p>
          </table:table-cell>
          <table:table-cell office:value-type="float" office:value="0.001347409" calcext:value-type="float">
            <text:p>0.001347409</text:p>
          </table:table-cell>
          <table:table-cell office:value-type="float" office:value="0.001036898" calcext:value-type="float">
            <text:p>0.001036898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2600365" calcext:value-type="float">
            <text:p>0.002600365</text:p>
          </table:table-cell>
          <table:table-cell office:value-type="float" office:value="0.00078227" calcext:value-type="float">
            <text:p>0.00078227</text:p>
          </table:table-cell>
          <table:table-cell office:value-type="float" office:value="0.001043393" calcext:value-type="float">
            <text:p>0.001043393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5807487" calcext:value-type="float">
            <text:p>0.005807487</text:p>
          </table:table-cell>
          <table:table-cell office:value-type="float" office:value="0.007457715" calcext:value-type="float">
            <text:p>0.007457715</text:p>
          </table:table-cell>
          <table:table-cell office:value-type="float" office:value="0.001061272" calcext:value-type="float">
            <text:p>0.001061272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2366197" calcext:value-type="float">
            <text:p>0.002366197</text:p>
          </table:table-cell>
          <table:table-cell office:value-type="float" office:value="0.001088934" calcext:value-type="float">
            <text:p>0.001088934</text:p>
          </table:table-cell>
          <table:table-cell office:value-type="float" office:value="0.00104032" calcext:value-type="float">
            <text:p>0.00104032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2263115" calcext:value-type="float">
            <text:p>0.002263115</text:p>
          </table:table-cell>
          <table:table-cell office:value-type="float" office:value="0.001305225" calcext:value-type="float">
            <text:p>0.001305225</text:p>
          </table:table-cell>
          <table:table-cell office:value-type="float" office:value="0.001140119" calcext:value-type="float">
            <text:p>0.001140119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2283298" calcext:value-type="float">
            <text:p>0.002283298</text:p>
          </table:table-cell>
          <table:table-cell office:value-type="float" office:value="0.000545515" calcext:value-type="float">
            <text:p>0.000545515</text:p>
          </table:table-cell>
          <table:table-cell office:value-type="float" office:value="0.001139002" calcext:value-type="float">
            <text:p>0.001139002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2817982" calcext:value-type="float">
            <text:p>0.002817982</text:p>
          </table:table-cell>
          <table:table-cell office:value-type="float" office:value="0.000381881" calcext:value-type="float">
            <text:p>0.000381881</text:p>
          </table:table-cell>
          <table:table-cell office:value-type="float" office:value="0.001184048" calcext:value-type="float">
            <text:p>0.001184048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55942" calcext:value-type="float">
            <text:p>0.0055942</text:p>
          </table:table-cell>
          <table:table-cell office:value-type="float" office:value="0.000422946" calcext:value-type="float">
            <text:p>0.000422946</text:p>
          </table:table-cell>
          <table:table-cell office:value-type="float" office:value="0.001126501" calcext:value-type="float">
            <text:p>0.001126501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2143831" calcext:value-type="float">
            <text:p>0.002143831</text:p>
          </table:table-cell>
          <table:table-cell office:value-type="float" office:value="0.000376434" calcext:value-type="float">
            <text:p>0.000376434</text:p>
          </table:table-cell>
          <table:table-cell office:value-type="float" office:value="0.001116444" calcext:value-type="float">
            <text:p>0.001116444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1921744" calcext:value-type="float">
            <text:p>0.001921744</text:p>
          </table:table-cell>
          <table:table-cell office:value-type="float" office:value="0.00076446" calcext:value-type="float">
            <text:p>0.00076446</text:p>
          </table:table-cell>
          <table:table-cell office:value-type="float" office:value="0.001280705" calcext:value-type="float">
            <text:p>0.001280705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1848694" calcext:value-type="float">
            <text:p>0.001848694</text:p>
          </table:table-cell>
          <table:table-cell office:value-type="float" office:value="0.00724261" calcext:value-type="float">
            <text:p>0.00724261</text:p>
          </table:table-cell>
          <table:table-cell office:value-type="float" office:value="0.001136768" calcext:value-type="float">
            <text:p>0.001136768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1775364" calcext:value-type="float">
            <text:p>0.001775364</text:p>
          </table:table-cell>
          <table:table-cell office:value-type="float" office:value="0.000845264" calcext:value-type="float">
            <text:p>0.000845264</text:p>
          </table:table-cell>
          <table:table-cell office:value-type="float" office:value="0.001136628" calcext:value-type="float">
            <text:p>0.001136628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3115284" calcext:value-type="float">
            <text:p>0.003115284</text:p>
          </table:table-cell>
          <table:table-cell office:value-type="float" office:value="0.000397735" calcext:value-type="float">
            <text:p>0.000397735</text:p>
          </table:table-cell>
          <table:table-cell office:value-type="float" office:value="0.001163376" calcext:value-type="float">
            <text:p>0.001163376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5608168" calcext:value-type="float">
            <text:p>0.005608168</text:p>
          </table:table-cell>
          <table:table-cell office:value-type="float" office:value="0.000372453" calcext:value-type="float">
            <text:p>0.000372453</text:p>
          </table:table-cell>
          <table:table-cell office:value-type="float" office:value="0.001532195" calcext:value-type="float">
            <text:p>0.001532195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1972168" calcext:value-type="float">
            <text:p>0.001972168</text:p>
          </table:table-cell>
          <table:table-cell office:value-type="float" office:value="0.000365049" calcext:value-type="float">
            <text:p>0.000365049</text:p>
          </table:table-cell>
          <table:table-cell office:value-type="float" office:value="0.001156741" calcext:value-type="float">
            <text:p>0.001156741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1903796" calcext:value-type="float">
            <text:p>0.001903796</text:p>
          </table:table-cell>
          <table:table-cell office:value-type="float" office:value="0.000374827" calcext:value-type="float">
            <text:p>0.000374827</text:p>
          </table:table-cell>
          <table:table-cell office:value-type="float" office:value="0.001134113" calcext:value-type="float">
            <text:p>0.001134113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225236" calcext:value-type="float">
            <text:p>0.00225236</text:p>
          </table:table-cell>
          <table:table-cell office:value-type="float" office:value="0.000377761" calcext:value-type="float">
            <text:p>0.000377761</text:p>
          </table:table-cell>
          <table:table-cell office:value-type="float" office:value="0.001115536" calcext:value-type="float">
            <text:p>0.001115536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287462" calcext:value-type="float">
            <text:p>0.00287462</text:p>
          </table:table-cell>
          <table:table-cell office:value-type="float" office:value="0.000366237" calcext:value-type="float">
            <text:p>0.000366237</text:p>
          </table:table-cell>
          <table:table-cell office:value-type="float" office:value="0.001207793" calcext:value-type="float">
            <text:p>0.001207793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4121726" calcext:value-type="float">
            <text:p>0.004121726</text:p>
          </table:table-cell>
          <table:table-cell office:value-type="float" office:value="0.000378249" calcext:value-type="float">
            <text:p>0.000378249</text:p>
          </table:table-cell>
          <table:table-cell office:value-type="float" office:value="0.001105969" calcext:value-type="float">
            <text:p>0.001105969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2288048" calcext:value-type="float">
            <text:p>0.002288048</text:p>
          </table:table-cell>
          <table:table-cell office:value-type="float" office:value="0.007204897" calcext:value-type="float">
            <text:p>0.007204897</text:p>
          </table:table-cell>
          <table:table-cell office:value-type="float" office:value="0.001102896" calcext:value-type="float">
            <text:p>0.001102896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2514464" calcext:value-type="float">
            <text:p>0.002514464</text:p>
          </table:table-cell>
          <table:table-cell office:value-type="float" office:value="0.001106044" calcext:value-type="float">
            <text:p>0.001106044</text:p>
          </table:table-cell>
          <table:table-cell office:value-type="float" office:value="0.001111556" calcext:value-type="float">
            <text:p>0.001111556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2704564" calcext:value-type="float">
            <text:p>0.002704564</text:p>
          </table:table-cell>
          <table:table-cell office:value-type="float" office:value="0.000380624" calcext:value-type="float">
            <text:p>0.000380624</text:p>
          </table:table-cell>
          <table:table-cell office:value-type="float" office:value="0.001286012" calcext:value-type="float">
            <text:p>0.001286012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6308508" calcext:value-type="float">
            <text:p>0.006308508</text:p>
          </table:table-cell>
          <table:table-cell office:value-type="float" office:value="0.000577012" calcext:value-type="float">
            <text:p>0.000577012</text:p>
          </table:table-cell>
          <table:table-cell office:value-type="float" office:value="0.001138094" calcext:value-type="float">
            <text:p>0.001138094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2894454" calcext:value-type="float">
            <text:p>0.002894454</text:p>
          </table:table-cell>
          <table:table-cell office:value-type="float" office:value="0.001009736" calcext:value-type="float">
            <text:p>0.001009736</text:p>
          </table:table-cell>
          <table:table-cell office:value-type="float" office:value="0.001199133" calcext:value-type="float">
            <text:p>0.001199133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1819571" calcext:value-type="float">
            <text:p>0.001819571</text:p>
          </table:table-cell>
          <table:table-cell office:value-type="float" office:value="0.00037364" calcext:value-type="float">
            <text:p>0.00037364</text:p>
          </table:table-cell>
          <table:table-cell office:value-type="float" office:value="0.001241944" calcext:value-type="float">
            <text:p>0.001241944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185456" calcext:value-type="float">
            <text:p>0.00185456</text:p>
          </table:table-cell>
          <table:table-cell office:value-type="float" office:value="0.000362117" calcext:value-type="float">
            <text:p>0.000362117</text:p>
          </table:table-cell>
          <table:table-cell office:value-type="float" office:value="0.001134393" calcext:value-type="float">
            <text:p>0.001134393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231249" calcext:value-type="float">
            <text:p>0.00231249</text:p>
          </table:table-cell>
          <table:table-cell office:value-type="float" office:value="0.000356669" calcext:value-type="float">
            <text:p>0.000356669</text:p>
          </table:table-cell>
          <table:table-cell office:value-type="float" office:value="0.001215266" calcext:value-type="float">
            <text:p>0.001215266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609997" calcext:value-type="float">
            <text:p>0.00609997</text:p>
          </table:table-cell>
          <table:table-cell office:value-type="float" office:value="0.000462126" calcext:value-type="float">
            <text:p>0.000462126</text:p>
          </table:table-cell>
          <table:table-cell office:value-type="float" office:value="0.001173083" calcext:value-type="float">
            <text:p>0.001173083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1758253" calcext:value-type="float">
            <text:p>0.001758253</text:p>
          </table:table-cell>
          <table:table-cell office:value-type="float" office:value="0.003373236" calcext:value-type="float">
            <text:p>0.003373236</text:p>
          </table:table-cell>
          <table:table-cell office:value-type="float" office:value="0.001184048" calcext:value-type="float">
            <text:p>0.001184048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991723" calcext:value-type="float">
            <text:p>0.001991723</text:p>
          </table:table-cell>
          <table:table-cell office:value-type="float" office:value="0.003405711" calcext:value-type="float">
            <text:p>0.003405711</text:p>
          </table:table-cell>
          <table:table-cell office:value-type="float" office:value="0.001202415" calcext:value-type="float">
            <text:p>0.001202415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182013" calcext:value-type="float">
            <text:p>0.00182013</text:p>
          </table:table-cell>
          <table:table-cell office:value-type="float" office:value="0.000972721" calcext:value-type="float">
            <text:p>0.000972721</text:p>
          </table:table-cell>
          <table:table-cell office:value-type="float" office:value="0.001154786" calcext:value-type="float">
            <text:p>0.001154786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7396032" calcext:value-type="float">
            <text:p>0.007396032</text:p>
          </table:table-cell>
          <table:table-cell office:value-type="float" office:value="0.000630858" calcext:value-type="float">
            <text:p>0.000630858</text:p>
          </table:table-cell>
          <table:table-cell office:value-type="float" office:value="0.001080338" calcext:value-type="float">
            <text:p>0.001080338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2747515" calcext:value-type="float">
            <text:p>0.002747515</text:p>
          </table:table-cell>
          <table:table-cell office:value-type="float" office:value="0.000498931" calcext:value-type="float">
            <text:p>0.000498931</text:p>
          </table:table-cell>
          <table:table-cell office:value-type="float" office:value="0.00117895" calcext:value-type="float">
            <text:p>0.00117895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773338" calcext:value-type="float">
            <text:p>0.001773338</text:p>
          </table:table-cell>
          <table:table-cell office:value-type="float" office:value="0.000394034" calcext:value-type="float">
            <text:p>0.000394034</text:p>
          </table:table-cell>
          <table:table-cell office:value-type="float" office:value="0.001225951" calcext:value-type="float">
            <text:p>0.001225951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750012" calcext:value-type="float">
            <text:p>0.001750012</text:p>
          </table:table-cell>
          <table:table-cell office:value-type="float" office:value="0.000363443" calcext:value-type="float">
            <text:p>0.000363443</text:p>
          </table:table-cell>
          <table:table-cell office:value-type="float" office:value="0.001319815" calcext:value-type="float">
            <text:p>0.001319815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3750674" calcext:value-type="float">
            <text:p>0.003750674</text:p>
          </table:table-cell>
          <table:table-cell office:value-type="float" office:value="0.000372732" calcext:value-type="float">
            <text:p>0.000372732</text:p>
          </table:table-cell>
          <table:table-cell office:value-type="float" office:value="0.001311225" calcext:value-type="float">
            <text:p>0.001311225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3552054" calcext:value-type="float">
            <text:p>0.003552054</text:p>
          </table:table-cell>
          <table:table-cell office:value-type="float" office:value="0.000363653" calcext:value-type="float">
            <text:p>0.000363653</text:p>
          </table:table-cell>
          <table:table-cell office:value-type="float" office:value="0.001175667" calcext:value-type="float">
            <text:p>0.001175667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2456358" calcext:value-type="float">
            <text:p>0.002456358</text:p>
          </table:table-cell>
          <table:table-cell office:value-type="float" office:value="0.000437054" calcext:value-type="float">
            <text:p>0.000437054</text:p>
          </table:table-cell>
          <table:table-cell office:value-type="float" office:value="0.001247043" calcext:value-type="float">
            <text:p>0.001247043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2150536" calcext:value-type="float">
            <text:p>0.002150536</text:p>
          </table:table-cell>
          <table:table-cell office:value-type="float" office:value="0.003502788" calcext:value-type="float">
            <text:p>0.003502788</text:p>
          </table:table-cell>
          <table:table-cell office:value-type="float" office:value="0.001235519" calcext:value-type="float">
            <text:p>0.001235519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2043334" calcext:value-type="float">
            <text:p>0.002043334</text:p>
          </table:table-cell>
          <table:table-cell office:value-type="float" office:value="0.000414635" calcext:value-type="float">
            <text:p>0.000414635</text:p>
          </table:table-cell>
          <table:table-cell office:value-type="float" office:value="0.001218129" calcext:value-type="float">
            <text:p>0.001218129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5359193" calcext:value-type="float">
            <text:p>0.005359193</text:p>
          </table:table-cell>
          <table:table-cell office:value-type="float" office:value="0.000359742" calcext:value-type="float">
            <text:p>0.000359742</text:p>
          </table:table-cell>
          <table:table-cell office:value-type="float" office:value="0.001207584" calcext:value-type="float">
            <text:p>0.001207584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2958147" calcext:value-type="float">
            <text:p>0.002958147</text:p>
          </table:table-cell>
          <table:table-cell office:value-type="float" office:value="0.000515553" calcext:value-type="float">
            <text:p>0.000515553</text:p>
          </table:table-cell>
          <table:table-cell office:value-type="float" office:value="0.001188797" calcext:value-type="float">
            <text:p>0.001188797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3236663" calcext:value-type="float">
            <text:p>0.003236663</text:p>
          </table:table-cell>
          <table:table-cell office:value-type="float" office:value="0.000580224" calcext:value-type="float">
            <text:p>0.000580224</text:p>
          </table:table-cell>
          <table:table-cell office:value-type="float" office:value="0.001203114" calcext:value-type="float">
            <text:p>0.001203114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2552525" calcext:value-type="float">
            <text:p>0.002552525</text:p>
          </table:table-cell>
          <table:table-cell office:value-type="float" office:value="0.000885772" calcext:value-type="float">
            <text:p>0.000885772</text:p>
          </table:table-cell>
          <table:table-cell office:value-type="float" office:value="0.001106597" calcext:value-type="float">
            <text:p>0.001106597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3677344" calcext:value-type="float">
            <text:p>0.003677344</text:p>
          </table:table-cell>
          <table:table-cell office:value-type="float" office:value="0.00092523" calcext:value-type="float">
            <text:p>0.00092523</text:p>
          </table:table-cell>
          <table:table-cell office:value-type="float" office:value="0.001069373" calcext:value-type="float">
            <text:p>0.001069373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7489056" calcext:value-type="float">
            <text:p>0.007489056</text:p>
          </table:table-cell>
          <table:table-cell office:value-type="float" office:value="0.000364352" calcext:value-type="float">
            <text:p>0.000364352</text:p>
          </table:table-cell>
          <table:table-cell office:value-type="float" office:value="0.00106616" calcext:value-type="float">
            <text:p>0.00106616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270638" calcext:value-type="float">
            <text:p>0.00270638</text:p>
          </table:table-cell>
          <table:table-cell office:value-type="float" office:value="0.000357019" calcext:value-type="float">
            <text:p>0.000357019</text:p>
          </table:table-cell>
          <table:table-cell office:value-type="float" office:value="0.001125524" calcext:value-type="float">
            <text:p>0.001125524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3579989" calcext:value-type="float">
            <text:p>0.003579989</text:p>
          </table:table-cell>
          <table:table-cell office:value-type="float" office:value="0.000363862" calcext:value-type="float">
            <text:p>0.000363862</text:p>
          </table:table-cell>
          <table:table-cell office:value-type="float" office:value="0.001098775" calcext:value-type="float">
            <text:p>0.001098775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2691434" calcext:value-type="float">
            <text:p>0.002691434</text:p>
          </table:table-cell>
          <table:table-cell office:value-type="float" office:value="0.000389494" calcext:value-type="float">
            <text:p>0.000389494</text:p>
          </table:table-cell>
          <table:table-cell office:value-type="float" office:value="0.001276235" calcext:value-type="float">
            <text:p>0.001276235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4267549" calcext:value-type="float">
            <text:p>0.004267549</text:p>
          </table:table-cell>
          <table:table-cell office:value-type="float" office:value="0.000375177" calcext:value-type="float">
            <text:p>0.000375177</text:p>
          </table:table-cell>
          <table:table-cell office:value-type="float" office:value="0.001154995" calcext:value-type="float">
            <text:p>0.001154995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3325148" calcext:value-type="float">
            <text:p>0.003325148</text:p>
          </table:table-cell>
          <table:table-cell office:value-type="float" office:value="0.00035206" calcext:value-type="float">
            <text:p>0.00035206</text:p>
          </table:table-cell>
          <table:table-cell office:value-type="float" office:value="0.001112603" calcext:value-type="float">
            <text:p>0.001112603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2389593" calcext:value-type="float">
            <text:p>0.002389593</text:p>
          </table:table-cell>
          <table:table-cell office:value-type="float" office:value="0.003528629" calcext:value-type="float">
            <text:p>0.003528629</text:p>
          </table:table-cell>
          <table:table-cell office:value-type="float" office:value="0.001109111" calcext:value-type="float">
            <text:p>0.001109111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869227" calcext:value-type="float">
            <text:p>0.001869227</text:p>
          </table:table-cell>
          <table:table-cell office:value-type="float" office:value="0.003699246" calcext:value-type="float">
            <text:p>0.003699246</text:p>
          </table:table-cell>
          <table:table-cell office:value-type="float" office:value="0.001107156" calcext:value-type="float">
            <text:p>0.001107156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3323961" calcext:value-type="float">
            <text:p>0.003323961</text:p>
          </table:table-cell>
          <table:table-cell office:value-type="float" office:value="0.000546702" calcext:value-type="float">
            <text:p>0.000546702</text:p>
          </table:table-cell>
          <table:table-cell office:value-type="float" office:value="0.001077265" calcext:value-type="float">
            <text:p>0.001077265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6109398" calcext:value-type="float">
            <text:p>0.006109398</text:p>
          </table:table-cell>
          <table:table-cell office:value-type="float" office:value="0.000369729" calcext:value-type="float">
            <text:p>0.000369729</text:p>
          </table:table-cell>
          <table:table-cell office:value-type="float" office:value="0.001062179" calcext:value-type="float">
            <text:p>0.001062179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2943691" calcext:value-type="float">
            <text:p>0.002943691</text:p>
          </table:table-cell>
          <table:table-cell office:value-type="float" office:value="0.000399899" calcext:value-type="float">
            <text:p>0.000399899</text:p>
          </table:table-cell>
          <table:table-cell office:value-type="float" office:value="0.001106038" calcext:value-type="float">
            <text:p>0.001106038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3244555" calcext:value-type="float">
            <text:p>0.003244555</text:p>
          </table:table-cell>
          <table:table-cell office:value-type="float" office:value="0.000338651" calcext:value-type="float">
            <text:p>0.000338651</text:p>
          </table:table-cell>
          <table:table-cell office:value-type="float" office:value="0.00108795" calcext:value-type="float">
            <text:p>0.00108795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317744" calcext:value-type="float">
            <text:p>0.00317744</text:p>
          </table:table-cell>
          <table:table-cell office:value-type="float" office:value="0.000358765" calcext:value-type="float">
            <text:p>0.000358765</text:p>
          </table:table-cell>
          <table:table-cell office:value-type="float" office:value="0.001063436" calcext:value-type="float">
            <text:p>0.001063436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4057126" calcext:value-type="float">
            <text:p>0.004057126</text:p>
          </table:table-cell>
          <table:table-cell office:value-type="float" office:value="0.000353526" calcext:value-type="float">
            <text:p>0.000353526</text:p>
          </table:table-cell>
          <table:table-cell office:value-type="float" office:value="0.001071678" calcext:value-type="float">
            <text:p>0.001071678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2118689" calcext:value-type="float">
            <text:p>0.002118689</text:p>
          </table:table-cell>
          <table:table-cell office:value-type="float" office:value="0.000358973" calcext:value-type="float">
            <text:p>0.000358973</text:p>
          </table:table-cell>
          <table:table-cell office:value-type="float" office:value="0.001112812" calcext:value-type="float">
            <text:p>0.001112812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2203543" calcext:value-type="float">
            <text:p>0.002203543</text:p>
          </table:table-cell>
          <table:table-cell office:value-type="float" office:value="0.000892406" calcext:value-type="float">
            <text:p>0.000892406</text:p>
          </table:table-cell>
          <table:table-cell office:value-type="float" office:value="0.001168893" calcext:value-type="float">
            <text:p>0.001168893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3993223" calcext:value-type="float">
            <text:p>0.003993223</text:p>
          </table:table-cell>
          <table:table-cell office:value-type="float" office:value="0.00410571" calcext:value-type="float">
            <text:p>0.00410571</text:p>
          </table:table-cell>
          <table:table-cell office:value-type="float" office:value="0.001122032" calcext:value-type="float">
            <text:p>0.001122032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5879769" calcext:value-type="float">
            <text:p>0.005879769</text:p>
          </table:table-cell>
          <table:table-cell office:value-type="float" office:value="0.003290616" calcext:value-type="float">
            <text:p>0.003290616</text:p>
          </table:table-cell>
          <table:table-cell office:value-type="float" office:value="0.001195292" calcext:value-type="float">
            <text:p>0.001195292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2315145" calcext:value-type="float">
            <text:p>0.002315145</text:p>
          </table:table-cell>
          <table:table-cell office:value-type="float" office:value="0.001279525" calcext:value-type="float">
            <text:p>0.001279525</text:p>
          </table:table-cell>
          <table:table-cell office:value-type="float" office:value="0.0014039" calcext:value-type="float">
            <text:p>0.0014039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2126092" calcext:value-type="float">
            <text:p>0.002126092</text:p>
          </table:table-cell>
          <table:table-cell office:value-type="float" office:value="0.000392497" calcext:value-type="float">
            <text:p>0.000392497</text:p>
          </table:table-cell>
          <table:table-cell office:value-type="float" office:value="0.001221342" calcext:value-type="float">
            <text:p>0.001221342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1920767" calcext:value-type="float">
            <text:p>0.001920767</text:p>
          </table:table-cell>
          <table:table-cell office:value-type="float" office:value="0.000924882" calcext:value-type="float">
            <text:p>0.000924882</text:p>
          </table:table-cell>
          <table:table-cell office:value-type="float" office:value="0.001163306" calcext:value-type="float">
            <text:p>0.001163306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2422487" calcext:value-type="float">
            <text:p>0.002422487</text:p>
          </table:table-cell>
          <table:table-cell office:value-type="float" office:value="0.000489923" calcext:value-type="float">
            <text:p>0.000489923</text:p>
          </table:table-cell>
          <table:table-cell office:value-type="float" office:value="0.001208142" calcext:value-type="float">
            <text:p>0.001208142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5979918" calcext:value-type="float">
            <text:p>0.005979918</text:p>
          </table:table-cell>
          <table:table-cell office:value-type="float" office:value="0.000469389" calcext:value-type="float">
            <text:p>0.000469389</text:p>
          </table:table-cell>
          <table:table-cell office:value-type="float" office:value="0.001177763" calcext:value-type="float">
            <text:p>0.001177763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2215765" calcext:value-type="float">
            <text:p>0.002215765</text:p>
          </table:table-cell>
          <table:table-cell office:value-type="float" office:value="0.000361907" calcext:value-type="float">
            <text:p>0.000361907</text:p>
          </table:table-cell>
          <table:table-cell office:value-type="float" office:value="0.001221063" calcext:value-type="float">
            <text:p>0.001221063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2168554" calcext:value-type="float">
            <text:p>0.002168554</text:p>
          </table:table-cell>
          <table:table-cell office:value-type="float" office:value="0.000364421" calcext:value-type="float">
            <text:p>0.000364421</text:p>
          </table:table-cell>
          <table:table-cell office:value-type="float" office:value="0.001261151" calcext:value-type="float">
            <text:p>0.001261151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3581944" calcext:value-type="float">
            <text:p>0.003581944</text:p>
          </table:table-cell>
          <table:table-cell office:value-type="float" office:value="0.003120557" calcext:value-type="float">
            <text:p>0.003120557</text:p>
          </table:table-cell>
          <table:table-cell office:value-type="float" office:value="0.001203115" calcext:value-type="float">
            <text:p>0.001203115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3489478" calcext:value-type="float">
            <text:p>0.003489478</text:p>
          </table:table-cell>
          <table:table-cell office:value-type="float" office:value="0.003429526" calcext:value-type="float">
            <text:p>0.003429526</text:p>
          </table:table-cell>
          <table:table-cell office:value-type="float" office:value="0.001146475" calcext:value-type="float">
            <text:p>0.001146475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3111163" calcext:value-type="float">
            <text:p>0.003111163</text:p>
          </table:table-cell>
          <table:table-cell office:value-type="float" office:value="0.000694971" calcext:value-type="float">
            <text:p>0.000694971</text:p>
          </table:table-cell>
          <table:table-cell office:value-type="float" office:value="0.001099613" calcext:value-type="float">
            <text:p>0.001099613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28340379" calcext:value-type="float">
            <text:p>0.028340379</text:p>
          </table:table-cell>
          <table:table-cell office:value-type="float" office:value="0.000398293" calcext:value-type="float">
            <text:p>0.000398293</text:p>
          </table:table-cell>
          <table:table-cell office:value-type="float" office:value="0.00106595" calcext:value-type="float">
            <text:p>0.00106595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2542469" calcext:value-type="float">
            <text:p>0.002542469</text:p>
          </table:table-cell>
          <table:table-cell office:value-type="float" office:value="0.00035632" calcext:value-type="float">
            <text:p>0.00035632</text:p>
          </table:table-cell>
          <table:table-cell office:value-type="float" office:value="0.001063157" calcext:value-type="float">
            <text:p>0.001063157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22270439" calcext:value-type="float">
            <text:p>0.022270439</text:p>
          </table:table-cell>
          <table:table-cell office:value-type="float" office:value="0.002130447" calcext:value-type="float">
            <text:p>0.002130447</text:p>
          </table:table-cell>
          <table:table-cell office:value-type="float" office:value="0.001074471" calcext:value-type="float">
            <text:p>0.001074471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2547428" calcext:value-type="float">
            <text:p>0.002547428</text:p>
          </table:table-cell>
          <table:table-cell office:value-type="float" office:value="0.000377831" calcext:value-type="float">
            <text:p>0.000377831</text:p>
          </table:table-cell>
          <table:table-cell office:value-type="float" office:value="0.001069303" calcext:value-type="float">
            <text:p>0.001069303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826671" calcext:value-type="float">
            <text:p>0.00826671</text:p>
          </table:table-cell>
          <table:table-cell office:value-type="float" office:value="0.000504518" calcext:value-type="float">
            <text:p>0.000504518</text:p>
          </table:table-cell>
          <table:table-cell office:value-type="float" office:value="0.00114857" calcext:value-type="float">
            <text:p>0.00114857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3846493" calcext:value-type="float">
            <text:p>0.003846493</text:p>
          </table:table-cell>
          <table:table-cell office:value-type="float" office:value="0.006427655" calcext:value-type="float">
            <text:p>0.006427655</text:p>
          </table:table-cell>
          <table:table-cell office:value-type="float" office:value="0.001071329" calcext:value-type="float">
            <text:p>0.001071329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5207955" calcext:value-type="float">
            <text:p>0.015207955</text:p>
          </table:table-cell>
          <table:table-cell office:value-type="float" office:value="0.0011381" calcext:value-type="float">
            <text:p>0.0011381</text:p>
          </table:table-cell>
          <table:table-cell office:value-type="float" office:value="0.001067836" calcext:value-type="float">
            <text:p>0.001067836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10130698" calcext:value-type="float">
            <text:p>0.010130698</text:p>
          </table:table-cell>
          <table:table-cell office:value-type="float" office:value="0.000494253" calcext:value-type="float">
            <text:p>0.000494253</text:p>
          </table:table-cell>
          <table:table-cell office:value-type="float" office:value="0.001062598" calcext:value-type="float">
            <text:p>0.001062598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2776917" calcext:value-type="float">
            <text:p>0.002776917</text:p>
          </table:table-cell>
          <table:table-cell office:value-type="float" office:value="0.000383138" calcext:value-type="float">
            <text:p>0.000383138</text:p>
          </table:table-cell>
          <table:table-cell office:value-type="float" office:value="0.001142703" calcext:value-type="float">
            <text:p>0.001142703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1958619" calcext:value-type="float">
            <text:p>0.001958619</text:p>
          </table:table-cell>
          <table:table-cell office:value-type="float" office:value="0.000348708" calcext:value-type="float">
            <text:p>0.000348708</text:p>
          </table:table-cell>
          <table:table-cell office:value-type="float" office:value="0.001178112" calcext:value-type="float">
            <text:p>0.001178112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6513345" calcext:value-type="float">
            <text:p>0.006513345</text:p>
          </table:table-cell>
          <table:table-cell office:value-type="float" office:value="0.000389423" calcext:value-type="float">
            <text:p>0.000389423</text:p>
          </table:table-cell>
          <table:table-cell office:value-type="float" office:value="0.001254725" calcext:value-type="float">
            <text:p>0.001254725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2933146" calcext:value-type="float">
            <text:p>0.002933146</text:p>
          </table:table-cell>
          <table:table-cell office:value-type="float" office:value="0.00036037" calcext:value-type="float">
            <text:p>0.00036037</text:p>
          </table:table-cell>
          <table:table-cell office:value-type="float" office:value="0.001132158" calcext:value-type="float">
            <text:p>0.001132158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7824562" calcext:value-type="float">
            <text:p>0.007824562</text:p>
          </table:table-cell>
          <table:table-cell office:value-type="float" office:value="0.000365538" calcext:value-type="float">
            <text:p>0.000365538</text:p>
          </table:table-cell>
          <table:table-cell office:value-type="float" office:value="0.00120458" calcext:value-type="float">
            <text:p>0.00120458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2836978" calcext:value-type="float">
            <text:p>0.002836978</text:p>
          </table:table-cell>
          <table:table-cell office:value-type="float" office:value="0.000958264" calcext:value-type="float">
            <text:p>0.000958264</text:p>
          </table:table-cell>
          <table:table-cell office:value-type="float" office:value="0.001140888" calcext:value-type="float">
            <text:p>0.001140888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3138331" calcext:value-type="float">
            <text:p>0.003138331</text:p>
          </table:table-cell>
          <table:table-cell office:value-type="float" office:value="0.001100667" calcext:value-type="float">
            <text:p>0.001100667</text:p>
          </table:table-cell>
          <table:table-cell office:value-type="float" office:value="0.001117422" calcext:value-type="float">
            <text:p>0.001117422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303937" calcext:value-type="float">
            <text:p>0.00303937</text:p>
          </table:table-cell>
          <table:table-cell office:value-type="float" office:value="0.007159082" calcext:value-type="float">
            <text:p>0.007159082</text:p>
          </table:table-cell>
          <table:table-cell office:value-type="float" office:value="0.001169172" calcext:value-type="float">
            <text:p>0.001169172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7989032" calcext:value-type="float">
            <text:p>0.007989032</text:p>
          </table:table-cell>
          <table:table-cell office:value-type="float" office:value="0.000432375" calcext:value-type="float">
            <text:p>0.000432375</text:p>
          </table:table-cell>
          <table:table-cell office:value-type="float" office:value="0.001350195" calcext:value-type="float">
            <text:p>0.001350195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2573967" calcext:value-type="float">
            <text:p>0.002573967</text:p>
          </table:table-cell>
          <table:table-cell office:value-type="float" office:value="0.000378878" calcext:value-type="float">
            <text:p>0.000378878</text:p>
          </table:table-cell>
          <table:table-cell office:value-type="float" office:value="0.001293974" calcext:value-type="float">
            <text:p>0.001293974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2930771" calcext:value-type="float">
            <text:p>0.002930771</text:p>
          </table:table-cell>
          <table:table-cell office:value-type="float" office:value="0.00037804" calcext:value-type="float">
            <text:p>0.00037804</text:p>
          </table:table-cell>
          <table:table-cell office:value-type="float" office:value="0.001213101" calcext:value-type="float">
            <text:p>0.001213101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2872945" calcext:value-type="float">
            <text:p>0.002872945</text:p>
          </table:table-cell>
          <table:table-cell office:value-type="float" office:value="0.000505776" calcext:value-type="float">
            <text:p>0.000505776</text:p>
          </table:table-cell>
          <table:table-cell office:value-type="float" office:value="0.001061272" calcext:value-type="float">
            <text:p>0.001061272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7705348" calcext:value-type="float">
            <text:p>0.007705348</text:p>
          </table:table-cell>
          <table:table-cell office:value-type="float" office:value="0.000358834" calcext:value-type="float">
            <text:p>0.000358834</text:p>
          </table:table-cell>
          <table:table-cell office:value-type="float" office:value="0.001064414" calcext:value-type="float">
            <text:p>0.001064414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7399069" calcext:value-type="float">
            <text:p>0.017399069</text:p>
          </table:table-cell>
          <table:table-cell office:value-type="float" office:value="0.000370567" calcext:value-type="float">
            <text:p>0.000370567</text:p>
          </table:table-cell>
          <table:table-cell office:value-type="float" office:value="0.001086414" calcext:value-type="float">
            <text:p>0.001086414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4020671" calcext:value-type="float">
            <text:p>0.004020671</text:p>
          </table:table-cell>
          <table:table-cell office:value-type="float" office:value="0.000408769" calcext:value-type="float">
            <text:p>0.000408769</text:p>
          </table:table-cell>
          <table:table-cell office:value-type="float" office:value="0.00103585" calcext:value-type="float">
            <text:p>0.00103585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1962041" calcext:value-type="float">
            <text:p>0.001962041</text:p>
          </table:table-cell>
          <table:table-cell office:value-type="float" office:value="0.002073876" calcext:value-type="float">
            <text:p>0.002073876</text:p>
          </table:table-cell>
          <table:table-cell office:value-type="float" office:value="0.001108762" calcext:value-type="float">
            <text:p>0.001108762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7084065" calcext:value-type="float">
            <text:p>0.007084065</text:p>
          </table:table-cell>
          <table:table-cell office:value-type="float" office:value="0.004864933" calcext:value-type="float">
            <text:p>0.004864933</text:p>
          </table:table-cell>
          <table:table-cell office:value-type="float" office:value="0.001206606" calcext:value-type="float">
            <text:p>0.001206606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1725779" calcext:value-type="float">
            <text:p>0.001725779</text:p>
          </table:table-cell>
          <table:table-cell office:value-type="float" office:value="0.000680095" calcext:value-type="float">
            <text:p>0.000680095</text:p>
          </table:table-cell>
          <table:table-cell office:value-type="float" office:value="0.001069372" calcext:value-type="float">
            <text:p>0.001069372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1856167" calcext:value-type="float">
            <text:p>0.001856167</text:p>
          </table:table-cell>
          <table:table-cell office:value-type="float" office:value="0.000404648" calcext:value-type="float">
            <text:p>0.000404648</text:p>
          </table:table-cell>
          <table:table-cell office:value-type="float" office:value="0.001036758" calcext:value-type="float">
            <text:p>0.001036758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1709995" calcext:value-type="float">
            <text:p>0.001709995</text:p>
          </table:table-cell>
          <table:table-cell office:value-type="float" office:value="0.000365888" calcext:value-type="float">
            <text:p>0.000365888</text:p>
          </table:table-cell>
          <table:table-cell office:value-type="float" office:value="0.001046256" calcext:value-type="float">
            <text:p>0.001046256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2022382" calcext:value-type="float">
            <text:p>0.002022382</text:p>
          </table:table-cell>
          <table:table-cell office:value-type="float" office:value="0.000353247" calcext:value-type="float">
            <text:p>0.000353247</text:p>
          </table:table-cell>
          <table:table-cell office:value-type="float" office:value="0.001065531" calcext:value-type="float">
            <text:p>0.001065531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5648047" calcext:value-type="float">
            <text:p>0.005648047</text:p>
          </table:table-cell>
          <table:table-cell office:value-type="float" office:value="0.00035185" calcext:value-type="float">
            <text:p>0.00035185</text:p>
          </table:table-cell>
          <table:table-cell office:value-type="float" office:value="0.001038923" calcext:value-type="float">
            <text:p>0.001038923</text:p>
          </table:table-cell>
          <table:table-cell table:number-columns-repeated="10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1694561" calcext:value-type="float">
            <text:p>0.001694561</text:p>
          </table:table-cell>
          <table:table-cell office:value-type="float" office:value="0.000353666" calcext:value-type="float">
            <text:p>0.000353666</text:p>
          </table:table-cell>
          <table:table-cell office:value-type="float" office:value="0.001036339" calcext:value-type="float">
            <text:p>0.001036339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1697843" calcext:value-type="float">
            <text:p>0.001697843</text:p>
          </table:table-cell>
          <table:table-cell office:value-type="float" office:value="0.00036065" calcext:value-type="float">
            <text:p>0.00036065</text:p>
          </table:table-cell>
          <table:table-cell office:value-type="float" office:value="0.001058339" calcext:value-type="float">
            <text:p>0.001058339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1892553" calcext:value-type="float">
            <text:p>0.001892553</text:p>
          </table:table-cell>
          <table:table-cell office:value-type="float" office:value="0.000681073" calcext:value-type="float">
            <text:p>0.000681073</text:p>
          </table:table-cell>
          <table:table-cell office:value-type="float" office:value="0.001106597" calcext:value-type="float">
            <text:p>0.001106597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7841602" calcext:value-type="float">
            <text:p>0.007841602</text:p>
          </table:table-cell>
          <table:table-cell office:value-type="float" office:value="0.000780454" calcext:value-type="float">
            <text:p>0.000780454</text:p>
          </table:table-cell>
          <table:table-cell office:value-type="float" office:value="0.001103314" calcext:value-type="float">
            <text:p>0.001103314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1767752" calcext:value-type="float">
            <text:p>0.001767752</text:p>
          </table:table-cell>
          <table:table-cell office:value-type="float" office:value="0.00618706" calcext:value-type="float">
            <text:p>0.00618706</text:p>
          </table:table-cell>
          <table:table-cell office:value-type="float" office:value="0.001141516" calcext:value-type="float">
            <text:p>0.001141516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1698332" calcext:value-type="float">
            <text:p>0.001698332</text:p>
          </table:table-cell>
          <table:table-cell office:value-type="float" office:value="0.000700977" calcext:value-type="float">
            <text:p>0.000700977</text:p>
          </table:table-cell>
          <table:table-cell office:value-type="float" office:value="0.001110787" calcext:value-type="float">
            <text:p>0.001110787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1805603" calcext:value-type="float">
            <text:p>0.001805603</text:p>
          </table:table-cell>
          <table:table-cell office:value-type="float" office:value="0.000387189" calcext:value-type="float">
            <text:p>0.000387189</text:p>
          </table:table-cell>
          <table:table-cell office:value-type="float" office:value="0.001052123" calcext:value-type="float">
            <text:p>0.001052123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6175956" calcext:value-type="float">
            <text:p>0.006175956</text:p>
          </table:table-cell>
          <table:table-cell office:value-type="float" office:value="0.000359532" calcext:value-type="float">
            <text:p>0.000359532</text:p>
          </table:table-cell>
          <table:table-cell office:value-type="float" office:value="0.00113118" calcext:value-type="float">
            <text:p>0.00113118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1876909" calcext:value-type="float">
            <text:p>0.001876909</text:p>
          </table:table-cell>
          <table:table-cell office:value-type="float" office:value="0.000376433" calcext:value-type="float">
            <text:p>0.000376433</text:p>
          </table:table-cell>
          <table:table-cell office:value-type="float" office:value="0.001178531" calcext:value-type="float">
            <text:p>0.001178531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1878306" calcext:value-type="float">
            <text:p>0.001878306</text:p>
          </table:table-cell>
          <table:table-cell office:value-type="float" office:value="0.000405486" calcext:value-type="float">
            <text:p>0.000405486</text:p>
          </table:table-cell>
          <table:table-cell office:value-type="float" office:value="0.00106637" calcext:value-type="float">
            <text:p>0.00106637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1668161" calcext:value-type="float">
            <text:p>0.001668161</text:p>
          </table:table-cell>
          <table:table-cell office:value-type="float" office:value="0.000802593" calcext:value-type="float">
            <text:p>0.000802593</text:p>
          </table:table-cell>
          <table:table-cell office:value-type="float" office:value="0.001038364" calcext:value-type="float">
            <text:p>0.001038364</text:p>
          </table:table-cell>
          <table:table-cell table:number-columns-repeated="10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7602475" calcext:value-type="float">
            <text:p>0.007602475</text:p>
          </table:table-cell>
          <table:table-cell office:value-type="float" office:value="0.000533433" calcext:value-type="float">
            <text:p>0.000533433</text:p>
          </table:table-cell>
          <table:table-cell office:value-type="float" office:value="0.001043184" calcext:value-type="float">
            <text:p>0.001043184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1758114" calcext:value-type="float">
            <text:p>0.001758114</text:p>
          </table:table-cell>
          <table:table-cell office:value-type="float" office:value="0.000362186" calcext:value-type="float">
            <text:p>0.000362186</text:p>
          </table:table-cell>
          <table:table-cell office:value-type="float" office:value="0.001041717" calcext:value-type="float">
            <text:p>0.001041717</text:p>
          </table:table-cell>
          <table:table-cell table:number-columns-repeated="10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1714045" calcext:value-type="float">
            <text:p>0.001714045</text:p>
          </table:table-cell>
          <table:table-cell office:value-type="float" office:value="0.000339907" calcext:value-type="float">
            <text:p>0.000339907</text:p>
          </table:table-cell>
          <table:table-cell office:value-type="float" office:value="0.001045976" calcext:value-type="float">
            <text:p>0.001045976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1765586" calcext:value-type="float">
            <text:p>0.001765586</text:p>
          </table:table-cell>
          <table:table-cell office:value-type="float" office:value="0.001196556" calcext:value-type="float">
            <text:p>0.001196556</text:p>
          </table:table-cell>
          <table:table-cell office:value-type="float" office:value="0.001047863" calcext:value-type="float">
            <text:p>0.001047863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6460617" calcext:value-type="float">
            <text:p>0.006460617</text:p>
          </table:table-cell>
          <table:table-cell office:value-type="float" office:value="0.001200257" calcext:value-type="float">
            <text:p>0.001200257</text:p>
          </table:table-cell>
          <table:table-cell office:value-type="float" office:value="0.001040319" calcext:value-type="float">
            <text:p>0.001040319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2431496" calcext:value-type="float">
            <text:p>0.002431496</text:p>
          </table:table-cell>
          <table:table-cell office:value-type="float" office:value="0.002463021" calcext:value-type="float">
            <text:p>0.002463021</text:p>
          </table:table-cell>
          <table:table-cell office:value-type="float" office:value="0.001162748" calcext:value-type="float">
            <text:p>0.001162748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2674464" calcext:value-type="float">
            <text:p>0.002674464</text:p>
          </table:table-cell>
          <table:table-cell office:value-type="float" office:value="0.000464012" calcext:value-type="float">
            <text:p>0.000464012</text:p>
          </table:table-cell>
          <table:table-cell office:value-type="float" office:value="0.001099403" calcext:value-type="float">
            <text:p>0.001099403</text:p>
          </table:table-cell>
          <table:table-cell table:number-columns-repeated="10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2267446" calcext:value-type="float">
            <text:p>0.002267446</text:p>
          </table:table-cell>
          <table:table-cell office:value-type="float" office:value="0.000872572" calcext:value-type="float">
            <text:p>0.000872572</text:p>
          </table:table-cell>
          <table:table-cell office:value-type="float" office:value="0.001176994" calcext:value-type="float">
            <text:p>0.001176994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1640715" calcext:value-type="float">
            <text:p>0.001640715</text:p>
          </table:table-cell>
          <table:table-cell office:value-type="float" office:value="0.000442152" calcext:value-type="float">
            <text:p>0.000442152</text:p>
          </table:table-cell>
          <table:table-cell office:value-type="float" office:value="0.001069931" calcext:value-type="float">
            <text:p>0.001069931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6341472" calcext:value-type="float">
            <text:p>0.006341472</text:p>
          </table:table-cell>
          <table:table-cell office:value-type="float" office:value="0.000364841" calcext:value-type="float">
            <text:p>0.000364841</text:p>
          </table:table-cell>
          <table:table-cell office:value-type="float" office:value="0.001077544" calcext:value-type="float">
            <text:p>0.001077544</text:p>
          </table:table-cell>
          <table:table-cell table:number-columns-repeated="10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2672998" calcext:value-type="float">
            <text:p>0.002672998</text:p>
          </table:table-cell>
          <table:table-cell office:value-type="float" office:value="0.00035625" calcext:value-type="float">
            <text:p>0.00035625</text:p>
          </table:table-cell>
          <table:table-cell office:value-type="float" office:value="0.001071957" calcext:value-type="float">
            <text:p>0.001071957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2418297" calcext:value-type="float">
            <text:p>0.002418297</text:p>
          </table:table-cell>
          <table:table-cell office:value-type="float" office:value="0.000361698" calcext:value-type="float">
            <text:p>0.000361698</text:p>
          </table:table-cell>
          <table:table-cell office:value-type="float" office:value="0.001228047" calcext:value-type="float">
            <text:p>0.001228047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2462085" calcext:value-type="float">
            <text:p>0.002462085</text:p>
          </table:table-cell>
          <table:table-cell office:value-type="float" office:value="0.000370637" calcext:value-type="float">
            <text:p>0.000370637</text:p>
          </table:table-cell>
          <table:table-cell office:value-type="float" office:value="0.001160024" calcext:value-type="float">
            <text:p>0.001160024</text:p>
          </table:table-cell>
          <table:table-cell table:number-columns-repeated="10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1895277" calcext:value-type="float">
            <text:p>0.001895277</text:p>
          </table:table-cell>
          <table:table-cell office:value-type="float" office:value="0.000363094" calcext:value-type="float">
            <text:p>0.000363094</text:p>
          </table:table-cell>
          <table:table-cell office:value-type="float" office:value="0.00106637" calcext:value-type="float">
            <text:p>0.00106637</text:p>
          </table:table-cell>
          <table:table-cell table:number-columns-repeated="10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613936" calcext:value-type="float">
            <text:p>0.00613936</text:p>
          </table:table-cell>
          <table:table-cell office:value-type="float" office:value="0.001399439" calcext:value-type="float">
            <text:p>0.001399439</text:p>
          </table:table-cell>
          <table:table-cell office:value-type="float" office:value="0.001046465" calcext:value-type="float">
            <text:p>0.00104646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9:38.962636211</meta:creation-date>
    <dc:date>2023-06-18T12:10:19.741258286</dc:date>
    <meta:editing-duration>PT3H12M25S</meta:editing-duration>
    <meta:editing-cycles>2</meta:editing-cycles>
    <meta:generator>LibreOffice/7.3.7.2$Linux_X86_64 LibreOffice_project/30$Build-2</meta:generator>
    <meta:document-statistic meta:table-count="4" meta:cell-count="840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MPI_VECTORIZED.H1:MPI_VECTORIZED.H300" svg:x="0.32cm" svg:y="0.18cm" svg:width="13.097cm" svg:height="8.64cm">
          <chart:coordinate-region svg:x="1.232cm" svg:y="0.38cm" svg:width="11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I_VECTORIZED.H1:MPI_VECTORIZED.H300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8237554">
                <text:p>0.088237554</text:p>
                <draw:g>
                  <svg:desc>MPI_VECTORIZED.H1:MPI_VECTORIZED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698156">
                <text:p>0.004698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92617">
                <text:p>0.00589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738496">
                <text:p>0.008738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34234">
                <text:p>0.00443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73179">
                <text:p>0.001373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978869">
                <text:p>0.010978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147501">
                <text:p>0.005147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33671">
                <text:p>0.000833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81201">
                <text:p>0.001281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19843">
                <text:p>0.000819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611402">
                <text:p>0.006611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307069">
                <text:p>0.002307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67024">
                <text:p>0.001267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415083">
                <text:p>0.006415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580071">
                <text:p>0.0025800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89153">
                <text:p>0.001189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12012">
                <text:p>0.000712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45903">
                <text:p>0.000945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723604">
                <text:p>0.000723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95907">
                <text:p>0.000995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99101">
                <text:p>0.000799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89742">
                <text:p>0.000789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36954">
                <text:p>0.000836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58394">
                <text:p>0.000858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724779">
                <text:p>0.007724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96643">
                <text:p>0.002796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283646">
                <text:p>0.001283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069798">
                <text:p>0.001069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164779">
                <text:p>0.001164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702583">
                <text:p>0.000702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2098">
                <text:p>0.00102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95389">
                <text:p>0.000695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260209">
                <text:p>0.007260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57475">
                <text:p>0.00457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194824">
                <text:p>0.004194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592408">
                <text:p>0.016592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41253">
                <text:p>0.001241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922522">
                <text:p>0.008922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55389">
                <text:p>0.002255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24211">
                <text:p>0.001924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152766">
                <text:p>0.001152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851927">
                <text:p>0.001851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547026">
                <text:p>0.009547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84502">
                <text:p>0.002184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48417">
                <text:p>0.0009484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2061">
                <text:p>0.00152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047059">
                <text:p>0.002047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732951">
                <text:p>0.007732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243754">
                <text:p>0.003243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378976">
                <text:p>0.001378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353206">
                <text:p>0.001353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704735">
                <text:p>0.002704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139052">
                <text:p>0.005139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600495">
                <text:p>0.008600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880492">
                <text:p>0.001880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089591">
                <text:p>0.002089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0106648">
                <text:p>0.010106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701773">
                <text:p>0.001701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852598">
                <text:p>0.000852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836744">
                <text:p>0.000836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754264">
                <text:p>0.000754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8677">
                <text:p>0.000748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27895">
                <text:p>0.001027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645262">
                <text:p>0.008645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870435">
                <text:p>0.001870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096336">
                <text:p>0.001096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934589">
                <text:p>0.000934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04428">
                <text:p>0.001004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61626">
                <text:p>0.001061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11272">
                <text:p>0.001011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981311">
                <text:p>0.0009813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610916">
                <text:p>0.011610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041074">
                <text:p>0.025041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819424">
                <text:p>0.000819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482941">
                <text:p>0.00548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21547">
                <text:p>0.008221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206194">
                <text:p>0.001206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237412">
                <text:p>0.001237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74853">
                <text:p>0.002774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797202">
                <text:p>0.002797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100108">
                <text:p>0.001100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30517">
                <text:p>0.0014305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72441">
                <text:p>0.000972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2723">
                <text:p>0.000702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271075">
                <text:p>0.001271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982149">
                <text:p>0.000982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362424">
                <text:p>0.0013624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360989">
                <text:p>0.012360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50203">
                <text:p>0.001350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308788">
                <text:p>0.001308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639058">
                <text:p>0.001639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836325">
                <text:p>0.0008363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050313">
                <text:p>0.001050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34948">
                <text:p>0.0010349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195578">
                <text:p>0.001195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073499">
                <text:p>0.00107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484783">
                <text:p>0.001484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38327">
                <text:p>0.002738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86449">
                <text:p>0.001386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265557">
                <text:p>0.0012655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100177">
                <text:p>0.001100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88525">
                <text:p>0.001188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246491">
                <text:p>0.0012464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4545138">
                <text:p>0.004545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215762">
                <text:p>0.001215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52768">
                <text:p>0.000452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45235">
                <text:p>0.0005452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80494">
                <text:p>0.0004804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715601">
                <text:p>0.001715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636236">
                <text:p>0.000636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549985">
                <text:p>0.000549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87827">
                <text:p>0.000487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570266">
                <text:p>0.001570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807008">
                <text:p>0.0038070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893733">
                <text:p>0.0008937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63183">
                <text:p>0.001263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727935">
                <text:p>0.000727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576062">
                <text:p>0.001576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509">
                <text:p>0.00049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981731">
                <text:p>0.0009817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34389">
                <text:p>0.0010343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19115">
                <text:p>0.00051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78689">
                <text:p>0.0005786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50822">
                <text:p>0.0005508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743077">
                <text:p>0.002743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928164">
                <text:p>0.0009281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613049">
                <text:p>0.000613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46471">
                <text:p>0.0010464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467644">
                <text:p>0.0004676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472952">
                <text:p>0.0004729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070216">
                <text:p>0.001070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974956">
                <text:p>0.0009749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481611">
                <text:p>0.000481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4821">
                <text:p>0.0004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032574">
                <text:p>0.0010325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716398">
                <text:p>0.0027163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949954">
                <text:p>0.0009499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479936">
                <text:p>0.000479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461707">
                <text:p>0.0004617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477142">
                <text:p>0.000477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914922">
                <text:p>0.001914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08848">
                <text:p>0.0005088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641683">
                <text:p>0.0006416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495999">
                <text:p>0.000495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461987">
                <text:p>0.0004619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53166">
                <text:p>0.000953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712153">
                <text:p>0.005712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38177">
                <text:p>0.00138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511922">
                <text:p>0.0005119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46478">
                <text:p>0.000464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461288">
                <text:p>0.0004612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902532">
                <text:p>0.000902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533362">
                <text:p>0.0005333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007222">
                <text:p>0.001007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464948">
                <text:p>0.00146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15612">
                <text:p>0.00615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411242">
                <text:p>0.001411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518836">
                <text:p>0.000518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571704">
                <text:p>0.000571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7339">
                <text:p>0.000673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17649">
                <text:p>0.0005176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554174">
                <text:p>0.0005541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027126">
                <text:p>0.001027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686786">
                <text:p>0.002686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621921">
                <text:p>0.005621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758803">
                <text:p>0.000758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551172">
                <text:p>0.000551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43689">
                <text:p>0.0004436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523236">
                <text:p>0.0005232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553546">
                <text:p>0.0005535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347409">
                <text:p>0.0013474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78227">
                <text:p>0.000782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457715">
                <text:p>0.0074577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088934">
                <text:p>0.0010889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305225">
                <text:p>0.001305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45515">
                <text:p>0.0005455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381881">
                <text:p>0.000381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22946">
                <text:p>0.0004229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76434">
                <text:p>0.0003764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6446">
                <text:p>0.000764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724261">
                <text:p>0.00724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845264">
                <text:p>0.000845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97735">
                <text:p>0.0003977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72453">
                <text:p>0.0003724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65049">
                <text:p>0.0003650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74827">
                <text:p>0.000374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77761">
                <text:p>0.0003777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66237">
                <text:p>0.0003662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78249">
                <text:p>0.0003782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204897">
                <text:p>0.0072048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106044">
                <text:p>0.0011060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80624">
                <text:p>0.000380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577012">
                <text:p>0.000577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009736">
                <text:p>0.0010097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7364">
                <text:p>0.000373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62117">
                <text:p>0.0003621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56669">
                <text:p>0.0003566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462126">
                <text:p>0.000462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373236">
                <text:p>0.003373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405711">
                <text:p>0.0034057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972721">
                <text:p>0.0009727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630858">
                <text:p>0.0006308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98931">
                <text:p>0.0004989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94034">
                <text:p>0.0003940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63443">
                <text:p>0.0003634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72732">
                <text:p>0.000372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63653">
                <text:p>0.000363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437054">
                <text:p>0.000437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502788">
                <text:p>0.0035027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414635">
                <text:p>0.0004146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59742">
                <text:p>0.0003597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515553">
                <text:p>0.0005155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580224">
                <text:p>0.0005802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885772">
                <text:p>0.0008857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92523">
                <text:p>0.00092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64352">
                <text:p>0.0003643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57019">
                <text:p>0.000357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63862">
                <text:p>0.000363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89494">
                <text:p>0.0003894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75177">
                <text:p>0.0003751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5206">
                <text:p>0.00035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528629">
                <text:p>0.0035286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699246">
                <text:p>0.0036992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546702">
                <text:p>0.0005467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69729">
                <text:p>0.0003697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99899">
                <text:p>0.0003998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38651">
                <text:p>0.0003386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58765">
                <text:p>0.000358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53526">
                <text:p>0.0003535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58973">
                <text:p>0.000358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892406">
                <text:p>0.0008924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10571">
                <text:p>0.004105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290616">
                <text:p>0.0032906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279525">
                <text:p>0.001279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92497">
                <text:p>0.0003924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924882">
                <text:p>0.0009248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489923">
                <text:p>0.0004899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469389">
                <text:p>0.0004693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361907">
                <text:p>0.0003619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364421">
                <text:p>0.0003644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120557">
                <text:p>0.0031205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429526">
                <text:p>0.0034295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694971">
                <text:p>0.000694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398293">
                <text:p>0.0003982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35632">
                <text:p>0.000356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130447">
                <text:p>0.0021304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377831">
                <text:p>0.0003778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504518">
                <text:p>0.0005045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6427655">
                <text:p>0.0064276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1381">
                <text:p>0.00113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94253">
                <text:p>0.0004942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383138">
                <text:p>0.000383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348708">
                <text:p>0.0003487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389423">
                <text:p>0.0003894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36037">
                <text:p>0.000360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365538">
                <text:p>0.0003655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958264">
                <text:p>0.000958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100667">
                <text:p>0.001100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7159082">
                <text:p>0.0071590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32375">
                <text:p>0.000432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378878">
                <text:p>0.0003788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37804">
                <text:p>0.00037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505776">
                <text:p>0.0005057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358834">
                <text:p>0.0003588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370567">
                <text:p>0.0003705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08769">
                <text:p>0.0004087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073876">
                <text:p>0.0020738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4864933">
                <text:p>0.0048649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680095">
                <text:p>0.0006800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04648">
                <text:p>0.000404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365888">
                <text:p>0.0003658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353247">
                <text:p>0.0003532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353666">
                <text:p>0.0003536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36065">
                <text:p>0.000360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681073">
                <text:p>0.0006810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780454">
                <text:p>0.0007804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18706">
                <text:p>0.006187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700977">
                <text:p>0.0007009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387189">
                <text:p>0.0003871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359532">
                <text:p>0.000359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376433">
                <text:p>0.0003764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05486">
                <text:p>0.0004054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02593">
                <text:p>0.000802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533433">
                <text:p>0.000533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362186">
                <text:p>0.0003621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339907">
                <text:p>0.0003399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96556">
                <text:p>0.0011965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200257">
                <text:p>0.001200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63021">
                <text:p>0.002463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64012">
                <text:p>0.0004640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872572">
                <text:p>0.000872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42152">
                <text:p>0.0004421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364841">
                <text:p>0.0003648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35625">
                <text:p>0.00035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361698">
                <text:p>0.0003616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370637">
                <text:p>0.0003706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363094">
                <text:p>0.0003630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399439">
                <text:p>0.001399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VECTORIZED.H1:VECTORIZED.H300" svg:x="0.32cm" svg:y="0.18cm" svg:width="13.097cm" svg:height="8.64cm">
          <chart:coordinate-region svg:x="1.603cm" svg:y="0.379cm" svg:width="11.5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CTORIZED.H1:VECTORIZED.H300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839997">
                <text:p>0.002839997</text:p>
                <draw:g>
                  <svg:desc>VECTORIZED.H1:VECTORIZED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05776">
                <text:p>0.002805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66876">
                <text:p>0.00276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656949">
                <text:p>0.002656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9295">
                <text:p>0.00229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842512">
                <text:p>0.002842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309711">
                <text:p>0.002309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70839">
                <text:p>0.00257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880225">
                <text:p>0.00288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32287">
                <text:p>0.002532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38163">
                <text:p>0.002638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063412">
                <text:p>0.003063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465941">
                <text:p>0.002465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301331">
                <text:p>0.002301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605199">
                <text:p>0.002605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21863">
                <text:p>0.002321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359576">
                <text:p>0.002359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73576">
                <text:p>0.001973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22022">
                <text:p>0.001022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20415">
                <text:p>0.001020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06248">
                <text:p>0.001106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1867">
                <text:p>0.00101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028517">
                <text:p>0.001028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37526">
                <text:p>0.001037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41158">
                <text:p>0.001041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021324">
                <text:p>0.001021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021673">
                <text:p>0.001021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016854">
                <text:p>0.0010168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12324">
                <text:p>0.001112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41856">
                <text:p>0.0010418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41368">
                <text:p>0.001041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24536">
                <text:p>0.001024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41228">
                <text:p>0.001041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6422">
                <text:p>0.001026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23558">
                <text:p>0.001023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45558">
                <text:p>0.001045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80756">
                <text:p>0.001080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46395">
                <text:p>0.001046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56452">
                <text:p>0.001056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073563">
                <text:p>0.001073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29634">
                <text:p>0.001029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2307">
                <text:p>0.00102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30822">
                <text:p>0.001030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054008">
                <text:p>0.00105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021603">
                <text:p>0.001021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021672">
                <text:p>0.001021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030752">
                <text:p>0.001030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89347">
                <text:p>0.001089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076915">
                <text:p>0.001076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79778">
                <text:p>0.001079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71468">
                <text:p>0.001071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37815">
                <text:p>0.001137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033615">
                <text:p>0.001033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027819">
                <text:p>0.001027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90325">
                <text:p>0.001090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5303">
                <text:p>0.00105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42205">
                <text:p>0.001042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32986">
                <text:p>0.001032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32158">
                <text:p>0.001132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294">
                <text:p>0.00112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54986">
                <text:p>0.0010549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30891">
                <text:p>0.001030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60712">
                <text:p>0.001060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24257">
                <text:p>0.001024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23349">
                <text:p>0.001023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034942">
                <text:p>0.001034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04437">
                <text:p>0.00104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046396">
                <text:p>0.001046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04641">
                <text:p>0.0011046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11695">
                <text:p>0.001111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03105">
                <text:p>0.001103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60294">
                <text:p>0.001060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035501">
                <text:p>0.001035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072585">
                <text:p>0.001072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087461">
                <text:p>0.001087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161211">
                <text:p>0.001161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15606">
                <text:p>0.001115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071817">
                <text:p>0.00107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039901">
                <text:p>0.001039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029285">
                <text:p>0.001029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047932">
                <text:p>0.0010479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023558">
                <text:p>0.001023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041088">
                <text:p>0.001041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66859">
                <text:p>0.001066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130481">
                <text:p>0.001130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88649">
                <text:p>0.001088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71188">
                <text:p>0.001071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58827">
                <text:p>0.001058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130272">
                <text:p>0.001130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130202">
                <text:p>0.001130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97308">
                <text:p>0.0010973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8795">
                <text:p>0.00108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27399">
                <text:p>0.001027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026841">
                <text:p>0.001026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4032">
                <text:p>0.00104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6602">
                <text:p>0.00106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038713">
                <text:p>0.001038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30752">
                <text:p>0.0010307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218549">
                <text:p>0.001218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67766">
                <text:p>0.001067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081943">
                <text:p>0.001081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115955">
                <text:p>0.0011159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082643">
                <text:p>0.001082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043113">
                <text:p>0.001043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02691">
                <text:p>0.00102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027819">
                <text:p>0.001027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11835">
                <text:p>0.0011118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052122">
                <text:p>0.001052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082572">
                <text:p>0.0010825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051144">
                <text:p>0.001051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055475">
                <text:p>0.0010554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040809">
                <text:p>0.0010408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045488">
                <text:p>0.0010454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112743">
                <text:p>0.0011127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080687">
                <text:p>0.0010806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045418">
                <text:p>0.0010454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066859">
                <text:p>0.0010668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068255">
                <text:p>0.001068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050726">
                <text:p>0.0010507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039202">
                <text:p>0.001039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46395">
                <text:p>0.001046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7454">
                <text:p>0.001074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129085">
                <text:p>0.001129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69652">
                <text:p>0.001069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35989">
                <text:p>0.0010359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40389">
                <text:p>0.0010403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318">
                <text:p>0.0010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34313">
                <text:p>0.0010343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55964">
                <text:p>0.0010559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829">
                <text:p>0.0010838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54497">
                <text:p>0.0010544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045697">
                <text:p>0.001045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17492">
                <text:p>0.0011174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047792">
                <text:p>0.0010477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042066">
                <text:p>0.001042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046396">
                <text:p>0.0010463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045488">
                <text:p>0.001045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90814">
                <text:p>0.001090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96051">
                <text:p>0.0010960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52542">
                <text:p>0.0010525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046814">
                <text:p>0.001046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33476">
                <text:p>0.001033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3173">
                <text:p>0.001031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044231">
                <text:p>0.0010442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54497">
                <text:p>0.001054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72585">
                <text:p>0.001072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7063">
                <text:p>0.00107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128317">
                <text:p>0.0011283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55964">
                <text:p>0.0010559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36479">
                <text:p>0.0010364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038923">
                <text:p>0.0010389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95073">
                <text:p>0.0010950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102686">
                <text:p>0.0011026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102547">
                <text:p>0.001102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046815">
                <text:p>0.001046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040948">
                <text:p>0.001040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031869">
                <text:p>0.001031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038783">
                <text:p>0.001038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054986">
                <text:p>0.0010549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052122">
                <text:p>0.001052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117981">
                <text:p>0.0011179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088858">
                <text:p>0.001088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95492">
                <text:p>0.0010954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074541">
                <text:p>0.001074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05359">
                <text:p>0.001053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065462">
                <text:p>0.001065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202765">
                <text:p>0.0012027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069233">
                <text:p>0.0010692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052122">
                <text:p>0.001052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062039">
                <text:p>0.001062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035082">
                <text:p>0.0010350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036898">
                <text:p>0.0010368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043393">
                <text:p>0.0010433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061272">
                <text:p>0.001061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04032">
                <text:p>0.001040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140119">
                <text:p>0.001140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139002">
                <text:p>0.001139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184048">
                <text:p>0.0011840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126501">
                <text:p>0.001126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116444">
                <text:p>0.0011164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280705">
                <text:p>0.0012807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136768">
                <text:p>0.0011367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136628">
                <text:p>0.0011366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163376">
                <text:p>0.001163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32195">
                <text:p>0.001532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156741">
                <text:p>0.0011567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134113">
                <text:p>0.0011341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115536">
                <text:p>0.001115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207793">
                <text:p>0.001207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105969">
                <text:p>0.0011059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102896">
                <text:p>0.0011028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111556">
                <text:p>0.001111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286012">
                <text:p>0.001286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138094">
                <text:p>0.001138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199133">
                <text:p>0.001199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241944">
                <text:p>0.0012419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134393">
                <text:p>0.001134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215266">
                <text:p>0.0012152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73083">
                <text:p>0.0011730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184048">
                <text:p>0.0011840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2415">
                <text:p>0.0012024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154786">
                <text:p>0.001154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080338">
                <text:p>0.0010803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17895">
                <text:p>0.001178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225951">
                <text:p>0.001225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319815">
                <text:p>0.001319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311225">
                <text:p>0.001311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175667">
                <text:p>0.001175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247043">
                <text:p>0.0012470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235519">
                <text:p>0.001235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218129">
                <text:p>0.001218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207584">
                <text:p>0.0012075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88797">
                <text:p>0.0011887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03114">
                <text:p>0.001203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106597">
                <text:p>0.0011065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069373">
                <text:p>0.0010693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06616">
                <text:p>0.00106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25524">
                <text:p>0.0011255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098775">
                <text:p>0.0010987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276235">
                <text:p>0.0012762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154995">
                <text:p>0.0011549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12603">
                <text:p>0.0011126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109111">
                <text:p>0.0011091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107156">
                <text:p>0.001107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077265">
                <text:p>0.0010772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062179">
                <text:p>0.0010621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106038">
                <text:p>0.0011060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08795">
                <text:p>0.00108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063436">
                <text:p>0.001063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071678">
                <text:p>0.0010716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112812">
                <text:p>0.0011128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168893">
                <text:p>0.0011688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122032">
                <text:p>0.0011220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195292">
                <text:p>0.001195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4039">
                <text:p>0.00140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221342">
                <text:p>0.0012213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163306">
                <text:p>0.0011633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208142">
                <text:p>0.0012081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177763">
                <text:p>0.0011777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221063">
                <text:p>0.0012210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261151">
                <text:p>0.0012611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203115">
                <text:p>0.001203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146475">
                <text:p>0.0011464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099613">
                <text:p>0.001099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6595">
                <text:p>0.001065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063157">
                <text:p>0.0010631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074471">
                <text:p>0.0010744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069303">
                <text:p>0.0010693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14857">
                <text:p>0.001148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071329">
                <text:p>0.0010713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067836">
                <text:p>0.0010678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062598">
                <text:p>0.0010625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42703">
                <text:p>0.0011427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178112">
                <text:p>0.001178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254725">
                <text:p>0.0012547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132158">
                <text:p>0.0011321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20458">
                <text:p>0.001204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140888">
                <text:p>0.0011408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117422">
                <text:p>0.0011174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169172">
                <text:p>0.0011691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350195">
                <text:p>0.001350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293974">
                <text:p>0.0012939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213101">
                <text:p>0.001213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061272">
                <text:p>0.0010612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64414">
                <text:p>0.0010644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086414">
                <text:p>0.0010864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03585">
                <text:p>0.001035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108762">
                <text:p>0.0011087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206606">
                <text:p>0.0012066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069372">
                <text:p>0.0010693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036758">
                <text:p>0.0010367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046256">
                <text:p>0.0010462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065531">
                <text:p>0.001065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38923">
                <text:p>0.0010389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036339">
                <text:p>0.0010363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058339">
                <text:p>0.0010583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106597">
                <text:p>0.0011065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03314">
                <text:p>0.0011033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41516">
                <text:p>0.0011415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110787">
                <text:p>0.0011107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052123">
                <text:p>0.0010521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13118">
                <text:p>0.001131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78531">
                <text:p>0.0011785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06637">
                <text:p>0.001066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038364">
                <text:p>0.0010383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043184">
                <text:p>0.0010431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041717">
                <text:p>0.0010417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045976">
                <text:p>0.0010459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047863">
                <text:p>0.0010478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040319">
                <text:p>0.0010403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162748">
                <text:p>0.0011627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099403">
                <text:p>0.0010994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176994">
                <text:p>0.0011769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069931">
                <text:p>0.0010699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077544">
                <text:p>0.0010775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071957">
                <text:p>0.0010719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228047">
                <text:p>0.0012280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60024">
                <text:p>0.0011600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06637">
                <text:p>0.001066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46465">
                <text:p>0.001046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MPI.H1:MPI.H300" svg:x="0.32cm" svg:y="0.18cm" svg:width="13.097cm" svg:height="8.64cm">
          <chart:coordinate-region svg:x="1.232cm" svg:y="0.38cm" svg:width="11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I.H1:MPI.H300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360664">
                <text:p>0.068360664</text:p>
                <draw:g>
                  <svg:desc>MPI.H1:MPI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000034">
                <text:p>0.00200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87801">
                <text:p>0.006687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68361">
                <text:p>0.003168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59143">
                <text:p>0.00235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82129">
                <text:p>0.002482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31295">
                <text:p>0.002531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824823">
                <text:p>0.006824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23504">
                <text:p>0.00223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7978">
                <text:p>0.00197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04774">
                <text:p>0.001904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630186">
                <text:p>0.002630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754652">
                <text:p>0.007754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121413">
                <text:p>0.002121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55433">
                <text:p>0.002255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96498">
                <text:p>0.002296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190134">
                <text:p>0.002190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802212">
                <text:p>0.007802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36054">
                <text:p>0.00236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04617">
                <text:p>0.001704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887175">
                <text:p>0.001887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803648">
                <text:p>0.001803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542237">
                <text:p>0.009542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80531">
                <text:p>0.001780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935014">
                <text:p>0.001935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870064">
                <text:p>0.001870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153343">
                <text:p>0.007153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847227">
                <text:p>0.001847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611749">
                <text:p>0.00261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124835">
                <text:p>0.002124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74205">
                <text:p>0.00174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686088">
                <text:p>0.008686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801654">
                <text:p>0.007801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234513">
                <text:p>0.008234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81594">
                <text:p>0.00181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813635">
                <text:p>0.00181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062029">
                <text:p>0.009062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727943">
                <text:p>0.001727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746311">
                <text:p>0.001746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155371">
                <text:p>0.003155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957466">
                <text:p>0.003957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115268">
                <text:p>0.002115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39316">
                <text:p>0.004039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839894">
                <text:p>0.001839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784177">
                <text:p>0.006784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5924">
                <text:p>0.00185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78148">
                <text:p>0.001678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862102">
                <text:p>0.001862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06684">
                <text:p>0.004606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99737">
                <text:p>0.001799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23799">
                <text:p>0.00323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104912">
                <text:p>0.005104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53881">
                <text:p>0.01753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436661">
                <text:p>0.006436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1594">
                <text:p>0.00181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135272">
                <text:p>0.008135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540374">
                <text:p>0.002540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617196">
                <text:p>0.002617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957324">
                <text:p>0.007957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772866">
                <text:p>0.002772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439248">
                <text:p>0.002439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009967">
                <text:p>0.003009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208918">
                <text:p>0.006208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0969">
                <text:p>0.0020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608955">
                <text:p>0.002608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635874">
                <text:p>0.008635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741072">
                <text:p>0.001741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47795">
                <text:p>0.001947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9634843">
                <text:p>0.009634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773199">
                <text:p>0.001773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29662">
                <text:p>0.002229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623512">
                <text:p>0.008623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994656">
                <text:p>0.001994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97587">
                <text:p>0.00197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49439">
                <text:p>0.009649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784722">
                <text:p>0.001784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827742">
                <text:p>0.001827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5586029">
                <text:p>0.005586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798181">
                <text:p>0.004798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919649">
                <text:p>0.0019196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005638">
                <text:p>0.0030056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7303427">
                <text:p>0.007303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132045">
                <text:p>0.003132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879788">
                <text:p>0.002879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4487">
                <text:p>0.00284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042476">
                <text:p>0.005042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134314">
                <text:p>0.0051343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124346">
                <text:p>0.002124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727664">
                <text:p>0.001727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011169">
                <text:p>0.0080111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364381">
                <text:p>0.002364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567541">
                <text:p>0.0025675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035389">
                <text:p>0.003035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551408">
                <text:p>0.002551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76134">
                <text:p>0.00676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429401">
                <text:p>0.0024294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274725">
                <text:p>0.003274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740531">
                <text:p>0.00274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658538">
                <text:p>0.006658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168239">
                <text:p>0.004168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76149">
                <text:p>0.001976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557833">
                <text:p>0.002557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608374">
                <text:p>0.009608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243491">
                <text:p>0.0022434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837746">
                <text:p>0.002837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507899">
                <text:p>0.002507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169758">
                <text:p>0.0031697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281008">
                <text:p>0.007281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37332">
                <text:p>0.002373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370527">
                <text:p>0.002370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700841">
                <text:p>0.009700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787463">
                <text:p>0.0027874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78088">
                <text:p>0.00178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235459">
                <text:p>0.0022354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593049">
                <text:p>0.003593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790429">
                <text:p>0.004790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283019">
                <text:p>0.002283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85019">
                <text:p>0.0019850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093424">
                <text:p>0.003093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77852">
                <text:p>0.00677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841431">
                <text:p>0.001841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76796">
                <text:p>0.00176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69156">
                <text:p>0.002669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837419">
                <text:p>0.00837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752246">
                <text:p>0.001752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739397">
                <text:p>0.001739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697842">
                <text:p>0.0016978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377091">
                <text:p>0.0023770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728658">
                <text:p>0.0027286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338365">
                <text:p>0.0043383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717188">
                <text:p>0.0017171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062679">
                <text:p>0.002062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957449">
                <text:p>0.0029574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421925">
                <text:p>0.0064219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541421">
                <text:p>0.0025414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135869">
                <text:p>0.0021358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847646">
                <text:p>0.0018476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992351">
                <text:p>0.001992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321866">
                <text:p>0.0033218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367104">
                <text:p>0.0023671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986781">
                <text:p>0.0029867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768449">
                <text:p>0.0017684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73821">
                <text:p>0.001738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051783">
                <text:p>0.0020517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432434">
                <text:p>0.0084324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861405">
                <text:p>0.001861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339728">
                <text:p>0.0023397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86343">
                <text:p>0.00186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803804">
                <text:p>0.002803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806702">
                <text:p>0.004806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87504">
                <text:p>0.002875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963648">
                <text:p>0.001963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711601">
                <text:p>0.00171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17275">
                <text:p>0.0019172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643646">
                <text:p>0.0056436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2047">
                <text:p>0.001720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464878">
                <text:p>0.002464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766494">
                <text:p>0.0017664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336376">
                <text:p>0.002336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211765">
                <text:p>0.0052117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551478">
                <text:p>0.0025514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436943">
                <text:p>0.002436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739134">
                <text:p>0.0027391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483523">
                <text:p>0.0064835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764276">
                <text:p>0.0027642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064704">
                <text:p>0.0020647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722076">
                <text:p>0.0017220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705595">
                <text:p>0.001705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859866">
                <text:p>0.005859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14858">
                <text:p>0.00214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138593">
                <text:p>0.0021385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694769">
                <text:p>0.0016947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600365">
                <text:p>0.0026003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807487">
                <text:p>0.0058074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366197">
                <text:p>0.002366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263115">
                <text:p>0.002263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283298">
                <text:p>0.0022832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817982">
                <text:p>0.002817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55942">
                <text:p>0.00559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143831">
                <text:p>0.0021438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21744">
                <text:p>0.001921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848694">
                <text:p>0.0018486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775364">
                <text:p>0.0017753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115284">
                <text:p>0.0031152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608168">
                <text:p>0.0056081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972168">
                <text:p>0.001972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903796">
                <text:p>0.001903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25236">
                <text:p>0.002252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87462">
                <text:p>0.002874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121726">
                <text:p>0.0041217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288048">
                <text:p>0.0022880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514464">
                <text:p>0.002514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704564">
                <text:p>0.0027045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308508">
                <text:p>0.006308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894454">
                <text:p>0.0028944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819571">
                <text:p>0.001819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85456">
                <text:p>0.00185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31249">
                <text:p>0.002312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09997">
                <text:p>0.0060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758253">
                <text:p>0.0017582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991723">
                <text:p>0.0019917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82013">
                <text:p>0.00182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396032">
                <text:p>0.0073960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747515">
                <text:p>0.0027475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73338">
                <text:p>0.001773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50012">
                <text:p>0.0017500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750674">
                <text:p>0.0037506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552054">
                <text:p>0.0035520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456358">
                <text:p>0.0024563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150536">
                <text:p>0.0021505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043334">
                <text:p>0.002043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5359193">
                <text:p>0.0053591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958147">
                <text:p>0.0029581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236663">
                <text:p>0.0032366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552525">
                <text:p>0.002552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677344">
                <text:p>0.003677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489056">
                <text:p>0.0074890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70638">
                <text:p>0.002706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579989">
                <text:p>0.0035799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691434">
                <text:p>0.0026914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267549">
                <text:p>0.0042675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325148">
                <text:p>0.0033251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389593">
                <text:p>0.002389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69227">
                <text:p>0.001869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323961">
                <text:p>0.0033239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6109398">
                <text:p>0.0061093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943691">
                <text:p>0.0029436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244555">
                <text:p>0.0032445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17744">
                <text:p>0.003177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4057126">
                <text:p>0.004057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118689">
                <text:p>0.0021186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203543">
                <text:p>0.0022035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993223">
                <text:p>0.0039932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879769">
                <text:p>0.0058797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315145">
                <text:p>0.0023151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126092">
                <text:p>0.0021260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20767">
                <text:p>0.0019207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422487">
                <text:p>0.0024224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5979918">
                <text:p>0.0059799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215765">
                <text:p>0.0022157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168554">
                <text:p>0.0021685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581944">
                <text:p>0.0035819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489478">
                <text:p>0.0034894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111163">
                <text:p>0.0031111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8340379">
                <text:p>0.0283403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542469">
                <text:p>0.0025424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2270439">
                <text:p>0.0222704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547428">
                <text:p>0.0025474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26671">
                <text:p>0.008266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846493">
                <text:p>0.0038464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5207955">
                <text:p>0.015207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0130698">
                <text:p>0.010130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776917">
                <text:p>0.0027769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958619">
                <text:p>0.0019586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6513345">
                <text:p>0.0065133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933146">
                <text:p>0.002933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7824562">
                <text:p>0.0078245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836978">
                <text:p>0.0028369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138331">
                <text:p>0.0031383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03937">
                <text:p>0.003039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7989032">
                <text:p>0.0079890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573967">
                <text:p>0.0025739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930771">
                <text:p>0.0029307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872945">
                <text:p>0.0028729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7705348">
                <text:p>0.007705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7399069">
                <text:p>0.0173990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4020671">
                <text:p>0.004020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962041">
                <text:p>0.001962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7084065">
                <text:p>0.0070840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725779">
                <text:p>0.001725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856167">
                <text:p>0.0018561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709995">
                <text:p>0.0017099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022382">
                <text:p>0.0020223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5648047">
                <text:p>0.0056480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94561">
                <text:p>0.001694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697843">
                <text:p>0.001697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892553">
                <text:p>0.001892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7841602">
                <text:p>0.0078416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767752">
                <text:p>0.0017677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698332">
                <text:p>0.0016983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805603">
                <text:p>0.0018056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6175956">
                <text:p>0.006175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876909">
                <text:p>0.0018769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878306">
                <text:p>0.0018783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668161">
                <text:p>0.001668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7602475">
                <text:p>0.007602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758114">
                <text:p>0.0017581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714045">
                <text:p>0.0017140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765586">
                <text:p>0.001765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6460617">
                <text:p>0.0064606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1496">
                <text:p>0.0024314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674464">
                <text:p>0.002674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267446">
                <text:p>0.0022674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640715">
                <text:p>0.0016407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341472">
                <text:p>0.0063414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672998">
                <text:p>0.0026729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18297">
                <text:p>0.002418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62085">
                <text:p>0.0024620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95277">
                <text:p>0.0018952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13936">
                <text:p>0.00613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